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5.74pt"/>
    </style:style>
    <style:style style:name="co2" style:family="table-column">
      <style:table-column-properties fo:break-before="auto" style:column-width="130.71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p" table:style-name="ta1">
        <table:shapes>
          <draw:frame draw:z-index="0" draw:style-name="gr1" draw:text-style-name="P1" svg:width="992.55pt" svg:height="524.04pt" svg:x="366.43pt" svg:y="6.04pt">
            <draw:object draw:notify-on-update-of-ranges="dp.A1:dp.A1 dp.A2:dp.A201 dp.B1:dp.B1 dp.B2:dp.B201 dp.C1:dp.C1 dp.C2:dp.C201 dp.D1:dp.D1 dp.D2:dp.D20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verage duration (seconds)</text:p>
          </table:table-cell>
          <table:table-cell office:value-type="string" calcext:value-type="string">
            <text:p>N^2</text:p>
          </table:table-cell>
          <table:table-cell office:value-type="string" calcext:value-type="string">
            <text:p>N^2 * logN</text:p>
          </table:table-cell>
          <table:table-cell office:value-type="string" calcext:value-type="string">
            <text:p>N^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021567" calcext:value-type="float">
            <text:p>0.0021567</text:p>
          </table:table-cell>
          <table:table-cell table:formula="of:=POWER([.A2]; 2)*[.$B$2]/POWER([.$A$2]; 2)" office:value-type="float" office:value="0.0021567" calcext:value-type="float">
            <text:p>0.0021567</text:p>
          </table:table-cell>
          <table:table-cell table:formula="of:=POWER([.A2]; 2)*LOG([.A2]; 2) / (POWER([.$A$2]; 2) * LOG([.$A$2]; 2)) * [.$B$2]" office:value-type="float" office:value="0.0021567" calcext:value-type="float">
            <text:p>0.0021567</text:p>
          </table:table-cell>
          <table:table-cell table:formula="of:=POWER([.A2]; 3)*[.$B$2]/POWER([.$A$2]; 3)" office:value-type="float" office:value="0.0021567" calcext:value-type="float">
            <text:p>0.0021567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0486805" calcext:value-type="float">
            <text:p>0.00486805</text:p>
          </table:table-cell>
          <table:table-cell table:formula="of:=POWER([.A3]; 2)*[.$B$2]/POWER([.$A$2]; 2)" office:value-type="float" office:value="0.0086268" calcext:value-type="float">
            <text:p>0.0086268</text:p>
          </table:table-cell>
          <table:table-cell table:formula="of:=POWER([.A3]; 2)*LOG([.A3]; 2) / (POWER([.$A$2]; 2) * LOG([.$A$2]; 2)) * [.$B$2]" office:value-type="float" office:value="0.00992526278329702" calcext:value-type="float">
            <text:p>0.009925262783297</text:p>
          </table:table-cell>
          <table:table-cell table:formula="of:=POWER([.A3]; 3)*[.$B$2]/POWER([.$A$2]; 3)" office:value-type="float" office:value="0.0172536" calcext:value-type="float">
            <text:p>0.0172536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0136966" calcext:value-type="float">
            <text:p>0.0136966</text:p>
          </table:table-cell>
          <table:table-cell table:formula="of:=POWER([.A4]; 2)*[.$B$2]/POWER([.$A$2]; 2)" office:value-type="float" office:value="0.0194103" calcext:value-type="float">
            <text:p>0.0194103</text:p>
          </table:table-cell>
          <table:table-cell table:formula="of:=POWER([.A4]; 2)*LOG([.A4]; 2) / (POWER([.$A$2]; 2) * LOG([.$A$2]; 2)) * [.$B$2]" office:value-type="float" office:value="0.0240408333452425" calcext:value-type="float">
            <text:p>0.024040833345243</text:p>
          </table:table-cell>
          <table:table-cell table:formula="of:=POWER([.A4]; 3)*[.$B$2]/POWER([.$A$2]; 3)" office:value-type="float" office:value="0.0582309" calcext:value-type="float">
            <text:p>0.0582309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0183857" calcext:value-type="float">
            <text:p>0.0183857</text:p>
          </table:table-cell>
          <table:table-cell table:formula="of:=POWER([.A5]; 2)*[.$B$2]/POWER([.$A$2]; 2)" office:value-type="float" office:value="0.0345072" calcext:value-type="float">
            <text:p>0.0345072</text:p>
          </table:table-cell>
          <table:table-cell table:formula="of:=POWER([.A5]; 2)*LOG([.A5]; 2) / (POWER([.$A$2]; 2) * LOG([.$A$2]; 2)) * [.$B$2]" office:value-type="float" office:value="0.0448949022663761" calcext:value-type="float">
            <text:p>0.044894902266376</text:p>
          </table:table-cell>
          <table:table-cell table:formula="of:=POWER([.A5]; 3)*[.$B$2]/POWER([.$A$2]; 3)" office:value-type="float" office:value="0.1380288" calcext:value-type="float">
            <text:p>0.138028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0277569" calcext:value-type="float">
            <text:p>0.0277569</text:p>
          </table:table-cell>
          <table:table-cell table:formula="of:=POWER([.A6]; 2)*[.$B$2]/POWER([.$A$2]; 2)" office:value-type="float" office:value="0.0539175" calcext:value-type="float">
            <text:p>0.0539175</text:p>
          </table:table-cell>
          <table:table-cell table:formula="of:=POWER([.A6]; 2)*LOG([.A6]; 2) / (POWER([.$A$2]; 2) * LOG([.$A$2]; 2)) * [.$B$2]" office:value-type="float" office:value="0.0727608576043936" calcext:value-type="float">
            <text:p>0.072760857604394</text:p>
          </table:table-cell>
          <table:table-cell table:formula="of:=POWER([.A6]; 3)*[.$B$2]/POWER([.$A$2]; 3)" office:value-type="float" office:value="0.2695875" calcext:value-type="float">
            <text:p>0.2695875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0460809" calcext:value-type="float">
            <text:p>0.0460809</text:p>
          </table:table-cell>
          <table:table-cell table:formula="of:=POWER([.A7]; 2)*[.$B$2]/POWER([.$A$2]; 2)" office:value-type="float" office:value="0.0776412" calcext:value-type="float">
            <text:p>0.0776412</text:p>
          </table:table-cell>
          <table:table-cell table:formula="of:=POWER([.A7]; 2)*LOG([.A7]; 2) / (POWER([.$A$2]; 2) * LOG([.$A$2]; 2)) * [.$B$2]" office:value-type="float" office:value="0.107849498430643" calcext:value-type="float">
            <text:p>0.107849498430643</text:p>
          </table:table-cell>
          <table:table-cell table:formula="of:=POWER([.A7]; 3)*[.$B$2]/POWER([.$A$2]; 3)" office:value-type="float" office:value="0.4658472" calcext:value-type="float">
            <text:p>0.4658472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0.0541295" calcext:value-type="float">
            <text:p>0.0541295</text:p>
          </table:table-cell>
          <table:table-cell table:formula="of:=POWER([.A8]; 2)*[.$B$2]/POWER([.$A$2]; 2)" office:value-type="float" office:value="0.1056783" calcext:value-type="float">
            <text:p>0.1056783</text:p>
          </table:table-cell>
          <table:table-cell table:formula="of:=POWER([.A8]; 2)*LOG([.A8]; 2) / (POWER([.$A$2]; 2) * LOG([.$A$2]; 2)) * [.$B$2]" office:value-type="float" office:value="0.150332562101019" calcext:value-type="float">
            <text:p>0.150332562101019</text:p>
          </table:table-cell>
          <table:table-cell table:formula="of:=POWER([.A8]; 3)*[.$B$2]/POWER([.$A$2]; 3)" office:value-type="float" office:value="0.7397481" calcext:value-type="float">
            <text:p>0.7397481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0.0618264" calcext:value-type="float">
            <text:p>0.0618264</text:p>
          </table:table-cell>
          <table:table-cell table:formula="of:=POWER([.A9]; 2)*[.$B$2]/POWER([.$A$2]; 2)" office:value-type="float" office:value="0.1380288" calcext:value-type="float">
            <text:p>0.1380288</text:p>
          </table:table-cell>
          <table:table-cell table:formula="of:=POWER([.A9]; 2)*LOG([.A9]; 2) / (POWER([.$A$2]; 2) * LOG([.$A$2]; 2)) * [.$B$2]" office:value-type="float" office:value="0.200355013598257" calcext:value-type="float">
            <text:p>0.200355013598257</text:p>
          </table:table-cell>
          <table:table-cell table:formula="of:=POWER([.A9]; 3)*[.$B$2]/POWER([.$A$2]; 3)" office:value-type="float" office:value="1.1042304" calcext:value-type="float">
            <text:p>1.1042304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0.0937576" calcext:value-type="float">
            <text:p>0.0937576</text:p>
          </table:table-cell>
          <table:table-cell table:formula="of:=POWER([.A10]; 2)*[.$B$2]/POWER([.$A$2]; 2)" office:value-type="float" office:value="0.1746927" calcext:value-type="float">
            <text:p>0.1746927</text:p>
          </table:table-cell>
          <table:table-cell table:formula="of:=POWER([.A10]; 2)*LOG([.A10]; 2) / (POWER([.$A$2]; 2) * LOG([.$A$2]; 2)) * [.$B$2]" office:value-type="float" office:value="0.258042300214366" calcext:value-type="float">
            <text:p>0.258042300214366</text:p>
          </table:table-cell>
          <table:table-cell table:formula="of:=POWER([.A10]; 3)*[.$B$2]/POWER([.$A$2]; 3)" office:value-type="float" office:value="1.5722343" calcext:value-type="float">
            <text:p>1.5722343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945724" calcext:value-type="float">
            <text:p>0.0945724</text:p>
          </table:table-cell>
          <table:table-cell table:formula="of:=POWER([.A11]; 2)*[.$B$2]/POWER([.$A$2]; 2)" office:value-type="float" office:value="0.21567" calcext:value-type="float">
            <text:p>0.21567</text:p>
          </table:table-cell>
          <table:table-cell table:formula="of:=POWER([.A11]; 2)*LOG([.A11]; 2) / (POWER([.$A$2]; 2) * LOG([.$A$2]; 2)) * [.$B$2]" office:value-type="float" office:value="0.323505" calcext:value-type="float">
            <text:p>0.323505</text:p>
          </table:table-cell>
          <table:table-cell table:formula="of:=POWER([.A11]; 3)*[.$B$2]/POWER([.$A$2]; 3)" office:value-type="float" office:value="2.1567" calcext:value-type="float">
            <text:p>2.1567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0.111319" calcext:value-type="float">
            <text:p>0.111319</text:p>
          </table:table-cell>
          <table:table-cell table:formula="of:=POWER([.A12]; 2)*[.$B$2]/POWER([.$A$2]; 2)" office:value-type="float" office:value="0.2609607" calcext:value-type="float">
            <text:p>0.2609607</text:p>
          </table:table-cell>
          <table:table-cell table:formula="of:=POWER([.A12]; 2)*LOG([.A12]; 2) / (POWER([.$A$2]; 2) * LOG([.$A$2]; 2)) * [.$B$2]" office:value-type="float" office:value="0.396841982046885" calcext:value-type="float">
            <text:p>0.396841982046885</text:p>
          </table:table-cell>
          <table:table-cell table:formula="of:=POWER([.A12]; 3)*[.$B$2]/POWER([.$A$2]; 3)" office:value-type="float" office:value="2.8705677" calcext:value-type="float">
            <text:p>2.8705677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0.130556" calcext:value-type="float">
            <text:p>0.130556</text:p>
          </table:table-cell>
          <table:table-cell table:formula="of:=POWER([.A13]; 2)*[.$B$2]/POWER([.$A$2]; 2)" office:value-type="float" office:value="0.3105648" calcext:value-type="float">
            <text:p>0.3105648</text:p>
          </table:table-cell>
          <table:table-cell table:formula="of:=POWER([.A13]; 2)*LOG([.A13]; 2) / (POWER([.$A$2]; 2) * LOG([.$A$2]; 2)) * [.$B$2]" office:value-type="float" office:value="0.478142653921266" calcext:value-type="float">
            <text:p>0.478142653921266</text:p>
          </table:table-cell>
          <table:table-cell table:formula="of:=POWER([.A13]; 3)*[.$B$2]/POWER([.$A$2]; 3)" office:value-type="float" office:value="3.7267776" calcext:value-type="float">
            <text:p>3.7267776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0.155429" calcext:value-type="float">
            <text:p>0.155429</text:p>
          </table:table-cell>
          <table:table-cell table:formula="of:=POWER([.A14]; 2)*[.$B$2]/POWER([.$A$2]; 2)" office:value-type="float" office:value="0.3644823" calcext:value-type="float">
            <text:p>0.3644823</text:p>
          </table:table-cell>
          <table:table-cell table:formula="of:=POWER([.A14]; 2)*LOG([.A14]; 2) / (POWER([.$A$2]; 2) * LOG([.$A$2]; 2)) * [.$B$2]" office:value-type="float" office:value="0.567488617559253" calcext:value-type="float">
            <text:p>0.567488617559253</text:p>
          </table:table-cell>
          <table:table-cell table:formula="of:=POWER([.A14]; 3)*[.$B$2]/POWER([.$A$2]; 3)" office:value-type="float" office:value="4.7382699" calcext:value-type="float">
            <text:p>4.7382699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0.225596" calcext:value-type="float">
            <text:p>0.225596</text:p>
          </table:table-cell>
          <table:table-cell table:formula="of:=POWER([.A15]; 2)*[.$B$2]/POWER([.$A$2]; 2)" office:value-type="float" office:value="0.4227132" calcext:value-type="float">
            <text:p>0.4227132</text:p>
          </table:table-cell>
          <table:table-cell table:formula="of:=POWER([.A15]; 2)*LOG([.A15]; 2) / (POWER([.$A$2]; 2) * LOG([.$A$2]; 2)) * [.$B$2]" office:value-type="float" office:value="0.664954924785631" calcext:value-type="float">
            <text:p>0.664954924785631</text:p>
          </table:table-cell>
          <table:table-cell table:formula="of:=POWER([.A15]; 3)*[.$B$2]/POWER([.$A$2]; 3)" office:value-type="float" office:value="5.9179848" calcext:value-type="float">
            <text:p>5.9179848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0.313568" calcext:value-type="float">
            <text:p>0.313568</text:p>
          </table:table-cell>
          <table:table-cell table:formula="of:=POWER([.A16]; 2)*[.$B$2]/POWER([.$A$2]; 2)" office:value-type="float" office:value="0.4852575" calcext:value-type="float">
            <text:p>0.4852575</text:p>
          </table:table-cell>
          <table:table-cell table:formula="of:=POWER([.A16]; 2)*LOG([.A16]; 2) / (POWER([.$A$2]; 2) * LOG([.$A$2]; 2)) * [.$B$2]" office:value-type="float" office:value="0.770611052070606" calcext:value-type="float">
            <text:p>0.770611052070606</text:p>
          </table:table-cell>
          <table:table-cell table:formula="of:=POWER([.A16]; 3)*[.$B$2]/POWER([.$A$2]; 3)" office:value-type="float" office:value="7.2788625" calcext:value-type="float">
            <text:p>7.2788625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0.269592" calcext:value-type="float">
            <text:p>0.269592</text:p>
          </table:table-cell>
          <table:table-cell table:formula="of:=POWER([.A17]; 2)*[.$B$2]/POWER([.$A$2]; 2)" office:value-type="float" office:value="0.5521152" calcext:value-type="float">
            <text:p>0.5521152</text:p>
          </table:table-cell>
          <table:table-cell table:formula="of:=POWER([.A17]; 2)*LOG([.A17]; 2) / (POWER([.$A$2]; 2) * LOG([.$A$2]; 2)) * [.$B$2]" office:value-type="float" office:value="0.884521672524036" calcext:value-type="float">
            <text:p>0.884521672524036</text:p>
          </table:table-cell>
          <table:table-cell table:formula="of:=POWER([.A17]; 3)*[.$B$2]/POWER([.$A$2]; 3)" office:value-type="float" office:value="8.8338432" calcext:value-type="float">
            <text:p>8.8338432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0.441452" calcext:value-type="float">
            <text:p>0.441452</text:p>
          </table:table-cell>
          <table:table-cell table:formula="of:=POWER([.A18]; 2)*[.$B$2]/POWER([.$A$2]; 2)" office:value-type="float" office:value="0.6232863" calcext:value-type="float">
            <text:p>0.6232863</text:p>
          </table:table-cell>
          <table:table-cell table:formula="of:=POWER([.A18]; 2)*LOG([.A18]; 2) / (POWER([.$A$2]; 2) * LOG([.$A$2]; 2)) * [.$B$2]" office:value-type="float" office:value="1.00674727777243" calcext:value-type="float">
            <text:p>1.00674727777243</text:p>
          </table:table-cell>
          <table:table-cell table:formula="of:=POWER([.A18]; 3)*[.$B$2]/POWER([.$A$2]; 3)" office:value-type="float" office:value="10.5958671" calcext:value-type="float">
            <text:p>10.5958671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0.33624" calcext:value-type="float">
            <text:p>0.33624</text:p>
          </table:table-cell>
          <table:table-cell table:formula="of:=POWER([.A19]; 2)*[.$B$2]/POWER([.$A$2]; 2)" office:value-type="float" office:value="0.6987708" calcext:value-type="float">
            <text:p>0.6987708</text:p>
          </table:table-cell>
          <table:table-cell table:formula="of:=POWER([.A19]; 2)*LOG([.A19]; 2) / (POWER([.$A$2]; 2) * LOG([.$A$2]; 2)) * [.$B$2]" office:value-type="float" office:value="1.13734468630452" calcext:value-type="float">
            <text:p>1.13734468630452</text:p>
          </table:table-cell>
          <table:table-cell table:formula="of:=POWER([.A19]; 3)*[.$B$2]/POWER([.$A$2]; 3)" office:value-type="float" office:value="12.5778744" calcext:value-type="float">
            <text:p>12.5778744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0.487454" calcext:value-type="float">
            <text:p>0.487454</text:p>
          </table:table-cell>
          <table:table-cell table:formula="of:=POWER([.A20]; 2)*[.$B$2]/POWER([.$A$2]; 2)" office:value-type="float" office:value="0.7785687" calcext:value-type="float">
            <text:p>0.7785687</text:p>
          </table:table-cell>
          <table:table-cell table:formula="of:=POWER([.A20]; 2)*LOG([.A20]; 2) / (POWER([.$A$2]; 2) * LOG([.$A$2]; 2)) * [.$B$2]" office:value-type="float" office:value="1.27636746435708" calcext:value-type="float">
            <text:p>1.27636746435708</text:p>
          </table:table-cell>
          <table:table-cell table:formula="of:=POWER([.A20]; 3)*[.$B$2]/POWER([.$A$2]; 3)" office:value-type="float" office:value="14.7928053" calcext:value-type="float">
            <text:p>14.7928053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368109" calcext:value-type="float">
            <text:p>0.368109</text:p>
          </table:table-cell>
          <table:table-cell table:formula="of:=POWER([.A21]; 2)*[.$B$2]/POWER([.$A$2]; 2)" office:value-type="float" office:value="0.86268" calcext:value-type="float">
            <text:p>0.86268</text:p>
          </table:table-cell>
          <table:table-cell table:formula="of:=POWER([.A21]; 2)*LOG([.A21]; 2) / (POWER([.$A$2]; 2) * LOG([.$A$2]; 2)) * [.$B$2]" office:value-type="float" office:value="1.4238662783297" calcext:value-type="float">
            <text:p>1.4238662783297</text:p>
          </table:table-cell>
          <table:table-cell table:formula="of:=POWER([.A21]; 3)*[.$B$2]/POWER([.$A$2]; 3)" office:value-type="float" office:value="17.2536" calcext:value-type="float">
            <text:p>17.2536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0.55437" calcext:value-type="float">
            <text:p>0.55437</text:p>
          </table:table-cell>
          <table:table-cell table:formula="of:=POWER([.A22]; 2)*[.$B$2]/POWER([.$A$2]; 2)" office:value-type="float" office:value="0.9511047" calcext:value-type="float">
            <text:p>0.9511047</text:p>
          </table:table-cell>
          <table:table-cell table:formula="of:=POWER([.A22]; 2)*LOG([.A22]; 2) / (POWER([.$A$2]; 2) * LOG([.$A$2]; 2)) * [.$B$2]" office:value-type="float" office:value="1.57988919282606" calcext:value-type="float">
            <text:p>1.57988919282606</text:p>
          </table:table-cell>
          <table:table-cell table:formula="of:=POWER([.A22]; 3)*[.$B$2]/POWER([.$A$2]; 3)" office:value-type="float" office:value="19.9731987" calcext:value-type="float">
            <text:p>19.9731987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0.440244" calcext:value-type="float">
            <text:p>0.440244</text:p>
          </table:table-cell>
          <table:table-cell table:formula="of:=POWER([.A23]; 2)*[.$B$2]/POWER([.$A$2]; 2)" office:value-type="float" office:value="1.0438428" calcext:value-type="float">
            <text:p>1.0438428</text:p>
          </table:table-cell>
          <table:table-cell table:formula="of:=POWER([.A23]; 2)*LOG([.A23]; 2) / (POWER([.$A$2]; 2) * LOG([.$A$2]; 2)) * [.$B$2]" office:value-type="float" office:value="1.74448192496648" calcext:value-type="float">
            <text:p>1.74448192496648</text:p>
          </table:table-cell>
          <table:table-cell table:formula="of:=POWER([.A23]; 3)*[.$B$2]/POWER([.$A$2]; 3)" office:value-type="float" office:value="22.9645416" calcext:value-type="float">
            <text:p>22.9645416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0.550114" calcext:value-type="float">
            <text:p>0.550114</text:p>
          </table:table-cell>
          <table:table-cell table:formula="of:=POWER([.A24]; 2)*[.$B$2]/POWER([.$A$2]; 2)" office:value-type="float" office:value="1.1408943" calcext:value-type="float">
            <text:p>1.1408943</text:p>
          </table:table-cell>
          <table:table-cell table:formula="of:=POWER([.A24]; 2)*LOG([.A24]; 2) / (POWER([.$A$2]; 2) * LOG([.$A$2]; 2)) * [.$B$2]" office:value-type="float" office:value="1.9176880631319" calcext:value-type="float">
            <text:p>1.9176880631319</text:p>
          </table:table-cell>
          <table:table-cell table:formula="of:=POWER([.A24]; 3)*[.$B$2]/POWER([.$A$2]; 3)" office:value-type="float" office:value="26.2405689" calcext:value-type="float">
            <text:p>26.2405689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0.626517" calcext:value-type="float">
            <text:p>0.626517</text:p>
          </table:table-cell>
          <table:table-cell table:formula="of:=POWER([.A25]; 2)*[.$B$2]/POWER([.$A$2]; 2)" office:value-type="float" office:value="1.2422592" calcext:value-type="float">
            <text:p>1.2422592</text:p>
          </table:table-cell>
          <table:table-cell table:formula="of:=POWER([.A25]; 2)*LOG([.A25]; 2) / (POWER([.$A$2]; 2) * LOG([.$A$2]; 2)) * [.$B$2]" office:value-type="float" office:value="2.09954925647983" calcext:value-type="float">
            <text:p>2.09954925647983</text:p>
          </table:table-cell>
          <table:table-cell table:formula="of:=POWER([.A25]; 3)*[.$B$2]/POWER([.$A$2]; 3)" office:value-type="float" office:value="29.8142208" calcext:value-type="float">
            <text:p>29.8142208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0.582318" calcext:value-type="float">
            <text:p>0.582318</text:p>
          </table:table-cell>
          <table:table-cell table:formula="of:=POWER([.A26]; 2)*[.$B$2]/POWER([.$A$2]; 2)" office:value-type="float" office:value="1.3479375" calcext:value-type="float">
            <text:p>1.3479375</text:p>
          </table:table-cell>
          <table:table-cell table:formula="of:=POWER([.A26]; 2)*LOG([.A26]; 2) / (POWER([.$A$2]; 2) * LOG([.$A$2]; 2)) * [.$B$2]" office:value-type="float" office:value="2.29010538021968" calcext:value-type="float">
            <text:p>2.29010538021968</text:p>
          </table:table-cell>
          <table:table-cell table:formula="of:=POWER([.A26]; 3)*[.$B$2]/POWER([.$A$2]; 3)" office:value-type="float" office:value="33.6984375" calcext:value-type="float">
            <text:p>33.6984375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0.679835" calcext:value-type="float">
            <text:p>0.679835</text:p>
          </table:table-cell>
          <table:table-cell table:formula="of:=POWER([.A27]; 2)*[.$B$2]/POWER([.$A$2]; 2)" office:value-type="float" office:value="1.4579292" calcext:value-type="float">
            <text:p>1.4579292</text:p>
          </table:table-cell>
          <table:table-cell table:formula="of:=POWER([.A27]; 2)*LOG([.A27]; 2) / (POWER([.$A$2]; 2) * LOG([.$A$2]; 2)) * [.$B$2]" office:value-type="float" office:value="2.48939468061421" calcext:value-type="float">
            <text:p>2.48939468061421</text:p>
          </table:table-cell>
          <table:table-cell table:formula="of:=POWER([.A27]; 3)*[.$B$2]/POWER([.$A$2]; 3)" office:value-type="float" office:value="37.9061592" calcext:value-type="float">
            <text:p>37.9061592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0.843874" calcext:value-type="float">
            <text:p>0.843874</text:p>
          </table:table-cell>
          <table:table-cell table:formula="of:=POWER([.A28]; 2)*[.$B$2]/POWER([.$A$2]; 2)" office:value-type="float" office:value="1.5722343" calcext:value-type="float">
            <text:p>1.5722343</text:p>
          </table:table-cell>
          <table:table-cell table:formula="of:=POWER([.A28]; 2)*LOG([.A28]; 2) / (POWER([.$A$2]; 2) * LOG([.$A$2]; 2)) * [.$B$2]" office:value-type="float" office:value="2.69745390289394" calcext:value-type="float">
            <text:p>2.69745390289394</text:p>
          </table:table-cell>
          <table:table-cell table:formula="of:=POWER([.A28]; 3)*[.$B$2]/POWER([.$A$2]; 3)" office:value-type="float" office:value="42.4503261" calcext:value-type="float">
            <text:p>42.4503261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0.726819" calcext:value-type="float">
            <text:p>0.726819</text:p>
          </table:table-cell>
          <table:table-cell table:formula="of:=POWER([.A29]; 2)*[.$B$2]/POWER([.$A$2]; 2)" office:value-type="float" office:value="1.6908528" calcext:value-type="float">
            <text:p>1.6908528</text:p>
          </table:table-cell>
          <table:table-cell table:formula="of:=POWER([.A29]; 2)*LOG([.A29]; 2) / (POWER([.$A$2]; 2) * LOG([.$A$2]; 2)) * [.$B$2]" office:value-type="float" office:value="2.91431840466874" calcext:value-type="float">
            <text:p>2.91431840466874</text:p>
          </table:table-cell>
          <table:table-cell table:formula="of:=POWER([.A29]; 3)*[.$B$2]/POWER([.$A$2]; 3)" office:value-type="float" office:value="47.3438784" calcext:value-type="float">
            <text:p>47.3438784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1.02964" calcext:value-type="float">
            <text:p>1.02964</text:p>
          </table:table-cell>
          <table:table-cell table:formula="of:=POWER([.A30]; 2)*[.$B$2]/POWER([.$A$2]; 2)" office:value-type="float" office:value="1.8137847" calcext:value-type="float">
            <text:p>1.8137847</text:p>
          </table:table-cell>
          <table:table-cell table:formula="of:=POWER([.A30]; 2)*LOG([.A30]; 2) / (POWER([.$A$2]; 2) * LOG([.$A$2]; 2)) * [.$B$2]" office:value-type="float" office:value="3.14002225694988" calcext:value-type="float">
            <text:p>3.14002225694988</text:p>
          </table:table-cell>
          <table:table-cell table:formula="of:=POWER([.A30]; 3)*[.$B$2]/POWER([.$A$2]; 3)" office:value-type="float" office:value="52.5997563" calcext:value-type="float">
            <text:p>52.5997563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0.999222" calcext:value-type="float">
            <text:p>0.999222</text:p>
          </table:table-cell>
          <table:table-cell table:formula="of:=POWER([.A31]; 2)*[.$B$2]/POWER([.$A$2]; 2)" office:value-type="float" office:value="1.94103" calcext:value-type="float">
            <text:p>1.94103</text:p>
          </table:table-cell>
          <table:table-cell table:formula="of:=POWER([.A31]; 2)*LOG([.A31]; 2) / (POWER([.$A$2]; 2) * LOG([.$A$2]; 2)) * [.$B$2]" office:value-type="float" office:value="3.37459833452425" calcext:value-type="float">
            <text:p>3.37459833452425</text:p>
          </table:table-cell>
          <table:table-cell table:formula="of:=POWER([.A31]; 3)*[.$B$2]/POWER([.$A$2]; 3)" office:value-type="float" office:value="58.2309" calcext:value-type="float">
            <text:p>58.2309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0.956683" calcext:value-type="float">
            <text:p>0.956683</text:p>
          </table:table-cell>
          <table:table-cell table:formula="of:=POWER([.A32]; 2)*[.$B$2]/POWER([.$A$2]; 2)" office:value-type="float" office:value="2.0725887" calcext:value-type="float">
            <text:p>2.0725887</text:p>
          </table:table-cell>
          <table:table-cell table:formula="of:=POWER([.A32]; 2)*LOG([.A32]; 2) / (POWER([.$A$2]; 2) * LOG([.$A$2]; 2)) * [.$B$2]" office:value-type="float" office:value="3.61807839712689" calcext:value-type="float">
            <text:p>3.61807839712689</text:p>
          </table:table-cell>
          <table:table-cell table:formula="of:=POWER([.A32]; 3)*[.$B$2]/POWER([.$A$2]; 3)" office:value-type="float" office:value="64.2502497" calcext:value-type="float">
            <text:p>64.2502497</text:p>
          </table:table-cell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1.02492" calcext:value-type="float">
            <text:p>1.02492</text:p>
          </table:table-cell>
          <table:table-cell table:formula="of:=POWER([.A33]; 2)*[.$B$2]/POWER([.$A$2]; 2)" office:value-type="float" office:value="2.2084608" calcext:value-type="float">
            <text:p>2.2084608</text:p>
          </table:table-cell>
          <table:table-cell table:formula="of:=POWER([.A33]; 2)*LOG([.A33]; 2) / (POWER([.$A$2]; 2) * LOG([.$A$2]; 2)) * [.$B$2]" office:value-type="float" office:value="3.87049316262018" calcext:value-type="float">
            <text:p>3.87049316262018</text:p>
          </table:table-cell>
          <table:table-cell table:formula="of:=POWER([.A33]; 3)*[.$B$2]/POWER([.$A$2]; 3)" office:value-type="float" office:value="70.6707456" calcext:value-type="float">
            <text:p>70.6707456</text:p>
          </table:table-cell>
        </table:table-row>
        <table:table-row table:style-name="ro1">
          <table:table-cell office:value-type="float" office:value="3300" calcext:value-type="float">
            <text:p>3300</text:p>
          </table:table-cell>
          <table:table-cell office:value-type="float" office:value="1.14181" calcext:value-type="float">
            <text:p>1.14181</text:p>
          </table:table-cell>
          <table:table-cell table:formula="of:=POWER([.A34]; 2)*[.$B$2]/POWER([.$A$2]; 2)" office:value-type="float" office:value="2.3486463" calcext:value-type="float">
            <text:p>2.3486463</text:p>
          </table:table-cell>
          <table:table-cell table:formula="of:=POWER([.A34]; 2)*LOG([.A34]; 2) / (POWER([.$A$2]; 2) * LOG([.$A$2]; 2)) * [.$B$2]" office:value-type="float" office:value="4.13187237319631" calcext:value-type="float">
            <text:p>4.13187237319631</text:p>
          </table:table-cell>
          <table:table-cell table:formula="of:=POWER([.A34]; 3)*[.$B$2]/POWER([.$A$2]; 3)" office:value-type="float" office:value="77.5053279" calcext:value-type="float">
            <text:p>77.5053279</text:p>
          </table:table-cell>
        </table:table-row>
        <table:table-row table:style-name="ro1">
          <table:table-cell office:value-type="float" office:value="3400" calcext:value-type="float">
            <text:p>3400</text:p>
          </table:table-cell>
          <table:table-cell office:value-type="float" office:value="1.08454" calcext:value-type="float">
            <text:p>1.08454</text:p>
          </table:table-cell>
          <table:table-cell table:formula="of:=POWER([.A35]; 2)*[.$B$2]/POWER([.$A$2]; 2)" office:value-type="float" office:value="2.4931452" calcext:value-type="float">
            <text:p>2.4931452</text:p>
          </table:table-cell>
          <table:table-cell table:formula="of:=POWER([.A35]; 2)*LOG([.A35]; 2) / (POWER([.$A$2]; 2) * LOG([.$A$2]; 2)) * [.$B$2]" office:value-type="float" office:value="4.40224485546255" calcext:value-type="float">
            <text:p>4.40224485546255</text:p>
          </table:table-cell>
          <table:table-cell table:formula="of:=POWER([.A35]; 3)*[.$B$2]/POWER([.$A$2]; 3)" office:value-type="float" office:value="84.7669368" calcext:value-type="float">
            <text:p>84.7669368</text:p>
          </table:table-cell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float" office:value="1.19193" calcext:value-type="float">
            <text:p>1.19193</text:p>
          </table:table-cell>
          <table:table-cell table:formula="of:=POWER([.A36]; 2)*[.$B$2]/POWER([.$A$2]; 2)" office:value-type="float" office:value="2.6419575" calcext:value-type="float">
            <text:p>2.6419575</text:p>
          </table:table-cell>
          <table:table-cell table:formula="of:=POWER([.A36]; 2)*LOG([.A36]; 2) / (POWER([.$A$2]; 2) * LOG([.$A$2]; 2)) * [.$B$2]" office:value-type="float" office:value="4.68163857514077" calcext:value-type="float">
            <text:p>4.68163857514077</text:p>
          </table:table-cell>
          <table:table-cell table:formula="of:=POWER([.A36]; 3)*[.$B$2]/POWER([.$A$2]; 3)" office:value-type="float" office:value="92.4685125" calcext:value-type="float">
            <text:p>92.4685125</text:p>
          </table:table-cell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1.3679" calcext:value-type="float">
            <text:p>1.3679</text:p>
          </table:table-cell>
          <table:table-cell table:formula="of:=POWER([.A37]; 2)*[.$B$2]/POWER([.$A$2]; 2)" office:value-type="float" office:value="2.7950832" calcext:value-type="float">
            <text:p>2.7950832</text:p>
          </table:table-cell>
          <table:table-cell table:formula="of:=POWER([.A37]; 2)*LOG([.A37]; 2) / (POWER([.$A$2]; 2) * LOG([.$A$2]; 2)) * [.$B$2]" office:value-type="float" office:value="4.97008068700632" calcext:value-type="float">
            <text:p>4.97008068700632</text:p>
          </table:table-cell>
          <table:table-cell table:formula="of:=POWER([.A37]; 3)*[.$B$2]/POWER([.$A$2]; 3)" office:value-type="float" office:value="100.6229952" calcext:value-type="float">
            <text:p>100.6229952</text:p>
          </table:table-cell>
        </table:table-row>
        <table:table-row table:style-name="ro1">
          <table:table-cell office:value-type="float" office:value="3700" calcext:value-type="float">
            <text:p>3700</text:p>
          </table:table-cell>
          <table:table-cell office:value-type="float" office:value="1.36309" calcext:value-type="float">
            <text:p>1.36309</text:p>
          </table:table-cell>
          <table:table-cell table:formula="of:=POWER([.A38]; 2)*[.$B$2]/POWER([.$A$2]; 2)" office:value-type="float" office:value="2.9525223" calcext:value-type="float">
            <text:p>2.9525223</text:p>
          </table:table-cell>
          <table:table-cell table:formula="of:=POWER([.A38]; 2)*LOG([.A38]; 2) / (POWER([.$A$2]; 2) * LOG([.$A$2]; 2)) * [.$B$2]" office:value-type="float" office:value="5.26759758060312" calcext:value-type="float">
            <text:p>5.26759758060312</text:p>
          </table:table-cell>
          <table:table-cell table:formula="of:=POWER([.A38]; 3)*[.$B$2]/POWER([.$A$2]; 3)" office:value-type="float" office:value="109.2433251" calcext:value-type="float">
            <text:p>109.2433251</text:p>
          </table:table-cell>
        </table:table-row>
        <table:table-row table:style-name="ro1">
          <table:table-cell office:value-type="float" office:value="3800" calcext:value-type="float">
            <text:p>3800</text:p>
          </table:table-cell>
          <table:table-cell office:value-type="float" office:value="1.57162" calcext:value-type="float">
            <text:p>1.57162</text:p>
          </table:table-cell>
          <table:table-cell table:formula="of:=POWER([.A39]; 2)*[.$B$2]/POWER([.$A$2]; 2)" office:value-type="float" office:value="3.1142748" calcext:value-type="float">
            <text:p>3.1142748</text:p>
          </table:table-cell>
          <table:table-cell table:formula="of:=POWER([.A39]; 2)*LOG([.A39]; 2) / (POWER([.$A$2]; 2) * LOG([.$A$2]; 2)) * [.$B$2]" office:value-type="float" office:value="5.57421492219855" calcext:value-type="float">
            <text:p>5.57421492219855</text:p>
          </table:table-cell>
          <table:table-cell table:formula="of:=POWER([.A39]; 3)*[.$B$2]/POWER([.$A$2]; 3)" office:value-type="float" office:value="118.3424424" calcext:value-type="float">
            <text:p>118.3424424</text:p>
          </table:table-cell>
        </table:table-row>
        <table:table-row table:style-name="ro1">
          <table:table-cell office:value-type="float" office:value="3900" calcext:value-type="float">
            <text:p>3900</text:p>
          </table:table-cell>
          <table:table-cell office:value-type="float" office:value="1.62021" calcext:value-type="float">
            <text:p>1.62021</text:p>
          </table:table-cell>
          <table:table-cell table:formula="of:=POWER([.A40]; 2)*[.$B$2]/POWER([.$A$2]; 2)" office:value-type="float" office:value="3.2803407" calcext:value-type="float">
            <text:p>3.2803407</text:p>
          </table:table-cell>
          <table:table-cell table:formula="of:=POWER([.A40]; 2)*LOG([.A40]; 2) / (POWER([.$A$2]; 2) * LOG([.$A$2]; 2)) * [.$B$2]" office:value-type="float" office:value="5.88995769337927" calcext:value-type="float">
            <text:p>5.88995769337927</text:p>
          </table:table-cell>
          <table:table-cell table:formula="of:=POWER([.A40]; 3)*[.$B$2]/POWER([.$A$2]; 3)" office:value-type="float" office:value="127.9332873" calcext:value-type="float">
            <text:p>127.9332873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.5483" calcext:value-type="float">
            <text:p>1.5483</text:p>
          </table:table-cell>
          <table:table-cell table:formula="of:=POWER([.A41]; 2)*[.$B$2]/POWER([.$A$2]; 2)" office:value-type="float" office:value="3.45072" calcext:value-type="float">
            <text:p>3.45072</text:p>
          </table:table-cell>
          <table:table-cell table:formula="of:=POWER([.A41]; 2)*LOG([.A41]; 2) / (POWER([.$A$2]; 2) * LOG([.$A$2]; 2)) * [.$B$2]" office:value-type="float" office:value="6.21485022663761" calcext:value-type="float">
            <text:p>6.21485022663761</text:p>
          </table:table-cell>
          <table:table-cell table:formula="of:=POWER([.A41]; 3)*[.$B$2]/POWER([.$A$2]; 3)" office:value-type="float" office:value="138.0288" calcext:value-type="float">
            <text:p>138.0288</text:p>
          </table:table-cell>
        </table:table-row>
        <table:table-row table:style-name="ro1">
          <table:table-cell office:value-type="float" office:value="4100" calcext:value-type="float">
            <text:p>4100</text:p>
          </table:table-cell>
          <table:table-cell office:value-type="float" office:value="1.64253" calcext:value-type="float">
            <text:p>1.64253</text:p>
          </table:table-cell>
          <table:table-cell table:formula="of:=POWER([.A42]; 2)*[.$B$2]/POWER([.$A$2]; 2)" office:value-type="float" office:value="3.6254127" calcext:value-type="float">
            <text:p>3.6254127</text:p>
          </table:table-cell>
          <table:table-cell table:formula="of:=POWER([.A42]; 2)*LOG([.A42]; 2) / (POWER([.$A$2]; 2) * LOG([.$A$2]; 2)) * [.$B$2]" office:value-type="float" office:value="6.54891623825336" calcext:value-type="float">
            <text:p>6.54891623825336</text:p>
          </table:table-cell>
          <table:table-cell table:formula="of:=POWER([.A42]; 3)*[.$B$2]/POWER([.$A$2]; 3)" office:value-type="float" office:value="148.6419207" calcext:value-type="float">
            <text:p>148.6419207</text:p>
          </table:table-cell>
        </table:table-row>
        <table:table-row table:style-name="ro1">
          <table:table-cell office:value-type="float" office:value="4200" calcext:value-type="float">
            <text:p>4200</text:p>
          </table:table-cell>
          <table:table-cell office:value-type="float" office:value="1.80762" calcext:value-type="float">
            <text:p>1.80762</text:p>
          </table:table-cell>
          <table:table-cell table:formula="of:=POWER([.A43]; 2)*[.$B$2]/POWER([.$A$2]; 2)" office:value-type="float" office:value="3.8044188" calcext:value-type="float">
            <text:p>3.8044188</text:p>
          </table:table-cell>
          <table:table-cell table:formula="of:=POWER([.A43]; 2)*LOG([.A43]; 2) / (POWER([.$A$2]; 2) * LOG([.$A$2]; 2)) * [.$B$2]" office:value-type="float" office:value="6.89217885873822" calcext:value-type="float">
            <text:p>6.89217885873822</text:p>
          </table:table-cell>
          <table:table-cell table:formula="of:=POWER([.A43]; 3)*[.$B$2]/POWER([.$A$2]; 3)" office:value-type="float" office:value="159.7855896" calcext:value-type="float">
            <text:p>159.7855896</text:p>
          </table:table-cell>
        </table:table-row>
        <table:table-row table:style-name="ro1">
          <table:table-cell office:value-type="float" office:value="4300" calcext:value-type="float">
            <text:p>4300</text:p>
          </table:table-cell>
          <table:table-cell office:value-type="float" office:value="1.85926" calcext:value-type="float">
            <text:p>1.85926</text:p>
          </table:table-cell>
          <table:table-cell table:formula="of:=POWER([.A44]; 2)*[.$B$2]/POWER([.$A$2]; 2)" office:value-type="float" office:value="3.9877383" calcext:value-type="float">
            <text:p>3.9877383</text:p>
          </table:table-cell>
          <table:table-cell table:formula="of:=POWER([.A44]; 2)*LOG([.A44]; 2) / (POWER([.$A$2]; 2) * LOG([.$A$2]; 2)) * [.$B$2]" office:value-type="float" office:value="7.24466066107828" calcext:value-type="float">
            <text:p>7.24466066107828</text:p>
          </table:table-cell>
          <table:table-cell table:formula="of:=POWER([.A44]; 3)*[.$B$2]/POWER([.$A$2]; 3)" office:value-type="float" office:value="171.4727469" calcext:value-type="float">
            <text:p>171.4727469</text:p>
          </table:table-cell>
        </table:table-row>
        <table:table-row table:style-name="ro1">
          <table:table-cell office:value-type="float" office:value="4400" calcext:value-type="float">
            <text:p>4400</text:p>
          </table:table-cell>
          <table:table-cell office:value-type="float" office:value="2.00629" calcext:value-type="float">
            <text:p>2.00629</text:p>
          </table:table-cell>
          <table:table-cell table:formula="of:=POWER([.A45]; 2)*[.$B$2]/POWER([.$A$2]; 2)" office:value-type="float" office:value="4.1753712" calcext:value-type="float">
            <text:p>4.1753712</text:p>
          </table:table-cell>
          <table:table-cell table:formula="of:=POWER([.A45]; 2)*LOG([.A45]; 2) / (POWER([.$A$2]; 2) * LOG([.$A$2]; 2)) * [.$B$2]" office:value-type="float" office:value="7.60638368698167" calcext:value-type="float">
            <text:p>7.60638368698167</text:p>
          </table:table-cell>
          <table:table-cell table:formula="of:=POWER([.A45]; 3)*[.$B$2]/POWER([.$A$2]; 3)" office:value-type="float" office:value="183.7163328" calcext:value-type="float">
            <text:p>183.7163328</text:p>
          </table:table-cell>
        </table:table-row>
        <table:table-row table:style-name="ro1">
          <table:table-cell office:value-type="float" office:value="4500" calcext:value-type="float">
            <text:p>4500</text:p>
          </table:table-cell>
          <table:table-cell office:value-type="float" office:value="2.05436" calcext:value-type="float">
            <text:p>2.05436</text:p>
          </table:table-cell>
          <table:table-cell table:formula="of:=POWER([.A46]; 2)*[.$B$2]/POWER([.$A$2]; 2)" office:value-type="float" office:value="4.3673175" calcext:value-type="float">
            <text:p>4.3673175</text:p>
          </table:table-cell>
          <table:table-cell table:formula="of:=POWER([.A46]; 2)*LOG([.A46]; 2) / (POWER([.$A$2]; 2) * LOG([.$A$2]; 2)) * [.$B$2]" office:value-type="float" office:value="7.97736947131503" calcext:value-type="float">
            <text:p>7.97736947131503</text:p>
          </table:table-cell>
          <table:table-cell table:formula="of:=POWER([.A46]; 3)*[.$B$2]/POWER([.$A$2]; 3)" office:value-type="float" office:value="196.5292875" calcext:value-type="float">
            <text:p>196.5292875</text:p>
          </table:table-cell>
        </table:table-row>
        <table:table-row table:style-name="ro1">
          <table:table-cell office:value-type="float" office:value="4600" calcext:value-type="float">
            <text:p>4600</text:p>
          </table:table-cell>
          <table:table-cell office:value-type="float" office:value="2.20907" calcext:value-type="float">
            <text:p>2.20907</text:p>
          </table:table-cell>
          <table:table-cell table:formula="of:=POWER([.A47]; 2)*[.$B$2]/POWER([.$A$2]; 2)" office:value-type="float" office:value="4.5635772" calcext:value-type="float">
            <text:p>4.5635772</text:p>
          </table:table-cell>
          <table:table-cell table:formula="of:=POWER([.A47]; 2)*LOG([.A47]; 2) / (POWER([.$A$2]; 2) * LOG([.$A$2]; 2)) * [.$B$2]" office:value-type="float" office:value="8.35763906489174" calcext:value-type="float">
            <text:p>8.35763906489174</text:p>
          </table:table-cell>
          <table:table-cell table:formula="of:=POWER([.A47]; 3)*[.$B$2]/POWER([.$A$2]; 3)" office:value-type="float" office:value="209.9245512" calcext:value-type="float">
            <text:p>209.9245512</text:p>
          </table:table-cell>
        </table:table-row>
        <table:table-row table:style-name="ro1">
          <table:table-cell office:value-type="float" office:value="4700" calcext:value-type="float">
            <text:p>4700</text:p>
          </table:table-cell>
          <table:table-cell office:value-type="float" office:value="2.25404" calcext:value-type="float">
            <text:p>2.25404</text:p>
          </table:table-cell>
          <table:table-cell table:formula="of:=POWER([.A48]; 2)*[.$B$2]/POWER([.$A$2]; 2)" office:value-type="float" office:value="4.7641503" calcext:value-type="float">
            <text:p>4.7641503</text:p>
          </table:table-cell>
          <table:table-cell table:formula="of:=POWER([.A48]; 2)*LOG([.A48]; 2) / (POWER([.$A$2]; 2) * LOG([.$A$2]; 2)) * [.$B$2]" office:value-type="float" office:value="8.7472130557569" calcext:value-type="float">
            <text:p>8.7472130557569</text:p>
          </table:table-cell>
          <table:table-cell table:formula="of:=POWER([.A48]; 3)*[.$B$2]/POWER([.$A$2]; 3)" office:value-type="float" office:value="223.9150641" calcext:value-type="float">
            <text:p>223.9150641</text:p>
          </table:table-cell>
        </table:table-row>
        <table:table-row table:style-name="ro1">
          <table:table-cell office:value-type="float" office:value="4800" calcext:value-type="float">
            <text:p>4800</text:p>
          </table:table-cell>
          <table:table-cell office:value-type="float" office:value="2.35532" calcext:value-type="float">
            <text:p>2.35532</text:p>
          </table:table-cell>
          <table:table-cell table:formula="of:=POWER([.A49]; 2)*[.$B$2]/POWER([.$A$2]; 2)" office:value-type="float" office:value="4.9690368" calcext:value-type="float">
            <text:p>4.9690368</text:p>
          </table:table-cell>
          <table:table-cell table:formula="of:=POWER([.A49]; 2)*LOG([.A49]; 2) / (POWER([.$A$2]; 2) * LOG([.$A$2]; 2)) * [.$B$2]" office:value-type="float" office:value="9.14611158909842" calcext:value-type="float">
            <text:p>9.14611158909842</text:p>
          </table:table-cell>
          <table:table-cell table:formula="of:=POWER([.A49]; 3)*[.$B$2]/POWER([.$A$2]; 3)" office:value-type="float" office:value="238.5137664" calcext:value-type="float">
            <text:p>238.5137664</text:p>
          </table:table-cell>
        </table:table-row>
        <table:table-row table:style-name="ro1">
          <table:table-cell office:value-type="float" office:value="4900" calcext:value-type="float">
            <text:p>4900</text:p>
          </table:table-cell>
          <table:table-cell office:value-type="float" office:value="2.54715" calcext:value-type="float">
            <text:p>2.54715</text:p>
          </table:table-cell>
          <table:table-cell table:formula="of:=POWER([.A50]; 2)*[.$B$2]/POWER([.$A$2]; 2)" office:value-type="float" office:value="5.1782367" calcext:value-type="float">
            <text:p>5.1782367</text:p>
          </table:table-cell>
          <table:table-cell table:formula="of:=POWER([.A50]; 2)*LOG([.A50]; 2) / (POWER([.$A$2]; 2) * LOG([.$A$2]; 2)) * [.$B$2]" office:value-type="float" office:value="9.55435438589989" calcext:value-type="float">
            <text:p>9.55435438589989</text:p>
          </table:table-cell>
          <table:table-cell table:formula="of:=POWER([.A50]; 3)*[.$B$2]/POWER([.$A$2]; 3)" office:value-type="float" office:value="253.7335983" calcext:value-type="float">
            <text:p>253.7335983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2.51882" calcext:value-type="float">
            <text:p>2.51882</text:p>
          </table:table-cell>
          <table:table-cell table:formula="of:=POWER([.A51]; 2)*[.$B$2]/POWER([.$A$2]; 2)" office:value-type="float" office:value="5.39175" calcext:value-type="float">
            <text:p>5.39175</text:p>
          </table:table-cell>
          <table:table-cell table:formula="of:=POWER([.A51]; 2)*LOG([.A51]; 2) / (POWER([.$A$2]; 2) * LOG([.$A$2]; 2)) * [.$B$2]" office:value-type="float" office:value="9.97196076043937" calcext:value-type="float">
            <text:p>9.97196076043937</text:p>
          </table:table-cell>
          <table:table-cell table:formula="of:=POWER([.A51]; 3)*[.$B$2]/POWER([.$A$2]; 3)" office:value-type="float" office:value="269.5875" calcext:value-type="float">
            <text:p>269.5875</text:p>
          </table:table-cell>
        </table:table-row>
        <table:table-row table:style-name="ro1">
          <table:table-cell office:value-type="float" office:value="5100" calcext:value-type="float">
            <text:p>5100</text:p>
          </table:table-cell>
          <table:table-cell office:value-type="float" office:value="2.77596" calcext:value-type="float">
            <text:p>2.77596</text:p>
          </table:table-cell>
          <table:table-cell table:formula="of:=POWER([.A52]; 2)*[.$B$2]/POWER([.$A$2]; 2)" office:value-type="float" office:value="5.6095767" calcext:value-type="float">
            <text:p>5.6095767</text:p>
          </table:table-cell>
          <table:table-cell table:formula="of:=POWER([.A52]; 2)*LOG([.A52]; 2) / (POWER([.$A$2]; 2) * LOG([.$A$2]; 2)) * [.$B$2]" office:value-type="float" office:value="10.3989496367269" calcext:value-type="float">
            <text:p>10.3989496367269</text:p>
          </table:table-cell>
          <table:table-cell table:formula="of:=POWER([.A52]; 3)*[.$B$2]/POWER([.$A$2]; 3)" office:value-type="float" office:value="286.0884117" calcext:value-type="float">
            <text:p>286.0884117</text:p>
          </table:table-cell>
        </table:table-row>
        <table:table-row table:style-name="ro1">
          <table:table-cell office:value-type="float" office:value="5200" calcext:value-type="float">
            <text:p>5200</text:p>
          </table:table-cell>
          <table:table-cell office:value-type="float" office:value="2.78102" calcext:value-type="float">
            <text:p>2.78102</text:p>
          </table:table-cell>
          <table:table-cell table:formula="of:=POWER([.A53]; 2)*[.$B$2]/POWER([.$A$2]; 2)" office:value-type="float" office:value="5.8317168" calcext:value-type="float">
            <text:p>5.8317168</text:p>
          </table:table-cell>
          <table:table-cell table:formula="of:=POWER([.A53]; 2)*LOG([.A53]; 2) / (POWER([.$A$2]; 2) * LOG([.$A$2]; 2)) * [.$B$2]" office:value-type="float" office:value="10.8353395639656" calcext:value-type="float">
            <text:p>10.8353395639656</text:p>
          </table:table-cell>
          <table:table-cell table:formula="of:=POWER([.A53]; 3)*[.$B$2]/POWER([.$A$2]; 3)" office:value-type="float" office:value="303.2492736" calcext:value-type="float">
            <text:p>303.2492736</text:p>
          </table:table-cell>
        </table:table-row>
        <table:table-row table:style-name="ro1">
          <table:table-cell office:value-type="float" office:value="5300" calcext:value-type="float">
            <text:p>5300</text:p>
          </table:table-cell>
          <table:table-cell office:value-type="float" office:value="2.95059" calcext:value-type="float">
            <text:p>2.95059</text:p>
          </table:table-cell>
          <table:table-cell table:formula="of:=POWER([.A54]; 2)*[.$B$2]/POWER([.$A$2]; 2)" office:value-type="float" office:value="6.0581703" calcext:value-type="float">
            <text:p>6.0581703</text:p>
          </table:table-cell>
          <table:table-cell table:formula="of:=POWER([.A54]; 2)*LOG([.A54]; 2) / (POWER([.$A$2]; 2) * LOG([.$A$2]; 2)) * [.$B$2]" office:value-type="float" office:value="11.2811487311111" calcext:value-type="float">
            <text:p>11.2811487311111</text:p>
          </table:table-cell>
          <table:table-cell table:formula="of:=POWER([.A54]; 3)*[.$B$2]/POWER([.$A$2]; 3)" office:value-type="float" office:value="321.0830259" calcext:value-type="float">
            <text:p>321.0830259</text:p>
          </table:table-cell>
        </table:table-row>
        <table:table-row table:style-name="ro1">
          <table:table-cell office:value-type="float" office:value="5400" calcext:value-type="float">
            <text:p>5400</text:p>
          </table:table-cell>
          <table:table-cell office:value-type="float" office:value="3.01498" calcext:value-type="float">
            <text:p>3.01498</text:p>
          </table:table-cell>
          <table:table-cell table:formula="of:=POWER([.A55]; 2)*[.$B$2]/POWER([.$A$2]; 2)" office:value-type="float" office:value="6.2889372" calcext:value-type="float">
            <text:p>6.2889372</text:p>
          </table:table-cell>
          <table:table-cell table:formula="of:=POWER([.A55]; 2)*LOG([.A55]; 2) / (POWER([.$A$2]; 2) * LOG([.$A$2]; 2)) * [.$B$2]" office:value-type="float" office:value="11.7363949805993" calcext:value-type="float">
            <text:p>11.7363949805993</text:p>
          </table:table-cell>
          <table:table-cell table:formula="of:=POWER([.A55]; 3)*[.$B$2]/POWER([.$A$2]; 3)" office:value-type="float" office:value="339.6026088" calcext:value-type="float">
            <text:p>339.6026088</text:p>
          </table:table-cell>
        </table:table-row>
        <table:table-row table:style-name="ro1">
          <table:table-cell office:value-type="float" office:value="5500" calcext:value-type="float">
            <text:p>5500</text:p>
          </table:table-cell>
          <table:table-cell office:value-type="float" office:value="3.26081" calcext:value-type="float">
            <text:p>3.26081</text:p>
          </table:table-cell>
          <table:table-cell table:formula="of:=POWER([.A56]; 2)*[.$B$2]/POWER([.$A$2]; 2)" office:value-type="float" office:value="6.5240175" calcext:value-type="float">
            <text:p>6.5240175</text:p>
          </table:table-cell>
          <table:table-cell table:formula="of:=POWER([.A56]; 2)*LOG([.A56]; 2) / (POWER([.$A$2]; 2) * LOG([.$A$2]; 2)) * [.$B$2]" office:value-type="float" office:value="12.2010958213038" calcext:value-type="float">
            <text:p>12.2010958213038</text:p>
          </table:table-cell>
          <table:table-cell table:formula="of:=POWER([.A56]; 3)*[.$B$2]/POWER([.$A$2]; 3)" office:value-type="float" office:value="358.8209625" calcext:value-type="float">
            <text:p>358.8209625</text:p>
          </table:table-cell>
        </table:table-row>
        <table:table-row table:style-name="ro1">
          <table:table-cell office:value-type="float" office:value="5600" calcext:value-type="float">
            <text:p>5600</text:p>
          </table:table-cell>
          <table:table-cell office:value-type="float" office:value="3.23325" calcext:value-type="float">
            <text:p>3.23325</text:p>
          </table:table-cell>
          <table:table-cell table:formula="of:=POWER([.A57]; 2)*[.$B$2]/POWER([.$A$2]; 2)" office:value-type="float" office:value="6.7634112" calcext:value-type="float">
            <text:p>6.7634112</text:p>
          </table:table-cell>
          <table:table-cell table:formula="of:=POWER([.A57]; 2)*LOG([.A57]; 2) / (POWER([.$A$2]; 2) * LOG([.$A$2]; 2)) * [.$B$2]" office:value-type="float" office:value="12.6752684407798" calcext:value-type="float">
            <text:p>12.6752684407798</text:p>
          </table:table-cell>
          <table:table-cell table:formula="of:=POWER([.A57]; 3)*[.$B$2]/POWER([.$A$2]; 3)" office:value-type="float" office:value="378.7510272" calcext:value-type="float">
            <text:p>378.7510272</text:p>
          </table:table-cell>
        </table:table-row>
        <table:table-row table:style-name="ro1">
          <table:table-cell office:value-type="float" office:value="5700" calcext:value-type="float">
            <text:p>5700</text:p>
          </table:table-cell>
          <table:table-cell office:value-type="float" office:value="3.39553" calcext:value-type="float">
            <text:p>3.39553</text:p>
          </table:table-cell>
          <table:table-cell table:formula="of:=POWER([.A58]; 2)*[.$B$2]/POWER([.$A$2]; 2)" office:value-type="float" office:value="7.0071183" calcext:value-type="float">
            <text:p>7.0071183</text:p>
          </table:table-cell>
          <table:table-cell table:formula="of:=POWER([.A58]; 2)*LOG([.A58]; 2) / (POWER([.$A$2]; 2) * LOG([.$A$2]; 2)) * [.$B$2]" office:value-type="float" office:value="13.1589297168463" calcext:value-type="float">
            <text:p>13.1589297168463</text:p>
          </table:table-cell>
          <table:table-cell table:formula="of:=POWER([.A58]; 3)*[.$B$2]/POWER([.$A$2]; 3)" office:value-type="float" office:value="399.4057431" calcext:value-type="float">
            <text:p>399.4057431</text:p>
          </table:table-cell>
        </table:table-row>
        <table:table-row table:style-name="ro1">
          <table:table-cell office:value-type="float" office:value="5800" calcext:value-type="float">
            <text:p>5800</text:p>
          </table:table-cell>
          <table:table-cell office:value-type="float" office:value="3.61266" calcext:value-type="float">
            <text:p>3.61266</text:p>
          </table:table-cell>
          <table:table-cell table:formula="of:=POWER([.A59]; 2)*[.$B$2]/POWER([.$A$2]; 2)" office:value-type="float" office:value="7.2551388" calcext:value-type="float">
            <text:p>7.2551388</text:p>
          </table:table-cell>
          <table:table-cell table:formula="of:=POWER([.A59]; 2)*LOG([.A59]; 2) / (POWER([.$A$2]; 2) * LOG([.$A$2]; 2)) * [.$B$2]" office:value-type="float" office:value="13.6520962285523" calcext:value-type="float">
            <text:p>13.6520962285523</text:p>
          </table:table-cell>
          <table:table-cell table:formula="of:=POWER([.A59]; 3)*[.$B$2]/POWER([.$A$2]; 3)" office:value-type="float" office:value="420.7980504" calcext:value-type="float">
            <text:p>420.7980504</text:p>
          </table:table-cell>
        </table:table-row>
        <table:table-row table:style-name="ro1">
          <table:table-cell office:value-type="float" office:value="5900" calcext:value-type="float">
            <text:p>5900</text:p>
          </table:table-cell>
          <table:table-cell office:value-type="float" office:value="3.67481" calcext:value-type="float">
            <text:p>3.67481</text:p>
          </table:table-cell>
          <table:table-cell table:formula="of:=POWER([.A60]; 2)*[.$B$2]/POWER([.$A$2]; 2)" office:value-type="float" office:value="7.5074727" calcext:value-type="float">
            <text:p>7.5074727</text:p>
          </table:table-cell>
          <table:table-cell table:formula="of:=POWER([.A60]; 2)*LOG([.A60]; 2) / (POWER([.$A$2]; 2) * LOG([.$A$2]; 2)) * [.$B$2]" office:value-type="float" office:value="14.1547842665717" calcext:value-type="float">
            <text:p>14.1547842665717</text:p>
          </table:table-cell>
          <table:table-cell table:formula="of:=POWER([.A60]; 3)*[.$B$2]/POWER([.$A$2]; 3)" office:value-type="float" office:value="442.9408893" calcext:value-type="float">
            <text:p>442.9408893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3.8051" calcext:value-type="float">
            <text:p>3.8051</text:p>
          </table:table-cell>
          <table:table-cell table:formula="of:=POWER([.A61]; 2)*[.$B$2]/POWER([.$A$2]; 2)" office:value-type="float" office:value="7.76412" calcext:value-type="float">
            <text:p>7.76412</text:p>
          </table:table-cell>
          <table:table-cell table:formula="of:=POWER([.A61]; 2)*LOG([.A61]; 2) / (POWER([.$A$2]; 2) * LOG([.$A$2]; 2)) * [.$B$2]" office:value-type="float" office:value="14.6670098430643" calcext:value-type="float">
            <text:p>14.6670098430643</text:p>
          </table:table-cell>
          <table:table-cell table:formula="of:=POWER([.A61]; 3)*[.$B$2]/POWER([.$A$2]; 3)" office:value-type="float" office:value="465.8472" calcext:value-type="float">
            <text:p>465.8472</text:p>
          </table:table-cell>
        </table:table-row>
        <table:table-row table:style-name="ro1">
          <table:table-cell office:value-type="float" office:value="6100" calcext:value-type="float">
            <text:p>6100</text:p>
          </table:table-cell>
          <table:table-cell office:value-type="float" office:value="4.27925" calcext:value-type="float">
            <text:p>4.27925</text:p>
          </table:table-cell>
          <table:table-cell table:formula="of:=POWER([.A62]; 2)*[.$B$2]/POWER([.$A$2]; 2)" office:value-type="float" office:value="8.0250807" calcext:value-type="float">
            <text:p>8.0250807</text:p>
          </table:table-cell>
          <table:table-cell table:formula="of:=POWER([.A62]; 2)*LOG([.A62]; 2) / (POWER([.$A$2]; 2) * LOG([.$A$2]; 2)) * [.$B$2]" office:value-type="float" office:value="15.1887887010395" calcext:value-type="float">
            <text:p>15.1887887010395</text:p>
          </table:table-cell>
          <table:table-cell table:formula="of:=POWER([.A62]; 3)*[.$B$2]/POWER([.$A$2]; 3)" office:value-type="float" office:value="489.5299227" calcext:value-type="float">
            <text:p>489.5299227</text:p>
          </table:table-cell>
        </table:table-row>
        <table:table-row table:style-name="ro1">
          <table:table-cell office:value-type="float" office:value="6200" calcext:value-type="float">
            <text:p>6200</text:p>
          </table:table-cell>
          <table:table-cell office:value-type="float" office:value="4.17661" calcext:value-type="float">
            <text:p>4.17661</text:p>
          </table:table-cell>
          <table:table-cell table:formula="of:=POWER([.A63]; 2)*[.$B$2]/POWER([.$A$2]; 2)" office:value-type="float" office:value="8.2903548" calcext:value-type="float">
            <text:p>8.2903548</text:p>
          </table:table-cell>
          <table:table-cell table:formula="of:=POWER([.A63]; 2)*LOG([.A63]; 2) / (POWER([.$A$2]; 2) * LOG([.$A$2]; 2)) * [.$B$2]" office:value-type="float" office:value="15.720136323256" calcext:value-type="float">
            <text:p>15.720136323256</text:p>
          </table:table-cell>
          <table:table-cell table:formula="of:=POWER([.A63]; 3)*[.$B$2]/POWER([.$A$2]; 3)" office:value-type="float" office:value="514.0019976" calcext:value-type="float">
            <text:p>514.0019976</text:p>
          </table:table-cell>
        </table:table-row>
        <table:table-row table:style-name="ro1">
          <table:table-cell office:value-type="float" office:value="6300" calcext:value-type="float">
            <text:p>6300</text:p>
          </table:table-cell>
          <table:table-cell office:value-type="float" office:value="4.25355" calcext:value-type="float">
            <text:p>4.25355</text:p>
          </table:table-cell>
          <table:table-cell table:formula="of:=POWER([.A64]; 2)*[.$B$2]/POWER([.$A$2]; 2)" office:value-type="float" office:value="8.5599423" calcext:value-type="float">
            <text:p>8.5599423</text:p>
          </table:table-cell>
          <table:table-cell table:formula="of:=POWER([.A64]; 2)*LOG([.A64]; 2) / (POWER([.$A$2]; 2) * LOG([.$A$2]; 2)) * [.$B$2]" office:value-type="float" office:value="16.2610679406865" calcext:value-type="float">
            <text:p>16.2610679406865</text:p>
          </table:table-cell>
          <table:table-cell table:formula="of:=POWER([.A64]; 3)*[.$B$2]/POWER([.$A$2]; 3)" office:value-type="float" office:value="539.2763649" calcext:value-type="float">
            <text:p>539.2763649</text:p>
          </table:table-cell>
        </table:table-row>
        <table:table-row table:style-name="ro1">
          <table:table-cell office:value-type="float" office:value="6400" calcext:value-type="float">
            <text:p>6400</text:p>
          </table:table-cell>
          <table:table-cell office:value-type="float" office:value="4.43509" calcext:value-type="float">
            <text:p>4.43509</text:p>
          </table:table-cell>
          <table:table-cell table:formula="of:=POWER([.A65]; 2)*[.$B$2]/POWER([.$A$2]; 2)" office:value-type="float" office:value="8.8338432" calcext:value-type="float">
            <text:p>8.8338432</text:p>
          </table:table-cell>
          <table:table-cell table:formula="of:=POWER([.A65]; 2)*LOG([.A65]; 2) / (POWER([.$A$2]; 2) * LOG([.$A$2]; 2)) * [.$B$2]" office:value-type="float" office:value="16.8115985405769" calcext:value-type="float">
            <text:p>16.8115985405769</text:p>
          </table:table-cell>
          <table:table-cell table:formula="of:=POWER([.A65]; 3)*[.$B$2]/POWER([.$A$2]; 3)" office:value-type="float" office:value="565.3659648" calcext:value-type="float">
            <text:p>565.3659648</text:p>
          </table:table-cell>
        </table:table-row>
        <table:table-row table:style-name="ro1">
          <table:table-cell office:value-type="float" office:value="6500" calcext:value-type="float">
            <text:p>6500</text:p>
          </table:table-cell>
          <table:table-cell office:value-type="float" office:value="5.13163" calcext:value-type="float">
            <text:p>5.13163</text:p>
          </table:table-cell>
          <table:table-cell table:formula="of:=POWER([.A66]; 2)*[.$B$2]/POWER([.$A$2]; 2)" office:value-type="float" office:value="9.1120575" calcext:value-type="float">
            <text:p>9.1120575</text:p>
          </table:table-cell>
          <table:table-cell table:formula="of:=POWER([.A66]; 2)*LOG([.A66]; 2) / (POWER([.$A$2]; 2) * LOG([.$A$2]; 2)) * [.$B$2]" office:value-type="float" office:value="17.3717428741239" calcext:value-type="float">
            <text:p>17.3717428741239</text:p>
          </table:table-cell>
          <table:table-cell table:formula="of:=POWER([.A66]; 3)*[.$B$2]/POWER([.$A$2]; 3)" office:value-type="float" office:value="592.2837375" calcext:value-type="float">
            <text:p>592.2837375</text:p>
          </table:table-cell>
        </table:table-row>
        <table:table-row table:style-name="ro1">
          <table:table-cell office:value-type="float" office:value="6600" calcext:value-type="float">
            <text:p>6600</text:p>
          </table:table-cell>
          <table:table-cell office:value-type="float" office:value="4.94076" calcext:value-type="float">
            <text:p>4.94076</text:p>
          </table:table-cell>
          <table:table-cell table:formula="of:=POWER([.A67]; 2)*[.$B$2]/POWER([.$A$2]; 2)" office:value-type="float" office:value="9.3945852" calcext:value-type="float">
            <text:p>9.3945852</text:p>
          </table:table-cell>
          <table:table-cell table:formula="of:=POWER([.A67]; 2)*LOG([.A67]; 2) / (POWER([.$A$2]; 2) * LOG([.$A$2]; 2)) * [.$B$2]" office:value-type="float" office:value="17.9415154637957" calcext:value-type="float">
            <text:p>17.9415154637957</text:p>
          </table:table-cell>
          <table:table-cell table:formula="of:=POWER([.A67]; 3)*[.$B$2]/POWER([.$A$2]; 3)" office:value-type="float" office:value="620.0426232" calcext:value-type="float">
            <text:p>620.0426232</text:p>
          </table:table-cell>
        </table:table-row>
        <table:table-row table:style-name="ro1">
          <table:table-cell office:value-type="float" office:value="6700" calcext:value-type="float">
            <text:p>6700</text:p>
          </table:table-cell>
          <table:table-cell office:value-type="float" office:value="5.04757" calcext:value-type="float">
            <text:p>5.04757</text:p>
          </table:table-cell>
          <table:table-cell table:formula="of:=POWER([.A68]; 2)*[.$B$2]/POWER([.$A$2]; 2)" office:value-type="float" office:value="9.6814263" calcext:value-type="float">
            <text:p>9.6814263</text:p>
          </table:table-cell>
          <table:table-cell table:formula="of:=POWER([.A68]; 2)*LOG([.A68]; 2) / (POWER([.$A$2]; 2) * LOG([.$A$2]; 2)) * [.$B$2]" office:value-type="float" office:value="18.5209306103175" calcext:value-type="float">
            <text:p>18.5209306103175</text:p>
          </table:table-cell>
          <table:table-cell table:formula="of:=POWER([.A68]; 3)*[.$B$2]/POWER([.$A$2]; 3)" office:value-type="float" office:value="648.6555621" calcext:value-type="float">
            <text:p>648.6555621</text:p>
          </table:table-cell>
        </table:table-row>
        <table:table-row table:style-name="ro1">
          <table:table-cell office:value-type="float" office:value="6800" calcext:value-type="float">
            <text:p>6800</text:p>
          </table:table-cell>
          <table:table-cell office:value-type="float" office:value="5.10518" calcext:value-type="float">
            <text:p>5.10518</text:p>
          </table:table-cell>
          <table:table-cell table:formula="of:=POWER([.A69]; 2)*[.$B$2]/POWER([.$A$2]; 2)" office:value-type="float" office:value="9.9725808" calcext:value-type="float">
            <text:p>9.9725808</text:p>
          </table:table-cell>
          <table:table-cell table:formula="of:=POWER([.A69]; 2)*LOG([.A69]; 2) / (POWER([.$A$2]; 2) * LOG([.$A$2]; 2)) * [.$B$2]" office:value-type="float" office:value="19.1100023993415" calcext:value-type="float">
            <text:p>19.1100023993415</text:p>
          </table:table-cell>
          <table:table-cell table:formula="of:=POWER([.A69]; 3)*[.$B$2]/POWER([.$A$2]; 3)" office:value-type="float" office:value="678.1354944" calcext:value-type="float">
            <text:p>678.1354944</text:p>
          </table:table-cell>
        </table:table-row>
        <table:table-row table:style-name="ro1">
          <table:table-cell office:value-type="float" office:value="6900" calcext:value-type="float">
            <text:p>6900</text:p>
          </table:table-cell>
          <table:table-cell office:value-type="float" office:value="5.36194" calcext:value-type="float">
            <text:p>5.36194</text:p>
          </table:table-cell>
          <table:table-cell table:formula="of:=POWER([.A70]; 2)*[.$B$2]/POWER([.$A$2]; 2)" office:value-type="float" office:value="10.2680487" calcext:value-type="float">
            <text:p>10.2680487</text:p>
          </table:table-cell>
          <table:table-cell table:formula="of:=POWER([.A70]; 2)*LOG([.A70]; 2) / (POWER([.$A$2]; 2) * LOG([.$A$2]; 2)) * [.$B$2]" office:value-type="float" office:value="19.7087447078204" calcext:value-type="float">
            <text:p>19.7087447078204</text:p>
          </table:table-cell>
          <table:table-cell table:formula="of:=POWER([.A70]; 3)*[.$B$2]/POWER([.$A$2]; 3)" office:value-type="float" office:value="708.4953603" calcext:value-type="float">
            <text:p>708.4953603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5.49312" calcext:value-type="float">
            <text:p>5.49312</text:p>
          </table:table-cell>
          <table:table-cell table:formula="of:=POWER([.A71]; 2)*[.$B$2]/POWER([.$A$2]; 2)" office:value-type="float" office:value="10.56783" calcext:value-type="float">
            <text:p>10.56783</text:p>
          </table:table-cell>
          <table:table-cell table:formula="of:=POWER([.A71]; 2)*LOG([.A71]; 2) / (POWER([.$A$2]; 2) * LOG([.$A$2]; 2)) * [.$B$2]" office:value-type="float" office:value="20.3171712101019" calcext:value-type="float">
            <text:p>20.3171712101019</text:p>
          </table:table-cell>
          <table:table-cell table:formula="of:=POWER([.A71]; 3)*[.$B$2]/POWER([.$A$2]; 3)" office:value-type="float" office:value="739.7481" calcext:value-type="float">
            <text:p>739.7481</text:p>
          </table:table-cell>
        </table:table-row>
        <table:table-row table:style-name="ro1">
          <table:table-cell office:value-type="float" office:value="7100" calcext:value-type="float">
            <text:p>7100</text:p>
          </table:table-cell>
          <table:table-cell office:value-type="float" office:value="5.88617" calcext:value-type="float">
            <text:p>5.88617</text:p>
          </table:table-cell>
          <table:table-cell table:formula="of:=POWER([.A72]; 2)*[.$B$2]/POWER([.$A$2]; 2)" office:value-type="float" office:value="10.8719247" calcext:value-type="float">
            <text:p>10.8719247</text:p>
          </table:table-cell>
          <table:table-cell table:formula="of:=POWER([.A72]; 2)*LOG([.A72]; 2) / (POWER([.$A$2]; 2) * LOG([.$A$2]; 2)) * [.$B$2]" office:value-type="float" office:value="20.9352953837601" calcext:value-type="float">
            <text:p>20.9352953837601</text:p>
          </table:table-cell>
          <table:table-cell table:formula="of:=POWER([.A72]; 3)*[.$B$2]/POWER([.$A$2]; 3)" office:value-type="float" office:value="771.9066537" calcext:value-type="float">
            <text:p>771.9066537</text:p>
          </table:table-cell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5.88326" calcext:value-type="float">
            <text:p>5.88326</text:p>
          </table:table-cell>
          <table:table-cell table:formula="of:=POWER([.A73]; 2)*[.$B$2]/POWER([.$A$2]; 2)" office:value-type="float" office:value="11.1803328" calcext:value-type="float">
            <text:p>11.1803328</text:p>
          </table:table-cell>
          <table:table-cell table:formula="of:=POWER([.A73]; 2)*LOG([.A73]; 2) / (POWER([.$A$2]; 2) * LOG([.$A$2]; 2)) * [.$B$2]" office:value-type="float" office:value="21.5631305151782" calcext:value-type="float">
            <text:p>21.5631305151782</text:p>
          </table:table-cell>
          <table:table-cell table:formula="of:=POWER([.A73]; 3)*[.$B$2]/POWER([.$A$2]; 3)" office:value-type="float" office:value="804.9839616" calcext:value-type="float">
            <text:p>804.9839616</text:p>
          </table:table-cell>
        </table:table-row>
        <table:table-row table:style-name="ro1">
          <table:table-cell office:value-type="float" office:value="7300" calcext:value-type="float">
            <text:p>7300</text:p>
          </table:table-cell>
          <table:table-cell office:value-type="float" office:value="6.01449" calcext:value-type="float">
            <text:p>6.01449</text:p>
          </table:table-cell>
          <table:table-cell table:formula="of:=POWER([.A74]; 2)*[.$B$2]/POWER([.$A$2]; 2)" office:value-type="float" office:value="11.4930543" calcext:value-type="float">
            <text:p>11.4930543</text:p>
          </table:table-cell>
          <table:table-cell table:formula="of:=POWER([.A74]; 2)*LOG([.A74]; 2) / (POWER([.$A$2]; 2) * LOG([.$A$2]; 2)) * [.$B$2]" office:value-type="float" office:value="22.2006897048979" calcext:value-type="float">
            <text:p>22.2006897048979</text:p>
          </table:table-cell>
          <table:table-cell table:formula="of:=POWER([.A74]; 3)*[.$B$2]/POWER([.$A$2]; 3)" office:value-type="float" office:value="838.9929639" calcext:value-type="float">
            <text:p>838.9929639</text:p>
          </table:table-cell>
        </table:table-row>
        <table:table-row table:style-name="ro1">
          <table:table-cell office:value-type="float" office:value="7400" calcext:value-type="float">
            <text:p>7400</text:p>
          </table:table-cell>
          <table:table-cell office:value-type="float" office:value="6.52859" calcext:value-type="float">
            <text:p>6.52859</text:p>
          </table:table-cell>
          <table:table-cell table:formula="of:=POWER([.A75]; 2)*[.$B$2]/POWER([.$A$2]; 2)" office:value-type="float" office:value="11.8100892" calcext:value-type="float">
            <text:p>11.8100892</text:p>
          </table:table-cell>
          <table:table-cell table:formula="of:=POWER([.A75]; 2)*LOG([.A75]; 2) / (POWER([.$A$2]; 2) * LOG([.$A$2]; 2)) * [.$B$2]" office:value-type="float" office:value="22.8479858727461" calcext:value-type="float">
            <text:p>22.8479858727461</text:p>
          </table:table-cell>
          <table:table-cell table:formula="of:=POWER([.A75]; 3)*[.$B$2]/POWER([.$A$2]; 3)" office:value-type="float" office:value="873.9466008" calcext:value-type="float">
            <text:p>873.9466008</text:p>
          </table:table-cell>
        </table:table-row>
        <table:table-row table:style-name="ro1">
          <table:table-cell office:value-type="float" office:value="7500" calcext:value-type="float">
            <text:p>7500</text:p>
          </table:table-cell>
          <table:table-cell office:value-type="float" office:value="6.52327" calcext:value-type="float">
            <text:p>6.52327</text:p>
          </table:table-cell>
          <table:table-cell table:formula="of:=POWER([.A76]; 2)*[.$B$2]/POWER([.$A$2]; 2)" office:value-type="float" office:value="12.1314375" calcext:value-type="float">
            <text:p>12.1314375</text:p>
          </table:table-cell>
          <table:table-cell table:formula="of:=POWER([.A76]; 2)*LOG([.A76]; 2) / (POWER([.$A$2]; 2) * LOG([.$A$2]; 2)) * [.$B$2]" office:value-type="float" office:value="23.5050317627537" calcext:value-type="float">
            <text:p>23.5050317627537</text:p>
          </table:table-cell>
          <table:table-cell table:formula="of:=POWER([.A76]; 3)*[.$B$2]/POWER([.$A$2]; 3)" office:value-type="float" office:value="909.8578125" calcext:value-type="float">
            <text:p>909.8578125</text:p>
          </table:table-cell>
        </table:table-row>
        <table:table-row table:style-name="ro1">
          <table:table-cell office:value-type="float" office:value="7600" calcext:value-type="float">
            <text:p>7600</text:p>
          </table:table-cell>
          <table:table-cell office:value-type="float" office:value="6.85277" calcext:value-type="float">
            <text:p>6.85277</text:p>
          </table:table-cell>
          <table:table-cell table:formula="of:=POWER([.A77]; 2)*[.$B$2]/POWER([.$A$2]; 2)" office:value-type="float" office:value="12.4570992" calcext:value-type="float">
            <text:p>12.4570992</text:p>
          </table:table-cell>
          <table:table-cell table:formula="of:=POWER([.A77]; 2)*LOG([.A77]; 2) / (POWER([.$A$2]; 2) * LOG([.$A$2]; 2)) * [.$B$2]" office:value-type="float" office:value="24.1718399478751" calcext:value-type="float">
            <text:p>24.1718399478751</text:p>
          </table:table-cell>
          <table:table-cell table:formula="of:=POWER([.A77]; 3)*[.$B$2]/POWER([.$A$2]; 3)" office:value-type="float" office:value="946.7395392" calcext:value-type="float">
            <text:p>946.7395392</text:p>
          </table:table-cell>
        </table:table-row>
        <table:table-row table:style-name="ro1">
          <table:table-cell office:value-type="float" office:value="7700" calcext:value-type="float">
            <text:p>7700</text:p>
          </table:table-cell>
          <table:table-cell office:value-type="float" office:value="7.11671" calcext:value-type="float">
            <text:p>7.11671</text:p>
          </table:table-cell>
          <table:table-cell table:formula="of:=POWER([.A78]; 2)*[.$B$2]/POWER([.$A$2]; 2)" office:value-type="float" office:value="12.7870743" calcext:value-type="float">
            <text:p>12.7870743</text:p>
          </table:table-cell>
          <table:table-cell table:formula="of:=POWER([.A78]; 2)*LOG([.A78]; 2) / (POWER([.$A$2]; 2) * LOG([.$A$2]; 2)) * [.$B$2]" office:value-type="float" office:value="24.8484228345207" calcext:value-type="float">
            <text:p>24.8484228345207</text:p>
          </table:table-cell>
          <table:table-cell table:formula="of:=POWER([.A78]; 3)*[.$B$2]/POWER([.$A$2]; 3)" office:value-type="float" office:value="984.6047211" calcext:value-type="float">
            <text:p>984.6047211</text:p>
          </table:table-cell>
        </table:table-row>
        <table:table-row table:style-name="ro1">
          <table:table-cell office:value-type="float" office:value="7800" calcext:value-type="float">
            <text:p>7800</text:p>
          </table:table-cell>
          <table:table-cell office:value-type="float" office:value="7.36317" calcext:value-type="float">
            <text:p>7.36317</text:p>
          </table:table-cell>
          <table:table-cell table:formula="of:=POWER([.A79]; 2)*[.$B$2]/POWER([.$A$2]; 2)" office:value-type="float" office:value="13.1213628" calcext:value-type="float">
            <text:p>13.1213628</text:p>
          </table:table-cell>
          <table:table-cell table:formula="of:=POWER([.A79]; 2)*LOG([.A79]; 2) / (POWER([.$A$2]; 2) * LOG([.$A$2]; 2)) * [.$B$2]" office:value-type="float" office:value="25.5347926669118" calcext:value-type="float">
            <text:p>25.5347926669118</text:p>
          </table:table-cell>
          <table:table-cell table:formula="of:=POWER([.A79]; 3)*[.$B$2]/POWER([.$A$2]; 3)" office:value-type="float" office:value="1023.4662984" calcext:value-type="float">
            <text:p>1023.4662984</text:p>
          </table:table-cell>
        </table:table-row>
        <table:table-row table:style-name="ro1">
          <table:table-cell office:value-type="float" office:value="7900" calcext:value-type="float">
            <text:p>7900</text:p>
          </table:table-cell>
          <table:table-cell office:value-type="float" office:value="8.17341" calcext:value-type="float">
            <text:p>8.17341</text:p>
          </table:table-cell>
          <table:table-cell table:formula="of:=POWER([.A80]; 2)*[.$B$2]/POWER([.$A$2]; 2)" office:value-type="float" office:value="13.4599647" calcext:value-type="float">
            <text:p>13.4599647</text:p>
          </table:table-cell>
          <table:table-cell table:formula="of:=POWER([.A80]; 2)*LOG([.A80]; 2) / (POWER([.$A$2]; 2) * LOG([.$A$2]; 2)) * [.$B$2]" office:value-type="float" office:value="26.2309615312665" calcext:value-type="float">
            <text:p>26.2309615312665</text:p>
          </table:table-cell>
          <table:table-cell table:formula="of:=POWER([.A80]; 3)*[.$B$2]/POWER([.$A$2]; 3)" office:value-type="float" office:value="1063.3372113" calcext:value-type="float">
            <text:p>1063.3372113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7.93843" calcext:value-type="float">
            <text:p>7.93843</text:p>
          </table:table-cell>
          <table:table-cell table:formula="of:=POWER([.A81]; 2)*[.$B$2]/POWER([.$A$2]; 2)" office:value-type="float" office:value="13.80288" calcext:value-type="float">
            <text:p>13.80288</text:p>
          </table:table-cell>
          <table:table-cell table:formula="of:=POWER([.A81]; 2)*LOG([.A81]; 2) / (POWER([.$A$2]; 2) * LOG([.$A$2]; 2)) * [.$B$2]" office:value-type="float" office:value="26.9369413598257" calcext:value-type="float">
            <text:p>26.9369413598257</text:p>
          </table:table-cell>
          <table:table-cell table:formula="of:=POWER([.A81]; 3)*[.$B$2]/POWER([.$A$2]; 3)" office:value-type="float" office:value="1104.2304" calcext:value-type="float">
            <text:p>1104.2304</text:p>
          </table:table-cell>
        </table:table-row>
        <table:table-row table:style-name="ro1">
          <table:table-cell office:value-type="float" office:value="8100" calcext:value-type="float">
            <text:p>8100</text:p>
          </table:table-cell>
          <table:table-cell office:value-type="float" office:value="7.92297" calcext:value-type="float">
            <text:p>7.92297</text:p>
          </table:table-cell>
          <table:table-cell table:formula="of:=POWER([.A82]; 2)*[.$B$2]/POWER([.$A$2]; 2)" office:value-type="float" office:value="14.1501087" calcext:value-type="float">
            <text:p>14.1501087</text:p>
          </table:table-cell>
          <table:table-cell table:formula="of:=POWER([.A82]; 2)*LOG([.A82]; 2) / (POWER([.$A$2]; 2) * LOG([.$A$2]; 2)) * [.$B$2]" office:value-type="float" office:value="27.6527439347272" calcext:value-type="float">
            <text:p>27.6527439347272</text:p>
          </table:table-cell>
          <table:table-cell table:formula="of:=POWER([.A82]; 3)*[.$B$2]/POWER([.$A$2]; 3)" office:value-type="float" office:value="1146.1588047" calcext:value-type="float">
            <text:p>1146.1588047</text:p>
          </table:table-cell>
        </table:table-row>
        <table:table-row table:style-name="ro1">
          <table:table-cell office:value-type="float" office:value="8200" calcext:value-type="float">
            <text:p>8200</text:p>
          </table:table-cell>
          <table:table-cell office:value-type="float" office:value="8.32668" calcext:value-type="float">
            <text:p>8.32668</text:p>
          </table:table-cell>
          <table:table-cell table:formula="of:=POWER([.A83]; 2)*[.$B$2]/POWER([.$A$2]; 2)" office:value-type="float" office:value="14.5016508" calcext:value-type="float">
            <text:p>14.5016508</text:p>
          </table:table-cell>
          <table:table-cell table:formula="of:=POWER([.A83]; 2)*LOG([.A83]; 2) / (POWER([.$A$2]; 2) * LOG([.$A$2]; 2)) * [.$B$2]" office:value-type="float" office:value="28.3783808917357" calcext:value-type="float">
            <text:p>28.3783808917357</text:p>
          </table:table-cell>
          <table:table-cell table:formula="of:=POWER([.A83]; 3)*[.$B$2]/POWER([.$A$2]; 3)" office:value-type="float" office:value="1189.1353656" calcext:value-type="float">
            <text:p>1189.1353656</text:p>
          </table:table-cell>
        </table:table-row>
        <table:table-row table:style-name="ro1">
          <table:table-cell office:value-type="float" office:value="8300" calcext:value-type="float">
            <text:p>8300</text:p>
          </table:table-cell>
          <table:table-cell office:value-type="float" office:value="8.44505" calcext:value-type="float">
            <text:p>8.44505</text:p>
          </table:table-cell>
          <table:table-cell table:formula="of:=POWER([.A84]; 2)*[.$B$2]/POWER([.$A$2]; 2)" office:value-type="float" office:value="14.8575063" calcext:value-type="float">
            <text:p>14.8575063</text:p>
          </table:table-cell>
          <table:table-cell table:formula="of:=POWER([.A84]; 2)*LOG([.A84]; 2) / (POWER([.$A$2]; 2) * LOG([.$A$2]; 2)) * [.$B$2]" office:value-type="float" office:value="29.1138637238348" calcext:value-type="float">
            <text:p>29.1138637238348</text:p>
          </table:table-cell>
          <table:table-cell table:formula="of:=POWER([.A84]; 3)*[.$B$2]/POWER([.$A$2]; 3)" office:value-type="float" office:value="1233.1730229" calcext:value-type="float">
            <text:p>1233.1730229</text:p>
          </table:table-cell>
        </table:table-row>
        <table:table-row table:style-name="ro1">
          <table:table-cell office:value-type="float" office:value="8400" calcext:value-type="float">
            <text:p>8400</text:p>
          </table:table-cell>
          <table:table-cell office:value-type="float" office:value="9.008" calcext:value-type="float">
            <text:p>9.008</text:p>
          </table:table-cell>
          <table:table-cell table:formula="of:=POWER([.A85]; 2)*[.$B$2]/POWER([.$A$2]; 2)" office:value-type="float" office:value="15.2176752" calcext:value-type="float">
            <text:p>15.2176752</text:p>
          </table:table-cell>
          <table:table-cell table:formula="of:=POWER([.A85]; 2)*LOG([.A85]; 2) / (POWER([.$A$2]; 2) * LOG([.$A$2]; 2)) * [.$B$2]" office:value-type="float" office:value="29.8592037846888" calcext:value-type="float">
            <text:p>29.8592037846888</text:p>
          </table:table-cell>
          <table:table-cell table:formula="of:=POWER([.A85]; 3)*[.$B$2]/POWER([.$A$2]; 3)" office:value-type="float" office:value="1278.2847168" calcext:value-type="float">
            <text:p>1278.2847168</text:p>
          </table:table-cell>
        </table:table-row>
        <table:table-row table:style-name="ro1">
          <table:table-cell office:value-type="float" office:value="8500" calcext:value-type="float">
            <text:p>8500</text:p>
          </table:table-cell>
          <table:table-cell office:value-type="float" office:value="9.3201" calcext:value-type="float">
            <text:p>9.3201</text:p>
          </table:table-cell>
          <table:table-cell table:formula="of:=POWER([.A86]; 2)*[.$B$2]/POWER([.$A$2]; 2)" office:value-type="float" office:value="15.5821575" calcext:value-type="float">
            <text:p>15.5821575</text:p>
          </table:table-cell>
          <table:table-cell table:formula="of:=POWER([.A86]; 2)*LOG([.A86]; 2) / (POWER([.$A$2]; 2) * LOG([.$A$2]; 2)) * [.$B$2]" office:value-type="float" office:value="30.6144122919805" calcext:value-type="float">
            <text:p>30.6144122919805</text:p>
          </table:table-cell>
          <table:table-cell table:formula="of:=POWER([.A86]; 3)*[.$B$2]/POWER([.$A$2]; 3)" office:value-type="float" office:value="1324.4833875" calcext:value-type="float">
            <text:p>1324.4833875</text:p>
          </table:table-cell>
        </table:table-row>
        <table:table-row table:style-name="ro1">
          <table:table-cell office:value-type="float" office:value="8600" calcext:value-type="float">
            <text:p>8600</text:p>
          </table:table-cell>
          <table:table-cell office:value-type="float" office:value="9.9471" calcext:value-type="float">
            <text:p>9.9471</text:p>
          </table:table-cell>
          <table:table-cell table:formula="of:=POWER([.A87]; 2)*[.$B$2]/POWER([.$A$2]; 2)" office:value-type="float" office:value="15.9509532" calcext:value-type="float">
            <text:p>15.9509532</text:p>
          </table:table-cell>
          <table:table-cell table:formula="of:=POWER([.A87]; 2)*LOG([.A87]; 2) / (POWER([.$A$2]; 2) * LOG([.$A$2]; 2)) * [.$B$2]" office:value-type="float" office:value="31.3795003306293" calcext:value-type="float">
            <text:p>31.3795003306293</text:p>
          </table:table-cell>
          <table:table-cell table:formula="of:=POWER([.A87]; 3)*[.$B$2]/POWER([.$A$2]; 3)" office:value-type="float" office:value="1371.7819752" calcext:value-type="float">
            <text:p>1371.7819752</text:p>
          </table:table-cell>
        </table:table-row>
        <table:table-row table:style-name="ro1">
          <table:table-cell office:value-type="float" office:value="8700" calcext:value-type="float">
            <text:p>8700</text:p>
          </table:table-cell>
          <table:table-cell office:value-type="float" office:value="9.41198" calcext:value-type="float">
            <text:p>9.41198</text:p>
          </table:table-cell>
          <table:table-cell table:formula="of:=POWER([.A88]; 2)*[.$B$2]/POWER([.$A$2]; 2)" office:value-type="float" office:value="16.3240623" calcext:value-type="float">
            <text:p>16.3240623</text:p>
          </table:table-cell>
          <table:table-cell table:formula="of:=POWER([.A88]; 2)*LOG([.A88]; 2) / (POWER([.$A$2]; 2) * LOG([.$A$2]; 2)) * [.$B$2]" office:value-type="float" office:value="32.1544788558979" calcext:value-type="float">
            <text:p>32.1544788558979</text:p>
          </table:table-cell>
          <table:table-cell table:formula="of:=POWER([.A88]; 3)*[.$B$2]/POWER([.$A$2]; 3)" office:value-type="float" office:value="1420.1934201" calcext:value-type="float">
            <text:p>1420.1934201</text:p>
          </table:table-cell>
        </table:table-row>
        <table:table-row table:style-name="ro1">
          <table:table-cell office:value-type="float" office:value="8800" calcext:value-type="float">
            <text:p>8800</text:p>
          </table:table-cell>
          <table:table-cell office:value-type="float" office:value="9.88208" calcext:value-type="float">
            <text:p>9.88208</text:p>
          </table:table-cell>
          <table:table-cell table:formula="of:=POWER([.A89]; 2)*[.$B$2]/POWER([.$A$2]; 2)" office:value-type="float" office:value="16.7014848" calcext:value-type="float">
            <text:p>16.7014848</text:p>
          </table:table-cell>
          <table:table-cell table:formula="of:=POWER([.A89]; 2)*LOG([.A89]; 2) / (POWER([.$A$2]; 2) * LOG([.$A$2]; 2)) * [.$B$2]" office:value-type="float" office:value="32.9393586963897" calcext:value-type="float">
            <text:p>32.9393586963897</text:p>
          </table:table-cell>
          <table:table-cell table:formula="of:=POWER([.A89]; 3)*[.$B$2]/POWER([.$A$2]; 3)" office:value-type="float" office:value="1469.7306624" calcext:value-type="float">
            <text:p>1469.7306624</text:p>
          </table:table-cell>
        </table:table-row>
        <table:table-row table:style-name="ro1">
          <table:table-cell office:value-type="float" office:value="8900" calcext:value-type="float">
            <text:p>8900</text:p>
          </table:table-cell>
          <table:table-cell office:value-type="float" office:value="10.0452" calcext:value-type="float">
            <text:p>10.0452</text:p>
          </table:table-cell>
          <table:table-cell table:formula="of:=POWER([.A90]; 2)*[.$B$2]/POWER([.$A$2]; 2)" office:value-type="float" office:value="17.0832207" calcext:value-type="float">
            <text:p>17.0832207</text:p>
          </table:table-cell>
          <table:table-cell table:formula="of:=POWER([.A90]; 2)*LOG([.A90]; 2) / (POWER([.$A$2]; 2) * LOG([.$A$2]; 2)) * [.$B$2]" office:value-type="float" office:value="33.7341505569448" calcext:value-type="float">
            <text:p>33.7341505569448</text:p>
          </table:table-cell>
          <table:table-cell table:formula="of:=POWER([.A90]; 3)*[.$B$2]/POWER([.$A$2]; 3)" office:value-type="float" office:value="1520.4066423" calcext:value-type="float">
            <text:p>1520.4066423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10.3107" calcext:value-type="float">
            <text:p>10.3107</text:p>
          </table:table-cell>
          <table:table-cell table:formula="of:=POWER([.A91]; 2)*[.$B$2]/POWER([.$A$2]; 2)" office:value-type="float" office:value="17.46927" calcext:value-type="float">
            <text:p>17.46927</text:p>
          </table:table-cell>
          <table:table-cell table:formula="of:=POWER([.A91]; 2)*LOG([.A91]; 2) / (POWER([.$A$2]; 2) * LOG([.$A$2]; 2)) * [.$B$2]" office:value-type="float" office:value="34.5388650214366" calcext:value-type="float">
            <text:p>34.5388650214366</text:p>
          </table:table-cell>
          <table:table-cell table:formula="of:=POWER([.A91]; 3)*[.$B$2]/POWER([.$A$2]; 3)" office:value-type="float" office:value="1572.2343" calcext:value-type="float">
            <text:p>1572.2343</text:p>
          </table:table-cell>
        </table:table-row>
        <table:table-row table:style-name="ro1">
          <table:table-cell office:value-type="float" office:value="9100" calcext:value-type="float">
            <text:p>9100</text:p>
          </table:table-cell>
          <table:table-cell office:value-type="float" office:value="10.6196" calcext:value-type="float">
            <text:p>10.6196</text:p>
          </table:table-cell>
          <table:table-cell table:formula="of:=POWER([.A92]; 2)*[.$B$2]/POWER([.$A$2]; 2)" office:value-type="float" office:value="17.8596327" calcext:value-type="float">
            <text:p>17.8596327</text:p>
          </table:table-cell>
          <table:table-cell table:formula="of:=POWER([.A92]; 2)*LOG([.A92]; 2) / (POWER([.$A$2]; 2) * LOG([.$A$2]; 2)) * [.$B$2]" office:value-type="float" office:value="35.3535125554757" calcext:value-type="float">
            <text:p>35.3535125554757</text:p>
          </table:table-cell>
          <table:table-cell table:formula="of:=POWER([.A92]; 3)*[.$B$2]/POWER([.$A$2]; 3)" office:value-type="float" office:value="1625.2265757" calcext:value-type="float">
            <text:p>1625.2265757</text:p>
          </table:table-cell>
        </table:table-row>
        <table:table-row table:style-name="ro1">
          <table:table-cell office:value-type="float" office:value="9200" calcext:value-type="float">
            <text:p>9200</text:p>
          </table:table-cell>
          <table:table-cell office:value-type="float" office:value="11.192" calcext:value-type="float">
            <text:p>11.192</text:p>
          </table:table-cell>
          <table:table-cell table:formula="of:=POWER([.A93]; 2)*[.$B$2]/POWER([.$A$2]; 2)" office:value-type="float" office:value="18.2543088" calcext:value-type="float">
            <text:p>18.2543088</text:p>
          </table:table-cell>
          <table:table-cell table:formula="of:=POWER([.A93]; 2)*LOG([.A93]; 2) / (POWER([.$A$2]; 2) * LOG([.$A$2]; 2)) * [.$B$2]" office:value-type="float" office:value="36.1781035090234" calcext:value-type="float">
            <text:p>36.1781035090234</text:p>
          </table:table-cell>
          <table:table-cell table:formula="of:=POWER([.A93]; 3)*[.$B$2]/POWER([.$A$2]; 3)" office:value-type="float" office:value="1679.3964096" calcext:value-type="float">
            <text:p>1679.3964096</text:p>
          </table:table-cell>
        </table:table-row>
        <table:table-row table:style-name="ro1">
          <table:table-cell office:value-type="float" office:value="9300" calcext:value-type="float">
            <text:p>9300</text:p>
          </table:table-cell>
          <table:table-cell office:value-type="float" office:value="11.0464" calcext:value-type="float">
            <text:p>11.0464</text:p>
          </table:table-cell>
          <table:table-cell table:formula="of:=POWER([.A94]; 2)*[.$B$2]/POWER([.$A$2]; 2)" office:value-type="float" office:value="18.6532983" calcext:value-type="float">
            <text:p>18.6532983</text:p>
          </table:table-cell>
          <table:table-cell table:formula="of:=POWER([.A94]; 2)*LOG([.A94]; 2) / (POWER([.$A$2]; 2) * LOG([.$A$2]; 2)) * [.$B$2]" office:value-type="float" office:value="37.0126481189201" calcext:value-type="float">
            <text:p>37.0126481189201</text:p>
          </table:table-cell>
          <table:table-cell table:formula="of:=POWER([.A94]; 3)*[.$B$2]/POWER([.$A$2]; 3)" office:value-type="float" office:value="1734.7567419" calcext:value-type="float">
            <text:p>1734.7567419</text:p>
          </table:table-cell>
        </table:table-row>
        <table:table-row table:style-name="ro1">
          <table:table-cell office:value-type="float" office:value="9400" calcext:value-type="float">
            <text:p>9400</text:p>
          </table:table-cell>
          <table:table-cell office:value-type="float" office:value="11.6176" calcext:value-type="float">
            <text:p>11.6176</text:p>
          </table:table-cell>
          <table:table-cell table:formula="of:=POWER([.A95]; 2)*[.$B$2]/POWER([.$A$2]; 2)" office:value-type="float" office:value="19.0566012" calcext:value-type="float">
            <text:p>19.0566012</text:p>
          </table:table-cell>
          <table:table-cell table:formula="of:=POWER([.A95]; 2)*LOG([.A95]; 2) / (POWER([.$A$2]; 2) * LOG([.$A$2]; 2)) * [.$B$2]" office:value-type="float" office:value="37.8571565113307" calcext:value-type="float">
            <text:p>37.8571565113307</text:p>
          </table:table-cell>
          <table:table-cell table:formula="of:=POWER([.A95]; 3)*[.$B$2]/POWER([.$A$2]; 3)" office:value-type="float" office:value="1791.3205128" calcext:value-type="float">
            <text:p>1791.3205128</text:p>
          </table:table-cell>
        </table:table-row>
        <table:table-row table:style-name="ro1">
          <table:table-cell office:value-type="float" office:value="9500" calcext:value-type="float">
            <text:p>9500</text:p>
          </table:table-cell>
          <table:table-cell office:value-type="float" office:value="11.5881" calcext:value-type="float">
            <text:p>11.5881</text:p>
          </table:table-cell>
          <table:table-cell table:formula="of:=POWER([.A96]; 2)*[.$B$2]/POWER([.$A$2]; 2)" office:value-type="float" office:value="19.4642175" calcext:value-type="float">
            <text:p>19.4642175</text:p>
          </table:table-cell>
          <table:table-cell table:formula="of:=POWER([.A96]; 2)*LOG([.A96]; 2) / (POWER([.$A$2]; 2) * LOG([.$A$2]; 2)) * [.$B$2]" office:value-type="float" office:value="38.7116387041131" calcext:value-type="float">
            <text:p>38.7116387041131</text:p>
          </table:table-cell>
          <table:table-cell table:formula="of:=POWER([.A96]; 3)*[.$B$2]/POWER([.$A$2]; 3)" office:value-type="float" office:value="1849.1006625" calcext:value-type="float">
            <text:p>1849.1006625</text:p>
          </table:table-cell>
        </table:table-row>
        <table:table-row table:style-name="ro1">
          <table:table-cell office:value-type="float" office:value="9600" calcext:value-type="float">
            <text:p>9600</text:p>
          </table:table-cell>
          <table:table-cell office:value-type="float" office:value="12.2544" calcext:value-type="float">
            <text:p>12.2544</text:p>
          </table:table-cell>
          <table:table-cell table:formula="of:=POWER([.A97]; 2)*[.$B$2]/POWER([.$A$2]; 2)" office:value-type="float" office:value="19.8761472" calcext:value-type="float">
            <text:p>19.8761472</text:p>
          </table:table-cell>
          <table:table-cell table:formula="of:=POWER([.A97]; 2)*LOG([.A97]; 2) / (POWER([.$A$2]; 2) * LOG([.$A$2]; 2)) * [.$B$2]" office:value-type="float" office:value="39.57610460911" calcext:value-type="float">
            <text:p>39.57610460911</text:p>
          </table:table-cell>
          <table:table-cell table:formula="of:=POWER([.A97]; 3)*[.$B$2]/POWER([.$A$2]; 3)" office:value-type="float" office:value="1908.1101312" calcext:value-type="float">
            <text:p>1908.1101312</text:p>
          </table:table-cell>
        </table:table-row>
        <table:table-row table:style-name="ro1">
          <table:table-cell office:value-type="float" office:value="9700" calcext:value-type="float">
            <text:p>9700</text:p>
          </table:table-cell>
          <table:table-cell office:value-type="float" office:value="12.205" calcext:value-type="float">
            <text:p>12.205</text:p>
          </table:table-cell>
          <table:table-cell table:formula="of:=POWER([.A98]; 2)*[.$B$2]/POWER([.$A$2]; 2)" office:value-type="float" office:value="20.2923903" calcext:value-type="float">
            <text:p>20.2923903</text:p>
          </table:table-cell>
          <table:table-cell table:formula="of:=POWER([.A98]; 2)*LOG([.A98]; 2) / (POWER([.$A$2]; 2) * LOG([.$A$2]; 2)) * [.$B$2]" office:value-type="float" office:value="40.4505640343693" calcext:value-type="float">
            <text:p>40.4505640343693</text:p>
          </table:table-cell>
          <table:table-cell table:formula="of:=POWER([.A98]; 3)*[.$B$2]/POWER([.$A$2]; 3)" office:value-type="float" office:value="1968.3618591" calcext:value-type="float">
            <text:p>1968.3618591</text:p>
          </table:table-cell>
        </table:table-row>
        <table:table-row table:style-name="ro1">
          <table:table-cell office:value-type="float" office:value="9800" calcext:value-type="float">
            <text:p>9800</text:p>
          </table:table-cell>
          <table:table-cell office:value-type="float" office:value="12.6981" calcext:value-type="float">
            <text:p>12.6981</text:p>
          </table:table-cell>
          <table:table-cell table:formula="of:=POWER([.A99]; 2)*[.$B$2]/POWER([.$A$2]; 2)" office:value-type="float" office:value="20.7129468" calcext:value-type="float">
            <text:p>20.7129468</text:p>
          </table:table-cell>
          <table:table-cell table:formula="of:=POWER([.A99]; 2)*LOG([.A99]; 2) / (POWER([.$A$2]; 2) * LOG([.$A$2]; 2)) * [.$B$2]" office:value-type="float" office:value="41.3350266862957" calcext:value-type="float">
            <text:p>41.3350266862957</text:p>
          </table:table-cell>
          <table:table-cell table:formula="of:=POWER([.A99]; 3)*[.$B$2]/POWER([.$A$2]; 3)" office:value-type="float" office:value="2029.8687864" calcext:value-type="float">
            <text:p>2029.8687864</text:p>
          </table:table-cell>
        </table:table-row>
        <table:table-row table:style-name="ro1">
          <table:table-cell office:value-type="float" office:value="9900" calcext:value-type="float">
            <text:p>9900</text:p>
          </table:table-cell>
          <table:table-cell office:value-type="float" office:value="12.9805" calcext:value-type="float">
            <text:p>12.9805</text:p>
          </table:table-cell>
          <table:table-cell table:formula="of:=POWER([.A100]; 2)*[.$B$2]/POWER([.$A$2]; 2)" office:value-type="float" office:value="21.1378167" calcext:value-type="float">
            <text:p>21.1378167</text:p>
          </table:table-cell>
          <table:table-cell table:formula="of:=POWER([.A100]; 2)*LOG([.A100]; 2) / (POWER([.$A$2]; 2) * LOG([.$A$2]; 2)) * [.$B$2]" office:value-type="float" office:value="42.2295021717359" calcext:value-type="float">
            <text:p>42.2295021717359</text:p>
          </table:table-cell>
          <table:table-cell table:formula="of:=POWER([.A100]; 3)*[.$B$2]/POWER([.$A$2]; 3)" office:value-type="float" office:value="2092.6438533" calcext:value-type="float">
            <text:p>2092.6438533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3.4299" calcext:value-type="float">
            <text:p>13.4299</text:p>
          </table:table-cell>
          <table:table-cell table:formula="of:=POWER([.A101]; 2)*[.$B$2]/POWER([.$A$2]; 2)" office:value-type="float" office:value="21.567" calcext:value-type="float">
            <text:p>21.567</text:p>
          </table:table-cell>
          <table:table-cell table:formula="of:=POWER([.A101]; 2)*LOG([.A101]; 2) / (POWER([.$A$2]; 2) * LOG([.$A$2]; 2)) * [.$B$2]" office:value-type="float" office:value="43.134" calcext:value-type="float">
            <text:p>43.134</text:p>
          </table:table-cell>
          <table:table-cell table:formula="of:=POWER([.A101]; 3)*[.$B$2]/POWER([.$A$2]; 3)" office:value-type="float" office:value="2156.7" calcext:value-type="float">
            <text:p>2156.7</text:p>
          </table:table-cell>
        </table:table-row>
        <table:table-row table:style-name="ro1">
          <table:table-cell office:value-type="float" office:value="10100" calcext:value-type="float">
            <text:p>10100</text:p>
          </table:table-cell>
          <table:table-cell office:value-type="float" office:value="13.5541" calcext:value-type="float">
            <text:p>13.5541</text:p>
          </table:table-cell>
          <table:table-cell table:formula="of:=POWER([.A102]; 2)*[.$B$2]/POWER([.$A$2]; 2)" office:value-type="float" office:value="22.0004967" calcext:value-type="float">
            <text:p>22.0004967</text:p>
          </table:table-cell>
          <table:table-cell table:formula="of:=POWER([.A102]; 2)*LOG([.A102]; 2) / (POWER([.$A$2]; 2) * LOG([.$A$2]; 2)) * [.$B$2]" office:value-type="float" office:value="44.0485295848223" calcext:value-type="float">
            <text:p>44.0485295848223</text:p>
          </table:table-cell>
          <table:table-cell table:formula="of:=POWER([.A102]; 3)*[.$B$2]/POWER([.$A$2]; 3)" office:value-type="float" office:value="2222.0501667" calcext:value-type="float">
            <text:p>2222.0501667</text:p>
          </table:table-cell>
        </table:table-row>
        <table:table-row table:style-name="ro1">
          <table:table-cell office:value-type="float" office:value="10200" calcext:value-type="float">
            <text:p>10200</text:p>
          </table:table-cell>
          <table:table-cell office:value-type="float" office:value="14.0382" calcext:value-type="float">
            <text:p>14.0382</text:p>
          </table:table-cell>
          <table:table-cell table:formula="of:=POWER([.A103]; 2)*[.$B$2]/POWER([.$A$2]; 2)" office:value-type="float" office:value="22.4383068" calcext:value-type="float">
            <text:p>22.4383068</text:p>
          </table:table-cell>
          <table:table-cell table:formula="of:=POWER([.A103]; 2)*LOG([.A103]; 2) / (POWER([.$A$2]; 2) * LOG([.$A$2]; 2)) * [.$B$2]" office:value-type="float" office:value="44.9731002462633" calcext:value-type="float">
            <text:p>44.9731002462633</text:p>
          </table:table-cell>
          <table:table-cell table:formula="of:=POWER([.A103]; 3)*[.$B$2]/POWER([.$A$2]; 3)" office:value-type="float" office:value="2288.7072936" calcext:value-type="float">
            <text:p>2288.7072936</text:p>
          </table:table-cell>
        </table:table-row>
        <table:table-row table:style-name="ro1">
          <table:table-cell office:value-type="float" office:value="10300" calcext:value-type="float">
            <text:p>10300</text:p>
          </table:table-cell>
          <table:table-cell office:value-type="float" office:value="14.5737" calcext:value-type="float">
            <text:p>14.5737</text:p>
          </table:table-cell>
          <table:table-cell table:formula="of:=POWER([.A104]; 2)*[.$B$2]/POWER([.$A$2]; 2)" office:value-type="float" office:value="22.8804303" calcext:value-type="float">
            <text:p>22.8804303</text:p>
          </table:table-cell>
          <table:table-cell table:formula="of:=POWER([.A104]; 2)*LOG([.A104]; 2) / (POWER([.$A$2]; 2) * LOG([.$A$2]; 2)) * [.$B$2]" office:value-type="float" office:value="45.9077212125561" calcext:value-type="float">
            <text:p>45.9077212125561</text:p>
          </table:table-cell>
          <table:table-cell table:formula="of:=POWER([.A104]; 3)*[.$B$2]/POWER([.$A$2]; 3)" office:value-type="float" office:value="2356.6843209" calcext:value-type="float">
            <text:p>2356.6843209</text:p>
          </table:table-cell>
        </table:table-row>
        <table:table-row table:style-name="ro1">
          <table:table-cell office:value-type="float" office:value="10400" calcext:value-type="float">
            <text:p>10400</text:p>
          </table:table-cell>
          <table:table-cell office:value-type="float" office:value="14.7929" calcext:value-type="float">
            <text:p>14.7929</text:p>
          </table:table-cell>
          <table:table-cell table:formula="of:=POWER([.A105]; 2)*[.$B$2]/POWER([.$A$2]; 2)" office:value-type="float" office:value="23.3268672" calcext:value-type="float">
            <text:p>23.3268672</text:p>
          </table:table-cell>
          <table:table-cell table:formula="of:=POWER([.A105]; 2)*LOG([.A105]; 2) / (POWER([.$A$2]; 2) * LOG([.$A$2]; 2)) * [.$B$2]" office:value-type="float" office:value="46.8524016218976" calcext:value-type="float">
            <text:p>46.8524016218976</text:p>
          </table:table-cell>
          <table:table-cell table:formula="of:=POWER([.A105]; 3)*[.$B$2]/POWER([.$A$2]; 3)" office:value-type="float" office:value="2425.9941888" calcext:value-type="float">
            <text:p>2425.9941888</text:p>
          </table:table-cell>
        </table:table-row>
        <table:table-row table:style-name="ro1">
          <table:table-cell office:value-type="float" office:value="10500" calcext:value-type="float">
            <text:p>10500</text:p>
          </table:table-cell>
          <table:table-cell office:value-type="float" office:value="15.2053" calcext:value-type="float">
            <text:p>15.2053</text:p>
          </table:table-cell>
          <table:table-cell table:formula="of:=POWER([.A106]; 2)*[.$B$2]/POWER([.$A$2]; 2)" office:value-type="float" office:value="23.7776175" calcext:value-type="float">
            <text:p>23.7776175</text:p>
          </table:table-cell>
          <table:table-cell table:formula="of:=POWER([.A106]; 2)*LOG([.A106]; 2) / (POWER([.$A$2]; 2) * LOG([.$A$2]; 2)) * [.$B$2]" office:value-type="float" office:value="47.807150524189" calcext:value-type="float">
            <text:p>47.807150524189</text:p>
          </table:table-cell>
          <table:table-cell table:formula="of:=POWER([.A106]; 3)*[.$B$2]/POWER([.$A$2]; 3)" office:value-type="float" office:value="2496.6498375" calcext:value-type="float">
            <text:p>2496.6498375</text:p>
          </table:table-cell>
        </table:table-row>
        <table:table-row table:style-name="ro1">
          <table:table-cell office:value-type="float" office:value="10600" calcext:value-type="float">
            <text:p>10600</text:p>
          </table:table-cell>
          <table:table-cell office:value-type="float" office:value="15.6369" calcext:value-type="float">
            <text:p>15.6369</text:p>
          </table:table-cell>
          <table:table-cell table:formula="of:=POWER([.A107]; 2)*[.$B$2]/POWER([.$A$2]; 2)" office:value-type="float" office:value="24.2326812" calcext:value-type="float">
            <text:p>24.2326812</text:p>
          </table:table-cell>
          <table:table-cell table:formula="of:=POWER([.A107]; 2)*LOG([.A107]; 2) / (POWER([.$A$2]; 2) * LOG([.$A$2]; 2)) * [.$B$2]" office:value-type="float" office:value="48.7719768827257" calcext:value-type="float">
            <text:p>48.7719768827257</text:p>
          </table:table-cell>
          <table:table-cell table:formula="of:=POWER([.A107]; 3)*[.$B$2]/POWER([.$A$2]; 3)" office:value-type="float" office:value="2568.6642072" calcext:value-type="float">
            <text:p>2568.6642072</text:p>
          </table:table-cell>
        </table:table-row>
        <table:table-row table:style-name="ro1">
          <table:table-cell office:value-type="float" office:value="10700" calcext:value-type="float">
            <text:p>10700</text:p>
          </table:table-cell>
          <table:table-cell office:value-type="float" office:value="16.2442" calcext:value-type="float">
            <text:p>16.2442</text:p>
          </table:table-cell>
          <table:table-cell table:formula="of:=POWER([.A108]; 2)*[.$B$2]/POWER([.$A$2]; 2)" office:value-type="float" office:value="24.6920583" calcext:value-type="float">
            <text:p>24.6920583</text:p>
          </table:table-cell>
          <table:table-cell table:formula="of:=POWER([.A108]; 2)*LOG([.A108]; 2) / (POWER([.$A$2]; 2) * LOG([.$A$2]; 2)) * [.$B$2]" office:value-type="float" office:value="49.7468895758387" calcext:value-type="float">
            <text:p>49.7468895758387</text:p>
          </table:table-cell>
          <table:table-cell table:formula="of:=POWER([.A108]; 3)*[.$B$2]/POWER([.$A$2]; 3)" office:value-type="float" office:value="2642.0502381" calcext:value-type="float">
            <text:p>2642.0502381</text:p>
          </table:table-cell>
        </table:table-row>
        <table:table-row table:style-name="ro1">
          <table:table-cell office:value-type="float" office:value="10800" calcext:value-type="float">
            <text:p>10800</text:p>
          </table:table-cell>
          <table:table-cell office:value-type="float" office:value="16.5879" calcext:value-type="float">
            <text:p>16.5879</text:p>
          </table:table-cell>
          <table:table-cell table:formula="of:=POWER([.A109]; 2)*[.$B$2]/POWER([.$A$2]; 2)" office:value-type="float" office:value="25.1557488" calcext:value-type="float">
            <text:p>25.1557488</text:p>
          </table:table-cell>
          <table:table-cell table:formula="of:=POWER([.A109]; 2)*LOG([.A109]; 2) / (POWER([.$A$2]; 2) * LOG([.$A$2]; 2)) * [.$B$2]" office:value-type="float" office:value="50.7318973984912" calcext:value-type="float">
            <text:p>50.7318973984912</text:p>
          </table:table-cell>
          <table:table-cell table:formula="of:=POWER([.A109]; 3)*[.$B$2]/POWER([.$A$2]; 3)" office:value-type="float" office:value="2716.8208704" calcext:value-type="float">
            <text:p>2716.8208704</text:p>
          </table:table-cell>
        </table:table-row>
        <table:table-row table:style-name="ro1">
          <table:table-cell office:value-type="float" office:value="10900" calcext:value-type="float">
            <text:p>10900</text:p>
          </table:table-cell>
          <table:table-cell office:value-type="float" office:value="16.4294" calcext:value-type="float">
            <text:p>16.4294</text:p>
          </table:table-cell>
          <table:table-cell table:formula="of:=POWER([.A110]; 2)*[.$B$2]/POWER([.$A$2]; 2)" office:value-type="float" office:value="25.6237527" calcext:value-type="float">
            <text:p>25.6237527</text:p>
          </table:table-cell>
          <table:table-cell table:formula="of:=POWER([.A110]; 2)*LOG([.A110]; 2) / (POWER([.$A$2]; 2) * LOG([.$A$2]; 2)) * [.$B$2]" office:value-type="float" office:value="51.7270090638288" calcext:value-type="float">
            <text:p>51.7270090638288</text:p>
          </table:table-cell>
          <table:table-cell table:formula="of:=POWER([.A110]; 3)*[.$B$2]/POWER([.$A$2]; 3)" office:value-type="float" office:value="2792.9890443" calcext:value-type="float">
            <text:p>2792.9890443</text:p>
          </table:table-cell>
        </table:table-row>
        <table:table-row table:style-name="ro1">
          <table:table-cell office:value-type="float" office:value="11000" calcext:value-type="float">
            <text:p>11000</text:p>
          </table:table-cell>
          <table:table-cell office:value-type="float" office:value="17.2056" calcext:value-type="float">
            <text:p>17.2056</text:p>
          </table:table-cell>
          <table:table-cell table:formula="of:=POWER([.A111]; 2)*[.$B$2]/POWER([.$A$2]; 2)" office:value-type="float" office:value="26.09607" calcext:value-type="float">
            <text:p>26.09607</text:p>
          </table:table-cell>
          <table:table-cell table:formula="of:=POWER([.A111]; 2)*LOG([.A111]; 2) / (POWER([.$A$2]; 2) * LOG([.$A$2]; 2)) * [.$B$2]" office:value-type="float" office:value="52.7322332046885" calcext:value-type="float">
            <text:p>52.7322332046885</text:p>
          </table:table-cell>
          <table:table-cell table:formula="of:=POWER([.A111]; 3)*[.$B$2]/POWER([.$A$2]; 3)" office:value-type="float" office:value="2870.5677" calcext:value-type="float">
            <text:p>2870.5677</text:p>
          </table:table-cell>
        </table:table-row>
        <table:table-row table:style-name="ro1">
          <table:table-cell office:value-type="float" office:value="11100" calcext:value-type="float">
            <text:p>11100</text:p>
          </table:table-cell>
          <table:table-cell office:value-type="float" office:value="17.9396" calcext:value-type="float">
            <text:p>17.9396</text:p>
          </table:table-cell>
          <table:table-cell table:formula="of:=POWER([.A112]; 2)*[.$B$2]/POWER([.$A$2]; 2)" office:value-type="float" office:value="26.5727007" calcext:value-type="float">
            <text:p>26.5727007</text:p>
          </table:table-cell>
          <table:table-cell table:formula="of:=POWER([.A112]; 2)*LOG([.A112]; 2) / (POWER([.$A$2]; 2) * LOG([.$A$2]; 2)) * [.$B$2]" office:value-type="float" office:value="53.7475783750651" calcext:value-type="float">
            <text:p>53.7475783750651</text:p>
          </table:table-cell>
          <table:table-cell table:formula="of:=POWER([.A112]; 3)*[.$B$2]/POWER([.$A$2]; 3)" office:value-type="float" office:value="2949.5697777" calcext:value-type="float">
            <text:p>2949.5697777</text:p>
          </table:table-cell>
        </table:table-row>
        <table:table-row table:style-name="ro1">
          <table:table-cell office:value-type="float" office:value="11200" calcext:value-type="float">
            <text:p>11200</text:p>
          </table:table-cell>
          <table:table-cell office:value-type="float" office:value="18.2803" calcext:value-type="float">
            <text:p>18.2803</text:p>
          </table:table-cell>
          <table:table-cell table:formula="of:=POWER([.A113]; 2)*[.$B$2]/POWER([.$A$2]; 2)" office:value-type="float" office:value="27.0536448" calcext:value-type="float">
            <text:p>27.0536448</text:p>
          </table:table-cell>
          <table:table-cell table:formula="of:=POWER([.A113]; 2)*LOG([.A113]; 2) / (POWER([.$A$2]; 2) * LOG([.$A$2]; 2)) * [.$B$2]" office:value-type="float" office:value="54.7730530515387" calcext:value-type="float">
            <text:p>54.7730530515387</text:p>
          </table:table-cell>
          <table:table-cell table:formula="of:=POWER([.A113]; 3)*[.$B$2]/POWER([.$A$2]; 3)" office:value-type="float" office:value="3030.0082176" calcext:value-type="float">
            <text:p>3030.0082176</text:p>
          </table:table-cell>
        </table:table-row>
        <table:table-row table:style-name="ro1">
          <table:table-cell office:value-type="float" office:value="11300" calcext:value-type="float">
            <text:p>11300</text:p>
          </table:table-cell>
          <table:table-cell office:value-type="float" office:value="18.4717" calcext:value-type="float">
            <text:p>18.4717</text:p>
          </table:table-cell>
          <table:table-cell table:formula="of:=POWER([.A114]; 2)*[.$B$2]/POWER([.$A$2]; 2)" office:value-type="float" office:value="27.5389023" calcext:value-type="float">
            <text:p>27.5389023</text:p>
          </table:table-cell>
          <table:table-cell table:formula="of:=POWER([.A114]; 2)*LOG([.A114]; 2) / (POWER([.$A$2]; 2) * LOG([.$A$2]; 2)) * [.$B$2]" office:value-type="float" office:value="55.808665634663" calcext:value-type="float">
            <text:p>55.808665634663</text:p>
          </table:table-cell>
          <table:table-cell table:formula="of:=POWER([.A114]; 3)*[.$B$2]/POWER([.$A$2]; 3)" office:value-type="float" office:value="3111.8959599" calcext:value-type="float">
            <text:p>3111.8959599</text:p>
          </table:table-cell>
        </table:table-row>
        <table:table-row table:style-name="ro1">
          <table:table-cell office:value-type="float" office:value="11400" calcext:value-type="float">
            <text:p>11400</text:p>
          </table:table-cell>
          <table:table-cell office:value-type="float" office:value="19.5351" calcext:value-type="float">
            <text:p>19.5351</text:p>
          </table:table-cell>
          <table:table-cell table:formula="of:=POWER([.A115]; 2)*[.$B$2]/POWER([.$A$2]; 2)" office:value-type="float" office:value="28.0284732" calcext:value-type="float">
            <text:p>28.0284732</text:p>
          </table:table-cell>
          <table:table-cell table:formula="of:=POWER([.A115]; 2)*LOG([.A115]; 2) / (POWER([.$A$2]; 2) * LOG([.$A$2]; 2)) * [.$B$2]" office:value-type="float" office:value="56.8544244503172" calcext:value-type="float">
            <text:p>56.8544244503172</text:p>
          </table:table-cell>
          <table:table-cell table:formula="of:=POWER([.A115]; 3)*[.$B$2]/POWER([.$A$2]; 3)" office:value-type="float" office:value="3195.2459448" calcext:value-type="float">
            <text:p>3195.2459448</text:p>
          </table:table-cell>
        </table:table-row>
        <table:table-row table:style-name="ro1">
          <table:table-cell office:value-type="float" office:value="11500" calcext:value-type="float">
            <text:p>11500</text:p>
          </table:table-cell>
          <table:table-cell office:value-type="float" office:value="19.9366" calcext:value-type="float">
            <text:p>19.9366</text:p>
          </table:table-cell>
          <table:table-cell table:formula="of:=POWER([.A116]; 2)*[.$B$2]/POWER([.$A$2]; 2)" office:value-type="float" office:value="28.5223575" calcext:value-type="float">
            <text:p>28.5223575</text:p>
          </table:table-cell>
          <table:table-cell table:formula="of:=POWER([.A116]; 2)*LOG([.A116]; 2) / (POWER([.$A$2]; 2) * LOG([.$A$2]; 2)) * [.$B$2]" office:value-type="float" office:value="57.9103377510218" calcext:value-type="float">
            <text:p>57.9103377510218</text:p>
          </table:table-cell>
          <table:table-cell table:formula="of:=POWER([.A116]; 3)*[.$B$2]/POWER([.$A$2]; 3)" office:value-type="float" office:value="3280.0711125" calcext:value-type="float">
            <text:p>3280.0711125</text:p>
          </table:table-cell>
        </table:table-row>
        <table:table-row table:style-name="ro1">
          <table:table-cell office:value-type="float" office:value="11600" calcext:value-type="float">
            <text:p>11600</text:p>
          </table:table-cell>
          <table:table-cell office:value-type="float" office:value="20.075" calcext:value-type="float">
            <text:p>20.075</text:p>
          </table:table-cell>
          <table:table-cell table:formula="of:=POWER([.A117]; 2)*[.$B$2]/POWER([.$A$2]; 2)" office:value-type="float" office:value="29.0205552" calcext:value-type="float">
            <text:p>29.0205552</text:p>
          </table:table-cell>
          <table:table-cell table:formula="of:=POWER([.A117]; 2)*LOG([.A117]; 2) / (POWER([.$A$2]; 2) * LOG([.$A$2]; 2)) * [.$B$2]" office:value-type="float" office:value="58.9764137172204" calcext:value-type="float">
            <text:p>58.9764137172204</text:p>
          </table:table-cell>
          <table:table-cell table:formula="of:=POWER([.A117]; 3)*[.$B$2]/POWER([.$A$2]; 3)" office:value-type="float" office:value="3366.3844032" calcext:value-type="float">
            <text:p>3366.3844032</text:p>
          </table:table-cell>
        </table:table-row>
        <table:table-row table:style-name="ro1">
          <table:table-cell office:value-type="float" office:value="11700" calcext:value-type="float">
            <text:p>11700</text:p>
          </table:table-cell>
          <table:table-cell office:value-type="float" office:value="20.6752" calcext:value-type="float">
            <text:p>20.6752</text:p>
          </table:table-cell>
          <table:table-cell table:formula="of:=POWER([.A118]; 2)*[.$B$2]/POWER([.$A$2]; 2)" office:value-type="float" office:value="29.5230663" calcext:value-type="float">
            <text:p>29.5230663</text:p>
          </table:table-cell>
          <table:table-cell table:formula="of:=POWER([.A118]; 2)*LOG([.A118]; 2) / (POWER([.$A$2]; 2) * LOG([.$A$2]; 2)) * [.$B$2]" office:value-type="float" office:value="60.0526604585273" calcext:value-type="float">
            <text:p>60.0526604585273</text:p>
          </table:table-cell>
          <table:table-cell table:formula="of:=POWER([.A118]; 3)*[.$B$2]/POWER([.$A$2]; 3)" office:value-type="float" office:value="3454.1987571" calcext:value-type="float">
            <text:p>3454.1987571</text:p>
          </table:table-cell>
        </table:table-row>
        <table:table-row table:style-name="ro1">
          <table:table-cell office:value-type="float" office:value="11800" calcext:value-type="float">
            <text:p>11800</text:p>
          </table:table-cell>
          <table:table-cell office:value-type="float" office:value="21.2967" calcext:value-type="float">
            <text:p>21.2967</text:p>
          </table:table-cell>
          <table:table-cell table:formula="of:=POWER([.A119]; 2)*[.$B$2]/POWER([.$A$2]; 2)" office:value-type="float" office:value="30.0298908" calcext:value-type="float">
            <text:p>30.0298908</text:p>
          </table:table-cell>
          <table:table-cell table:formula="of:=POWER([.A119]; 2)*LOG([.A119]; 2) / (POWER([.$A$2]; 2) * LOG([.$A$2]; 2)) * [.$B$2]" office:value-type="float" office:value="61.1390860149439" calcext:value-type="float">
            <text:p>61.1390860149439</text:p>
          </table:table-cell>
          <table:table-cell table:formula="of:=POWER([.A119]; 3)*[.$B$2]/POWER([.$A$2]; 3)" office:value-type="float" office:value="3543.5271144" calcext:value-type="float">
            <text:p>3543.5271144</text:p>
          </table:table-cell>
        </table:table-row>
        <table:table-row table:style-name="ro1">
          <table:table-cell office:value-type="float" office:value="11900" calcext:value-type="float">
            <text:p>11900</text:p>
          </table:table-cell>
          <table:table-cell office:value-type="float" office:value="21.7233" calcext:value-type="float">
            <text:p>21.7233</text:p>
          </table:table-cell>
          <table:table-cell table:formula="of:=POWER([.A120]; 2)*[.$B$2]/POWER([.$A$2]; 2)" office:value-type="float" office:value="30.5410287" calcext:value-type="float">
            <text:p>30.5410287</text:p>
          </table:table-cell>
          <table:table-cell table:formula="of:=POWER([.A120]; 2)*LOG([.A120]; 2) / (POWER([.$A$2]; 2) * LOG([.$A$2]; 2)) * [.$B$2]" office:value-type="float" office:value="62.2356983580435" calcext:value-type="float">
            <text:p>62.2356983580435</text:p>
          </table:table-cell>
          <table:table-cell table:formula="of:=POWER([.A120]; 3)*[.$B$2]/POWER([.$A$2]; 3)" office:value-type="float" office:value="3634.3824153" calcext:value-type="float">
            <text:p>3634.3824153</text:p>
          </table:table-cell>
        </table:table-row>
        <table:table-row table:style-name="ro1">
          <table:table-cell office:value-type="float" office:value="12000" calcext:value-type="float">
            <text:p>12000</text:p>
          </table:table-cell>
          <table:table-cell office:value-type="float" office:value="22.2469" calcext:value-type="float">
            <text:p>22.2469</text:p>
          </table:table-cell>
          <table:table-cell table:formula="of:=POWER([.A121]; 2)*[.$B$2]/POWER([.$A$2]; 2)" office:value-type="float" office:value="31.05648" calcext:value-type="float">
            <text:p>31.05648</text:p>
          </table:table-cell>
          <table:table-cell table:formula="of:=POWER([.A121]; 2)*LOG([.A121]; 2) / (POWER([.$A$2]; 2) * LOG([.$A$2]; 2)) * [.$B$2]" office:value-type="float" office:value="63.3425053921266" calcext:value-type="float">
            <text:p>63.3425053921266</text:p>
          </table:table-cell>
          <table:table-cell table:formula="of:=POWER([.A121]; 3)*[.$B$2]/POWER([.$A$2]; 3)" office:value-type="float" office:value="3726.7776" calcext:value-type="float">
            <text:p>3726.7776</text:p>
          </table:table-cell>
        </table:table-row>
        <table:table-row table:style-name="ro1">
          <table:table-cell office:value-type="float" office:value="12100" calcext:value-type="float">
            <text:p>12100</text:p>
          </table:table-cell>
          <table:table-cell office:value-type="float" office:value="22.8813" calcext:value-type="float">
            <text:p>22.8813</text:p>
          </table:table-cell>
          <table:table-cell table:formula="of:=POWER([.A122]; 2)*[.$B$2]/POWER([.$A$2]; 2)" office:value-type="float" office:value="31.5762447" calcext:value-type="float">
            <text:p>31.5762447</text:p>
          </table:table-cell>
          <table:table-cell table:formula="of:=POWER([.A122]; 2)*LOG([.A122]; 2) / (POWER([.$A$2]; 2) * LOG([.$A$2]; 2)) * [.$B$2]" office:value-type="float" office:value="64.4595149553462" calcext:value-type="float">
            <text:p>64.4595149553462</text:p>
          </table:table-cell>
          <table:table-cell table:formula="of:=POWER([.A122]; 3)*[.$B$2]/POWER([.$A$2]; 3)" office:value-type="float" office:value="3820.7256087" calcext:value-type="float">
            <text:p>3820.7256087</text:p>
          </table:table-cell>
        </table:table-row>
        <table:table-row table:style-name="ro1">
          <table:table-cell office:value-type="float" office:value="12200" calcext:value-type="float">
            <text:p>12200</text:p>
          </table:table-cell>
          <table:table-cell office:value-type="float" office:value="23.2029" calcext:value-type="float">
            <text:p>23.2029</text:p>
          </table:table-cell>
          <table:table-cell table:formula="of:=POWER([.A123]; 2)*[.$B$2]/POWER([.$A$2]; 2)" office:value-type="float" office:value="32.1003228" calcext:value-type="float">
            <text:p>32.1003228</text:p>
          </table:table-cell>
          <table:table-cell table:formula="of:=POWER([.A123]; 2)*LOG([.A123]; 2) / (POWER([.$A$2]; 2) * LOG([.$A$2]; 2)) * [.$B$2]" office:value-type="float" office:value="65.5867348208064" calcext:value-type="float">
            <text:p>65.5867348208064</text:p>
          </table:table-cell>
          <table:table-cell table:formula="of:=POWER([.A123]; 3)*[.$B$2]/POWER([.$A$2]; 3)" office:value-type="float" office:value="3916.2393816" calcext:value-type="float">
            <text:p>3916.2393816</text:p>
          </table:table-cell>
        </table:table-row>
        <table:table-row table:style-name="ro1">
          <table:table-cell office:value-type="float" office:value="12300" calcext:value-type="float">
            <text:p>12300</text:p>
          </table:table-cell>
          <table:table-cell office:value-type="float" office:value="23.6382" calcext:value-type="float">
            <text:p>23.6382</text:p>
          </table:table-cell>
          <table:table-cell table:formula="of:=POWER([.A124]; 2)*[.$B$2]/POWER([.$A$2]; 2)" office:value-type="float" office:value="32.6287143" calcext:value-type="float">
            <text:p>32.6287143</text:p>
          </table:table-cell>
          <table:table-cell table:formula="of:=POWER([.A124]; 2)*LOG([.A124]; 2) / (POWER([.$A$2]; 2) * LOG([.$A$2]; 2)) * [.$B$2]" office:value-type="float" office:value="66.7241726976329" calcext:value-type="float">
            <text:p>66.7241726976329</text:p>
          </table:table-cell>
          <table:table-cell table:formula="of:=POWER([.A124]; 3)*[.$B$2]/POWER([.$A$2]; 3)" office:value-type="float" office:value="4013.3318589" calcext:value-type="float">
            <text:p>4013.3318589</text:p>
          </table:table-cell>
        </table:table-row>
        <table:table-row table:style-name="ro1">
          <table:table-cell office:value-type="float" office:value="12400" calcext:value-type="float">
            <text:p>12400</text:p>
          </table:table-cell>
          <table:table-cell office:value-type="float" office:value="24.9913" calcext:value-type="float">
            <text:p>24.9913</text:p>
          </table:table-cell>
          <table:table-cell table:formula="of:=POWER([.A125]; 2)*[.$B$2]/POWER([.$A$2]; 2)" office:value-type="float" office:value="33.1614192" calcext:value-type="float">
            <text:p>33.1614192</text:p>
          </table:table-cell>
          <table:table-cell table:formula="of:=POWER([.A125]; 2)*LOG([.A125]; 2) / (POWER([.$A$2]; 2) * LOG([.$A$2]; 2)) * [.$B$2]" office:value-type="float" office:value="67.8718362320177" calcext:value-type="float">
            <text:p>67.8718362320177</text:p>
          </table:table-cell>
          <table:table-cell table:formula="of:=POWER([.A125]; 3)*[.$B$2]/POWER([.$A$2]; 3)" office:value-type="float" office:value="4112.0159808" calcext:value-type="float">
            <text:p>4112.0159808</text:p>
          </table:table-cell>
        </table:table-row>
        <table:table-row table:style-name="ro1">
          <table:table-cell office:value-type="float" office:value="12500" calcext:value-type="float">
            <text:p>12500</text:p>
          </table:table-cell>
          <table:table-cell office:value-type="float" office:value="25.4465" calcext:value-type="float">
            <text:p>25.4465</text:p>
          </table:table-cell>
          <table:table-cell table:formula="of:=POWER([.A126]; 2)*[.$B$2]/POWER([.$A$2]; 2)" office:value-type="float" office:value="33.6984375" calcext:value-type="float">
            <text:p>33.6984375</text:p>
          </table:table-cell>
          <table:table-cell table:formula="of:=POWER([.A126]; 2)*LOG([.A126]; 2) / (POWER([.$A$2]; 2) * LOG([.$A$2]; 2)) * [.$B$2]" office:value-type="float" office:value="69.0297330082381" calcext:value-type="float">
            <text:p>69.0297330082381</text:p>
          </table:table-cell>
          <table:table-cell table:formula="of:=POWER([.A126]; 3)*[.$B$2]/POWER([.$A$2]; 3)" office:value-type="float" office:value="4212.3046875" calcext:value-type="float">
            <text:p>4212.3046875</text:p>
          </table:table-cell>
        </table:table-row>
        <table:table-row table:style-name="ro1">
          <table:table-cell office:value-type="float" office:value="12600" calcext:value-type="float">
            <text:p>12600</text:p>
          </table:table-cell>
          <table:table-cell office:value-type="float" office:value="25.756" calcext:value-type="float">
            <text:p>25.756</text:p>
          </table:table-cell>
          <table:table-cell table:formula="of:=POWER([.A127]; 2)*[.$B$2]/POWER([.$A$2]; 2)" office:value-type="float" office:value="34.2397692" calcext:value-type="float">
            <text:p>34.2397692</text:p>
          </table:table-cell>
          <table:table-cell table:formula="of:=POWER([.A127]; 2)*LOG([.A127]; 2) / (POWER([.$A$2]; 2) * LOG([.$A$2]; 2)) * [.$B$2]" office:value-type="float" office:value="70.1978705496518" calcext:value-type="float">
            <text:p>70.1978705496518</text:p>
          </table:table-cell>
          <table:table-cell table:formula="of:=POWER([.A127]; 3)*[.$B$2]/POWER([.$A$2]; 3)" office:value-type="float" office:value="4314.2109192" calcext:value-type="float">
            <text:p>4314.2109192</text:p>
          </table:table-cell>
        </table:table-row>
        <table:table-row table:style-name="ro1">
          <table:table-cell office:value-type="float" office:value="12700" calcext:value-type="float">
            <text:p>12700</text:p>
          </table:table-cell>
          <table:table-cell office:value-type="float" office:value="26.3546" calcext:value-type="float">
            <text:p>26.3546</text:p>
          </table:table-cell>
          <table:table-cell table:formula="of:=POWER([.A128]; 2)*[.$B$2]/POWER([.$A$2]; 2)" office:value-type="float" office:value="34.7854143" calcext:value-type="float">
            <text:p>34.7854143</text:p>
          </table:table-cell>
          <table:table-cell table:formula="of:=POWER([.A128]; 2)*LOG([.A128]; 2) / (POWER([.$A$2]; 2) * LOG([.$A$2]; 2)) * [.$B$2]" office:value-type="float" office:value="71.3762563196673" calcext:value-type="float">
            <text:p>71.3762563196673</text:p>
          </table:table-cell>
          <table:table-cell table:formula="of:=POWER([.A128]; 3)*[.$B$2]/POWER([.$A$2]; 3)" office:value-type="float" office:value="4417.7476161" calcext:value-type="float">
            <text:p>4417.7476161</text:p>
          </table:table-cell>
        </table:table-row>
        <table:table-row table:style-name="ro1">
          <table:table-cell office:value-type="float" office:value="12800" calcext:value-type="float">
            <text:p>12800</text:p>
          </table:table-cell>
          <table:table-cell office:value-type="float" office:value="27.223" calcext:value-type="float">
            <text:p>27.223</text:p>
          </table:table-cell>
          <table:table-cell table:formula="of:=POWER([.A129]; 2)*[.$B$2]/POWER([.$A$2]; 2)" office:value-type="float" office:value="35.3353728" calcext:value-type="float">
            <text:p>35.3353728</text:p>
          </table:table-cell>
          <table:table-cell table:formula="of:=POWER([.A129]; 2)*LOG([.A129]; 2) / (POWER([.$A$2]; 2) * LOG([.$A$2]; 2)) * [.$B$2]" office:value-type="float" office:value="72.5648977226921" calcext:value-type="float">
            <text:p>72.5648977226921</text:p>
          </table:table-cell>
          <table:table-cell table:formula="of:=POWER([.A129]; 3)*[.$B$2]/POWER([.$A$2]; 3)" office:value-type="float" office:value="4522.9277184" calcext:value-type="float">
            <text:p>4522.9277184</text:p>
          </table:table-cell>
        </table:table-row>
        <table:table-row table:style-name="ro1">
          <table:table-cell office:value-type="float" office:value="12900" calcext:value-type="float">
            <text:p>12900</text:p>
          </table:table-cell>
          <table:table-cell office:value-type="float" office:value="27.8766" calcext:value-type="float">
            <text:p>27.8766</text:p>
          </table:table-cell>
          <table:table-cell table:formula="of:=POWER([.A130]; 2)*[.$B$2]/POWER([.$A$2]; 2)" office:value-type="float" office:value="35.8896447" calcext:value-type="float">
            <text:p>35.8896447</text:p>
          </table:table-cell>
          <table:table-cell table:formula="of:=POWER([.A130]; 2)*LOG([.A130]; 2) / (POWER([.$A$2]; 2) * LOG([.$A$2]; 2)) * [.$B$2]" office:value-type="float" office:value="73.763802105058" calcext:value-type="float">
            <text:p>73.763802105058</text:p>
          </table:table-cell>
          <table:table-cell table:formula="of:=POWER([.A130]; 3)*[.$B$2]/POWER([.$A$2]; 3)" office:value-type="float" office:value="4629.7641663" calcext:value-type="float">
            <text:p>4629.7641663</text:p>
          </table:table-cell>
        </table:table-row>
        <table:table-row table:style-name="ro1">
          <table:table-cell office:value-type="float" office:value="13000" calcext:value-type="float">
            <text:p>13000</text:p>
          </table:table-cell>
          <table:table-cell office:value-type="float" office:value="31.2373" calcext:value-type="float">
            <text:p>31.2373</text:p>
          </table:table-cell>
          <table:table-cell table:formula="of:=POWER([.A131]; 2)*[.$B$2]/POWER([.$A$2]; 2)" office:value-type="float" office:value="36.44823" calcext:value-type="float">
            <text:p>36.44823</text:p>
          </table:table-cell>
          <table:table-cell table:formula="of:=POWER([.A131]; 2)*LOG([.A131]; 2) / (POWER([.$A$2]; 2) * LOG([.$A$2]; 2)) * [.$B$2]" office:value-type="float" office:value="74.9729767559253" calcext:value-type="float">
            <text:p>74.9729767559253</text:p>
          </table:table-cell>
          <table:table-cell table:formula="of:=POWER([.A131]; 3)*[.$B$2]/POWER([.$A$2]; 3)" office:value-type="float" office:value="4738.2699" calcext:value-type="float">
            <text:p>4738.2699</text:p>
          </table:table-cell>
        </table:table-row>
        <table:table-row table:style-name="ro1">
          <table:table-cell office:value-type="float" office:value="13100" calcext:value-type="float">
            <text:p>13100</text:p>
          </table:table-cell>
          <table:table-cell office:value-type="float" office:value="28.1954" calcext:value-type="float">
            <text:p>28.1954</text:p>
          </table:table-cell>
          <table:table-cell table:formula="of:=POWER([.A132]; 2)*[.$B$2]/POWER([.$A$2]; 2)" office:value-type="float" office:value="37.0111287" calcext:value-type="float">
            <text:p>37.0111287</text:p>
          </table:table-cell>
          <table:table-cell table:formula="of:=POWER([.A132]; 2)*LOG([.A132]; 2) / (POWER([.$A$2]; 2) * LOG([.$A$2]; 2)) * [.$B$2]" office:value-type="float" office:value="76.1924289081656" calcext:value-type="float">
            <text:p>76.1924289081656</text:p>
          </table:table-cell>
          <table:table-cell table:formula="of:=POWER([.A132]; 3)*[.$B$2]/POWER([.$A$2]; 3)" office:value-type="float" office:value="4848.4578597" calcext:value-type="float">
            <text:p>4848.4578597</text:p>
          </table:table-cell>
        </table:table-row>
        <table:table-row table:style-name="ro1">
          <table:table-cell office:value-type="float" office:value="13200" calcext:value-type="float">
            <text:p>13200</text:p>
          </table:table-cell>
          <table:table-cell office:value-type="float" office:value="30.7813" calcext:value-type="float">
            <text:p>30.7813</text:p>
          </table:table-cell>
          <table:table-cell table:formula="of:=POWER([.A133]; 2)*[.$B$2]/POWER([.$A$2]; 2)" office:value-type="float" office:value="37.5783408" calcext:value-type="float">
            <text:p>37.5783408</text:p>
          </table:table-cell>
          <table:table-cell table:formula="of:=POWER([.A133]; 2)*LOG([.A133]; 2) / (POWER([.$A$2]; 2) * LOG([.$A$2]; 2)) * [.$B$2]" office:value-type="float" office:value="77.4221657392246" calcext:value-type="float">
            <text:p>77.4221657392246</text:p>
          </table:table-cell>
          <table:table-cell table:formula="of:=POWER([.A133]; 3)*[.$B$2]/POWER([.$A$2]; 3)" office:value-type="float" office:value="4960.3409856" calcext:value-type="float">
            <text:p>4960.3409856</text:p>
          </table:table-cell>
        </table:table-row>
        <table:table-row table:style-name="ro1">
          <table:table-cell office:value-type="float" office:value="13300" calcext:value-type="float">
            <text:p>13300</text:p>
          </table:table-cell>
          <table:table-cell office:value-type="float" office:value="31.5316" calcext:value-type="float">
            <text:p>31.5316</text:p>
          </table:table-cell>
          <table:table-cell table:formula="of:=POWER([.A134]; 2)*[.$B$2]/POWER([.$A$2]; 2)" office:value-type="float" office:value="38.1498663" calcext:value-type="float">
            <text:p>38.1498663</text:p>
          </table:table-cell>
          <table:table-cell table:formula="of:=POWER([.A134]; 2)*LOG([.A134]; 2) / (POWER([.$A$2]; 2) * LOG([.$A$2]; 2)) * [.$B$2]" office:value-type="float" office:value="78.662194371965" calcext:value-type="float">
            <text:p>78.662194371965</text:p>
          </table:table-cell>
          <table:table-cell table:formula="of:=POWER([.A134]; 3)*[.$B$2]/POWER([.$A$2]; 3)" office:value-type="float" office:value="5073.9322179" calcext:value-type="float">
            <text:p>5073.9322179</text:p>
          </table:table-cell>
        </table:table-row>
        <table:table-row table:style-name="ro1">
          <table:table-cell office:value-type="float" office:value="13400" calcext:value-type="float">
            <text:p>13400</text:p>
          </table:table-cell>
          <table:table-cell office:value-type="float" office:value="32.3059" calcext:value-type="float">
            <text:p>32.3059</text:p>
          </table:table-cell>
          <table:table-cell table:formula="of:=POWER([.A135]; 2)*[.$B$2]/POWER([.$A$2]; 2)" office:value-type="float" office:value="38.7257052" calcext:value-type="float">
            <text:p>38.7257052</text:p>
          </table:table-cell>
          <table:table-cell table:formula="of:=POWER([.A135]; 2)*LOG([.A135]; 2) / (POWER([.$A$2]; 2) * LOG([.$A$2]; 2)) * [.$B$2]" office:value-type="float" office:value="79.9125218754905" calcext:value-type="float">
            <text:p>79.9125218754905</text:p>
          </table:table-cell>
          <table:table-cell table:formula="of:=POWER([.A135]; 3)*[.$B$2]/POWER([.$A$2]; 3)" office:value-type="float" office:value="5189.2444968" calcext:value-type="float">
            <text:p>5189.2444968</text:p>
          </table:table-cell>
        </table:table-row>
        <table:table-row table:style-name="ro1">
          <table:table-cell office:value-type="float" office:value="13500" calcext:value-type="float">
            <text:p>13500</text:p>
          </table:table-cell>
          <table:table-cell office:value-type="float" office:value="32.0988" calcext:value-type="float">
            <text:p>32.0988</text:p>
          </table:table-cell>
          <table:table-cell table:formula="of:=POWER([.A136]; 2)*[.$B$2]/POWER([.$A$2]; 2)" office:value-type="float" office:value="39.3058575" calcext:value-type="float">
            <text:p>39.3058575</text:p>
          </table:table-cell>
          <table:table-cell table:formula="of:=POWER([.A136]; 2)*LOG([.A136]; 2) / (POWER([.$A$2]; 2) * LOG([.$A$2]; 2)) * [.$B$2]" office:value-type="float" office:value="81.1731552659513" calcext:value-type="float">
            <text:p>81.1731552659513</text:p>
          </table:table-cell>
          <table:table-cell table:formula="of:=POWER([.A136]; 3)*[.$B$2]/POWER([.$A$2]; 3)" office:value-type="float" office:value="5306.2907625" calcext:value-type="float">
            <text:p>5306.2907625</text:p>
          </table:table-cell>
        </table:table-row>
        <table:table-row table:style-name="ro1">
          <table:table-cell office:value-type="float" office:value="13600" calcext:value-type="float">
            <text:p>13600</text:p>
          </table:table-cell>
          <table:table-cell office:value-type="float" office:value="32.9373" calcext:value-type="float">
            <text:p>32.9373</text:p>
          </table:table-cell>
          <table:table-cell table:formula="of:=POWER([.A137]; 2)*[.$B$2]/POWER([.$A$2]; 2)" office:value-type="float" office:value="39.8903232" calcext:value-type="float">
            <text:p>39.8903232</text:p>
          </table:table-cell>
          <table:table-cell table:formula="of:=POWER([.A137]; 2)*LOG([.A137]; 2) / (POWER([.$A$2]; 2) * LOG([.$A$2]; 2)) * [.$B$2]" office:value-type="float" office:value="82.4441015073316" calcext:value-type="float">
            <text:p>82.4441015073316</text:p>
          </table:table-cell>
          <table:table-cell table:formula="of:=POWER([.A137]; 3)*[.$B$2]/POWER([.$A$2]; 3)" office:value-type="float" office:value="5425.0839552" calcext:value-type="float">
            <text:p>5425.0839552</text:p>
          </table:table-cell>
        </table:table-row>
        <table:table-row table:style-name="ro1">
          <table:table-cell office:value-type="float" office:value="13700" calcext:value-type="float">
            <text:p>13700</text:p>
          </table:table-cell>
          <table:table-cell office:value-type="float" office:value="33.0447" calcext:value-type="float">
            <text:p>33.0447</text:p>
          </table:table-cell>
          <table:table-cell table:formula="of:=POWER([.A138]; 2)*[.$B$2]/POWER([.$A$2]; 2)" office:value-type="float" office:value="40.4791023" calcext:value-type="float">
            <text:p>40.4791023</text:p>
          </table:table-cell>
          <table:table-cell table:formula="of:=POWER([.A138]; 2)*LOG([.A138]; 2) / (POWER([.$A$2]; 2) * LOG([.$A$2]; 2)) * [.$B$2]" office:value-type="float" office:value="83.7253675122191" calcext:value-type="float">
            <text:p>83.7253675122191</text:p>
          </table:table-cell>
          <table:table-cell table:formula="of:=POWER([.A138]; 3)*[.$B$2]/POWER([.$A$2]; 3)" office:value-type="float" office:value="5545.6370151" calcext:value-type="float">
            <text:p>5545.6370151</text:p>
          </table:table-cell>
        </table:table-row>
        <table:table-row table:style-name="ro1">
          <table:table-cell office:value-type="float" office:value="13800" calcext:value-type="float">
            <text:p>13800</text:p>
          </table:table-cell>
          <table:table-cell office:value-type="float" office:value="34.2728" calcext:value-type="float">
            <text:p>34.2728</text:p>
          </table:table-cell>
          <table:table-cell table:formula="of:=POWER([.A139]; 2)*[.$B$2]/POWER([.$A$2]; 2)" office:value-type="float" office:value="41.0721948" calcext:value-type="float">
            <text:p>41.0721948</text:p>
          </table:table-cell>
          <table:table-cell table:formula="of:=POWER([.A139]; 2)*LOG([.A139]; 2) / (POWER([.$A$2]; 2) * LOG([.$A$2]; 2)) * [.$B$2]" office:value-type="float" office:value="85.0169601425588" calcext:value-type="float">
            <text:p>85.0169601425588</text:p>
          </table:table-cell>
          <table:table-cell table:formula="of:=POWER([.A139]; 3)*[.$B$2]/POWER([.$A$2]; 3)" office:value-type="float" office:value="5667.9628824" calcext:value-type="float">
            <text:p>5667.9628824</text:p>
          </table:table-cell>
        </table:table-row>
        <table:table-row table:style-name="ro1">
          <table:table-cell office:value-type="float" office:value="13900" calcext:value-type="float">
            <text:p>13900</text:p>
          </table:table-cell>
          <table:table-cell office:value-type="float" office:value="34.3994" calcext:value-type="float">
            <text:p>34.3994</text:p>
          </table:table-cell>
          <table:table-cell table:formula="of:=POWER([.A140]; 2)*[.$B$2]/POWER([.$A$2]; 2)" office:value-type="float" office:value="41.6696007" calcext:value-type="float">
            <text:p>41.6696007</text:p>
          </table:table-cell>
          <table:table-cell table:formula="of:=POWER([.A140]; 2)*LOG([.A140]; 2) / (POWER([.$A$2]; 2) * LOG([.$A$2]; 2)) * [.$B$2]" office:value-type="float" office:value="86.3188862103892" calcext:value-type="float">
            <text:p>86.3188862103892</text:p>
          </table:table-cell>
          <table:table-cell table:formula="of:=POWER([.A140]; 3)*[.$B$2]/POWER([.$A$2]; 3)" office:value-type="float" office:value="5792.0744973" calcext:value-type="float">
            <text:p>5792.0744973</text:p>
          </table:table-cell>
        </table:table-row>
        <table:table-row table:style-name="ro1">
          <table:table-cell office:value-type="float" office:value="14000" calcext:value-type="float">
            <text:p>14000</text:p>
          </table:table-cell>
          <table:table-cell office:value-type="float" office:value="36.8151" calcext:value-type="float">
            <text:p>36.8151</text:p>
          </table:table-cell>
          <table:table-cell table:formula="of:=POWER([.A141]; 2)*[.$B$2]/POWER([.$A$2]; 2)" office:value-type="float" office:value="42.27132" calcext:value-type="float">
            <text:p>42.27132</text:p>
          </table:table-cell>
          <table:table-cell table:formula="of:=POWER([.A141]; 2)*LOG([.A141]; 2) / (POWER([.$A$2]; 2) * LOG([.$A$2]; 2)) * [.$B$2]" office:value-type="float" office:value="87.6311524785631" calcext:value-type="float">
            <text:p>87.6311524785631</text:p>
          </table:table-cell>
          <table:table-cell table:formula="of:=POWER([.A141]; 3)*[.$B$2]/POWER([.$A$2]; 3)" office:value-type="float" office:value="5917.9848" calcext:value-type="float">
            <text:p>5917.9848</text:p>
          </table:table-cell>
        </table:table-row>
        <table:table-row table:style-name="ro1">
          <table:table-cell office:value-type="float" office:value="14100" calcext:value-type="float">
            <text:p>14100</text:p>
          </table:table-cell>
          <table:table-cell office:value-type="float" office:value="37.6431" calcext:value-type="float">
            <text:p>37.6431</text:p>
          </table:table-cell>
          <table:table-cell table:formula="of:=POWER([.A142]; 2)*[.$B$2]/POWER([.$A$2]; 2)" office:value-type="float" office:value="42.8773527" calcext:value-type="float">
            <text:p>42.8773527</text:p>
          </table:table-cell>
          <table:table-cell table:formula="of:=POWER([.A142]; 2)*LOG([.A142]; 2) / (POWER([.$A$2]; 2) * LOG([.$A$2]; 2)) * [.$B$2]" office:value-type="float" office:value="88.9537656614529" calcext:value-type="float">
            <text:p>88.9537656614529</text:p>
          </table:table-cell>
          <table:table-cell table:formula="of:=POWER([.A142]; 3)*[.$B$2]/POWER([.$A$2]; 3)" office:value-type="float" office:value="6045.7067307" calcext:value-type="float">
            <text:p>6045.7067307</text:p>
          </table:table-cell>
        </table:table-row>
        <table:table-row table:style-name="ro1">
          <table:table-cell office:value-type="float" office:value="14200" calcext:value-type="float">
            <text:p>14200</text:p>
          </table:table-cell>
          <table:table-cell office:value-type="float" office:value="37.9669" calcext:value-type="float">
            <text:p>37.9669</text:p>
          </table:table-cell>
          <table:table-cell table:formula="of:=POWER([.A143]; 2)*[.$B$2]/POWER([.$A$2]; 2)" office:value-type="float" office:value="43.4876988" calcext:value-type="float">
            <text:p>43.4876988</text:p>
          </table:table-cell>
          <table:table-cell table:formula="of:=POWER([.A143]; 2)*LOG([.A143]; 2) / (POWER([.$A$2]; 2) * LOG([.$A$2]; 2)) * [.$B$2]" office:value-type="float" office:value="90.2867324256405" calcext:value-type="float">
            <text:p>90.2867324256405</text:p>
          </table:table-cell>
          <table:table-cell table:formula="of:=POWER([.A143]; 3)*[.$B$2]/POWER([.$A$2]; 3)" office:value-type="float" office:value="6175.2532296" calcext:value-type="float">
            <text:p>6175.2532296</text:p>
          </table:table-cell>
        </table:table-row>
        <table:table-row table:style-name="ro1">
          <table:table-cell office:value-type="float" office:value="14300" calcext:value-type="float">
            <text:p>14300</text:p>
          </table:table-cell>
          <table:table-cell office:value-type="float" office:value="39.3878" calcext:value-type="float">
            <text:p>39.3878</text:p>
          </table:table-cell>
          <table:table-cell table:formula="of:=POWER([.A144]; 2)*[.$B$2]/POWER([.$A$2]; 2)" office:value-type="float" office:value="44.1023583" calcext:value-type="float">
            <text:p>44.1023583</text:p>
          </table:table-cell>
          <table:table-cell table:formula="of:=POWER([.A144]; 2)*LOG([.A144]; 2) / (POWER([.$A$2]; 2) * LOG([.$A$2]; 2)) * [.$B$2]" office:value-type="float" office:value="91.6300593905932" calcext:value-type="float">
            <text:p>91.6300593905932</text:p>
          </table:table-cell>
          <table:table-cell table:formula="of:=POWER([.A144]; 3)*[.$B$2]/POWER([.$A$2]; 3)" office:value-type="float" office:value="6306.6372369" calcext:value-type="float">
            <text:p>6306.6372369</text:p>
          </table:table-cell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float" office:value="41.735" calcext:value-type="float">
            <text:p>41.735</text:p>
          </table:table-cell>
          <table:table-cell table:formula="of:=POWER([.A145]; 2)*[.$B$2]/POWER([.$A$2]; 2)" office:value-type="float" office:value="44.7213312" calcext:value-type="float">
            <text:p>44.7213312</text:p>
          </table:table-cell>
          <table:table-cell table:formula="of:=POWER([.A145]; 2)*LOG([.A145]; 2) / (POWER([.$A$2]; 2) * LOG([.$A$2]; 2)) * [.$B$2]" office:value-type="float" office:value="92.9837531293245" calcext:value-type="float">
            <text:p>92.9837531293245</text:p>
          </table:table-cell>
          <table:table-cell table:formula="of:=POWER([.A145]; 3)*[.$B$2]/POWER([.$A$2]; 3)" office:value-type="float" office:value="6439.8716928" calcext:value-type="float">
            <text:p>6439.8716928</text:p>
          </table:table-cell>
        </table:table-row>
        <table:table-row table:style-name="ro1">
          <table:table-cell office:value-type="float" office:value="14500" calcext:value-type="float">
            <text:p>14500</text:p>
          </table:table-cell>
          <table:table-cell office:value-type="float" office:value="40.1266" calcext:value-type="float">
            <text:p>40.1266</text:p>
          </table:table-cell>
          <table:table-cell table:formula="of:=POWER([.A146]; 2)*[.$B$2]/POWER([.$A$2]; 2)" office:value-type="float" office:value="45.3446175" calcext:value-type="float">
            <text:p>45.3446175</text:p>
          </table:table-cell>
          <table:table-cell table:formula="of:=POWER([.A146]; 2)*LOG([.A146]; 2) / (POWER([.$A$2]; 2) * LOG([.$A$2]; 2)) * [.$B$2]" office:value-type="float" office:value="94.347820169042" calcext:value-type="float">
            <text:p>94.347820169042</text:p>
          </table:table-cell>
          <table:table-cell table:formula="of:=POWER([.A146]; 3)*[.$B$2]/POWER([.$A$2]; 3)" office:value-type="float" office:value="6574.9695375" calcext:value-type="float">
            <text:p>6574.9695375</text:p>
          </table:table-cell>
        </table:table-row>
        <table:table-row table:style-name="ro1">
          <table:table-cell office:value-type="float" office:value="14600" calcext:value-type="float">
            <text:p>14600</text:p>
          </table:table-cell>
          <table:table-cell office:value-type="float" office:value="39.3473" calcext:value-type="float">
            <text:p>39.3473</text:p>
          </table:table-cell>
          <table:table-cell table:formula="of:=POWER([.A147]; 2)*[.$B$2]/POWER([.$A$2]; 2)" office:value-type="float" office:value="45.9722172" calcext:value-type="float">
            <text:p>45.9722172</text:p>
          </table:table-cell>
          <table:table-cell table:formula="of:=POWER([.A147]; 2)*LOG([.A147]; 2) / (POWER([.$A$2]; 2) * LOG([.$A$2]; 2)) * [.$B$2]" office:value-type="float" office:value="95.7222669917812" calcext:value-type="float">
            <text:p>95.7222669917812</text:p>
          </table:table-cell>
          <table:table-cell table:formula="of:=POWER([.A147]; 3)*[.$B$2]/POWER([.$A$2]; 3)" office:value-type="float" office:value="6711.9437112" calcext:value-type="float">
            <text:p>6711.9437112</text:p>
          </table:table-cell>
        </table:table-row>
        <table:table-row table:style-name="ro1">
          <table:table-cell office:value-type="float" office:value="14700" calcext:value-type="float">
            <text:p>14700</text:p>
          </table:table-cell>
          <table:table-cell office:value-type="float" office:value="40.1441" calcext:value-type="float">
            <text:p>40.1441</text:p>
          </table:table-cell>
          <table:table-cell table:formula="of:=POWER([.A148]; 2)*[.$B$2]/POWER([.$A$2]; 2)" office:value-type="float" office:value="46.6041303" calcext:value-type="float">
            <text:p>46.6041303</text:p>
          </table:table-cell>
          <table:table-cell table:formula="of:=POWER([.A148]; 2)*LOG([.A148]; 2) / (POWER([.$A$2]; 2) * LOG([.$A$2]; 2)) * [.$B$2]" office:value-type="float" office:value="97.1071000350264" calcext:value-type="float">
            <text:p>97.1071000350264</text:p>
          </table:table-cell>
          <table:table-cell table:formula="of:=POWER([.A148]; 3)*[.$B$2]/POWER([.$A$2]; 3)" office:value-type="float" office:value="6850.8071541" calcext:value-type="float">
            <text:p>6850.8071541</text:p>
          </table:table-cell>
        </table:table-row>
        <table:table-row table:style-name="ro1">
          <table:table-cell office:value-type="float" office:value="14800" calcext:value-type="float">
            <text:p>14800</text:p>
          </table:table-cell>
          <table:table-cell office:value-type="float" office:value="41.3431" calcext:value-type="float">
            <text:p>41.3431</text:p>
          </table:table-cell>
          <table:table-cell table:formula="of:=POWER([.A149]; 2)*[.$B$2]/POWER([.$A$2]; 2)" office:value-type="float" office:value="47.2403568" calcext:value-type="float">
            <text:p>47.2403568</text:p>
          </table:table-cell>
          <table:table-cell table:formula="of:=POWER([.A149]; 2)*LOG([.A149]; 2) / (POWER([.$A$2]; 2) * LOG([.$A$2]; 2)) * [.$B$2]" office:value-type="float" office:value="98.5023256923189" calcext:value-type="float">
            <text:p>98.5023256923189</text:p>
          </table:table-cell>
          <table:table-cell table:formula="of:=POWER([.A149]; 3)*[.$B$2]/POWER([.$A$2]; 3)" office:value-type="float" office:value="6991.5728064" calcext:value-type="float">
            <text:p>6991.5728064</text:p>
          </table:table-cell>
        </table:table-row>
        <table:table-row table:style-name="ro1">
          <table:table-cell office:value-type="float" office:value="14900" calcext:value-type="float">
            <text:p>14900</text:p>
          </table:table-cell>
          <table:table-cell office:value-type="float" office:value="42.4542" calcext:value-type="float">
            <text:p>42.4542</text:p>
          </table:table-cell>
          <table:table-cell table:formula="of:=POWER([.A150]; 2)*[.$B$2]/POWER([.$A$2]; 2)" office:value-type="float" office:value="47.8808967" calcext:value-type="float">
            <text:p>47.8808967</text:p>
          </table:table-cell>
          <table:table-cell table:formula="of:=POWER([.A150]; 2)*LOG([.A150]; 2) / (POWER([.$A$2]; 2) * LOG([.$A$2]; 2)) * [.$B$2]" office:value-type="float" office:value="99.9079503138533" calcext:value-type="float">
            <text:p>99.9079503138533</text:p>
          </table:table-cell>
          <table:table-cell table:formula="of:=POWER([.A150]; 3)*[.$B$2]/POWER([.$A$2]; 3)" office:value-type="float" office:value="7134.2536083" calcext:value-type="float">
            <text:p>7134.2536083</text:p>
          </table:table-cell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42.6058" calcext:value-type="float">
            <text:p>42.6058</text:p>
          </table:table-cell>
          <table:table-cell table:formula="of:=POWER([.A151]; 2)*[.$B$2]/POWER([.$A$2]; 2)" office:value-type="float" office:value="48.52575" calcext:value-type="float">
            <text:p>48.52575</text:p>
          </table:table-cell>
          <table:table-cell table:formula="of:=POWER([.A151]; 2)*LOG([.A151]; 2) / (POWER([.$A$2]; 2) * LOG([.$A$2]; 2)) * [.$B$2]" office:value-type="float" office:value="101.323980207061" calcext:value-type="float">
            <text:p>101.323980207061</text:p>
          </table:table-cell>
          <table:table-cell table:formula="of:=POWER([.A151]; 3)*[.$B$2]/POWER([.$A$2]; 3)" office:value-type="float" office:value="7278.8625" calcext:value-type="float">
            <text:p>7278.8625</text:p>
          </table:table-cell>
        </table:table-row>
        <table:table-row table:style-name="ro1">
          <table:table-cell office:value-type="float" office:value="15100" calcext:value-type="float">
            <text:p>15100</text:p>
          </table:table-cell>
          <table:table-cell office:value-type="float" office:value="44.4109" calcext:value-type="float">
            <text:p>44.4109</text:p>
          </table:table-cell>
          <table:table-cell table:formula="of:=POWER([.A152]; 2)*[.$B$2]/POWER([.$A$2]; 2)" office:value-type="float" office:value="49.1749167" calcext:value-type="float">
            <text:p>49.1749167</text:p>
          </table:table-cell>
          <table:table-cell table:formula="of:=POWER([.A152]; 2)*LOG([.A152]; 2) / (POWER([.$A$2]; 2) * LOG([.$A$2]; 2)) * [.$B$2]" office:value-type="float" office:value="102.750421637181" calcext:value-type="float">
            <text:p>102.750421637181</text:p>
          </table:table-cell>
          <table:table-cell table:formula="of:=POWER([.A152]; 3)*[.$B$2]/POWER([.$A$2]; 3)" office:value-type="float" office:value="7425.4124217" calcext:value-type="float">
            <text:p>7425.4124217</text:p>
          </table:table-cell>
        </table:table-row>
        <table:table-row table:style-name="ro1">
          <table:table-cell office:value-type="float" office:value="15200" calcext:value-type="float">
            <text:p>15200</text:p>
          </table:table-cell>
          <table:table-cell office:value-type="float" office:value="45.75" calcext:value-type="float">
            <text:p>45.75</text:p>
          </table:table-cell>
          <table:table-cell table:formula="of:=POWER([.A153]; 2)*[.$B$2]/POWER([.$A$2]; 2)" office:value-type="float" office:value="49.8283968" calcext:value-type="float">
            <text:p>49.8283968</text:p>
          </table:table-cell>
          <table:table-cell table:formula="of:=POWER([.A153]; 2)*LOG([.A153]; 2) / (POWER([.$A$2]; 2) * LOG([.$A$2]; 2)) * [.$B$2]" office:value-type="float" office:value="104.187280827824" calcext:value-type="float">
            <text:p>104.187280827824</text:p>
          </table:table-cell>
          <table:table-cell table:formula="of:=POWER([.A153]; 3)*[.$B$2]/POWER([.$A$2]; 3)" office:value-type="float" office:value="7573.9163136" calcext:value-type="float">
            <text:p>7573.9163136</text:p>
          </table:table-cell>
        </table:table-row>
        <table:table-row table:style-name="ro1">
          <table:table-cell office:value-type="float" office:value="15300" calcext:value-type="float">
            <text:p>15300</text:p>
          </table:table-cell>
          <table:table-cell office:value-type="float" office:value="47.4551" calcext:value-type="float">
            <text:p>47.4551</text:p>
          </table:table-cell>
          <table:table-cell table:formula="of:=POWER([.A154]; 2)*[.$B$2]/POWER([.$A$2]; 2)" office:value-type="float" office:value="50.4861903" calcext:value-type="float">
            <text:p>50.4861903</text:p>
          </table:table-cell>
          <table:table-cell table:formula="of:=POWER([.A154]; 2)*LOG([.A154]; 2) / (POWER([.$A$2]; 2) * LOG([.$A$2]; 2)) * [.$B$2]" office:value-type="float" office:value="105.634563961518" calcext:value-type="float">
            <text:p>105.634563961518</text:p>
          </table:table-cell>
          <table:table-cell table:formula="of:=POWER([.A154]; 3)*[.$B$2]/POWER([.$A$2]; 3)" office:value-type="float" office:value="7724.3871159" calcext:value-type="float">
            <text:p>7724.3871159</text:p>
          </table:table-cell>
        </table:table-row>
        <table:table-row table:style-name="ro1">
          <table:table-cell office:value-type="float" office:value="15400" calcext:value-type="float">
            <text:p>15400</text:p>
          </table:table-cell>
          <table:table-cell office:value-type="float" office:value="48.401" calcext:value-type="float">
            <text:p>48.401</text:p>
          </table:table-cell>
          <table:table-cell table:formula="of:=POWER([.A155]; 2)*[.$B$2]/POWER([.$A$2]; 2)" office:value-type="float" office:value="51.1482972" calcext:value-type="float">
            <text:p>51.1482972</text:p>
          </table:table-cell>
          <table:table-cell table:formula="of:=POWER([.A155]; 2)*LOG([.A155]; 2) / (POWER([.$A$2]; 2) * LOG([.$A$2]; 2)) * [.$B$2]" office:value-type="float" office:value="107.092277180251" calcext:value-type="float">
            <text:p>107.092277180251</text:p>
          </table:table-cell>
          <table:table-cell table:formula="of:=POWER([.A155]; 3)*[.$B$2]/POWER([.$A$2]; 3)" office:value-type="float" office:value="7876.8377688" calcext:value-type="float">
            <text:p>7876.8377688</text:p>
          </table:table-cell>
        </table:table-row>
        <table:table-row table:style-name="ro1">
          <table:table-cell office:value-type="float" office:value="15500" calcext:value-type="float">
            <text:p>15500</text:p>
          </table:table-cell>
          <table:table-cell office:value-type="float" office:value="52.1667" calcext:value-type="float">
            <text:p>52.1667</text:p>
          </table:table-cell>
          <table:table-cell table:formula="of:=POWER([.A156]; 2)*[.$B$2]/POWER([.$A$2]; 2)" office:value-type="float" office:value="51.8147175" calcext:value-type="float">
            <text:p>51.8147175</text:p>
          </table:table-cell>
          <table:table-cell table:formula="of:=POWER([.A156]; 2)*LOG([.A156]; 2) / (POWER([.$A$2]; 2) * LOG([.$A$2]; 2)) * [.$B$2]" office:value-type="float" office:value="108.560426585994" calcext:value-type="float">
            <text:p>108.560426585994</text:p>
          </table:table-cell>
          <table:table-cell table:formula="of:=POWER([.A156]; 3)*[.$B$2]/POWER([.$A$2]; 3)" office:value-type="float" office:value="8031.2812125" calcext:value-type="float">
            <text:p>8031.2812125</text:p>
          </table:table-cell>
        </table:table-row>
        <table:table-row table:style-name="ro1">
          <table:table-cell office:value-type="float" office:value="15600" calcext:value-type="float">
            <text:p>15600</text:p>
          </table:table-cell>
          <table:table-cell office:value-type="float" office:value="52.4182" calcext:value-type="float">
            <text:p>52.4182</text:p>
          </table:table-cell>
          <table:table-cell table:formula="of:=POWER([.A157]; 2)*[.$B$2]/POWER([.$A$2]; 2)" office:value-type="float" office:value="52.4854512" calcext:value-type="float">
            <text:p>52.4854512</text:p>
          </table:table-cell>
          <table:table-cell table:formula="of:=POWER([.A157]; 2)*LOG([.A157]; 2) / (POWER([.$A$2]; 2) * LOG([.$A$2]; 2)) * [.$B$2]" office:value-type="float" office:value="110.039018241226" calcext:value-type="float">
            <text:p>110.039018241226</text:p>
          </table:table-cell>
          <table:table-cell table:formula="of:=POWER([.A157]; 3)*[.$B$2]/POWER([.$A$2]; 3)" office:value-type="float" office:value="8187.7303872" calcext:value-type="float">
            <text:p>8187.7303872</text:p>
          </table:table-cell>
        </table:table-row>
        <table:table-row table:style-name="ro1">
          <table:table-cell office:value-type="float" office:value="15700" calcext:value-type="float">
            <text:p>15700</text:p>
          </table:table-cell>
          <table:table-cell office:value-type="float" office:value="52.8579" calcext:value-type="float">
            <text:p>52.8579</text:p>
          </table:table-cell>
          <table:table-cell table:formula="of:=POWER([.A158]; 2)*[.$B$2]/POWER([.$A$2]; 2)" office:value-type="float" office:value="53.1604983" calcext:value-type="float">
            <text:p>53.1604983</text:p>
          </table:table-cell>
          <table:table-cell table:formula="of:=POWER([.A158]; 2)*LOG([.A158]; 2) / (POWER([.$A$2]; 2) * LOG([.$A$2]; 2)) * [.$B$2]" office:value-type="float" office:value="111.528058169436" calcext:value-type="float">
            <text:p>111.528058169436</text:p>
          </table:table-cell>
          <table:table-cell table:formula="of:=POWER([.A158]; 3)*[.$B$2]/POWER([.$A$2]; 3)" office:value-type="float" office:value="8346.1982331" calcext:value-type="float">
            <text:p>8346.1982331</text:p>
          </table:table-cell>
        </table:table-row>
        <table:table-row table:style-name="ro1">
          <table:table-cell office:value-type="float" office:value="15800" calcext:value-type="float">
            <text:p>15800</text:p>
          </table:table-cell>
          <table:table-cell office:value-type="float" office:value="53.0612" calcext:value-type="float">
            <text:p>53.0612</text:p>
          </table:table-cell>
          <table:table-cell table:formula="of:=POWER([.A159]; 2)*[.$B$2]/POWER([.$A$2]; 2)" office:value-type="float" office:value="53.8398588" calcext:value-type="float">
            <text:p>53.8398588</text:p>
          </table:table-cell>
          <table:table-cell table:formula="of:=POWER([.A159]; 2)*LOG([.A159]; 2) / (POWER([.$A$2]; 2) * LOG([.$A$2]; 2)) * [.$B$2]" office:value-type="float" office:value="113.027552355623" calcext:value-type="float">
            <text:p>113.027552355623</text:p>
          </table:table-cell>
          <table:table-cell table:formula="of:=POWER([.A159]; 3)*[.$B$2]/POWER([.$A$2]; 3)" office:value-type="float" office:value="8506.6976904" calcext:value-type="float">
            <text:p>8506.6976904</text:p>
          </table:table-cell>
        </table:table-row>
        <table:table-row table:style-name="ro1">
          <table:table-cell office:value-type="float" office:value="15900" calcext:value-type="float">
            <text:p>15900</text:p>
          </table:table-cell>
          <table:table-cell office:value-type="float" office:value="54.5777" calcext:value-type="float">
            <text:p>54.5777</text:p>
          </table:table-cell>
          <table:table-cell table:formula="of:=POWER([.A160]; 2)*[.$B$2]/POWER([.$A$2]; 2)" office:value-type="float" office:value="54.5235327" calcext:value-type="float">
            <text:p>54.5235327</text:p>
          </table:table-cell>
          <table:table-cell table:formula="of:=POWER([.A160]; 2)*LOG([.A160]; 2) / (POWER([.$A$2]; 2) * LOG([.$A$2]; 2)) * [.$B$2]" office:value-type="float" office:value="114.537506746786" calcext:value-type="float">
            <text:p>114.537506746786</text:p>
          </table:table-cell>
          <table:table-cell table:formula="of:=POWER([.A160]; 3)*[.$B$2]/POWER([.$A$2]; 3)" office:value-type="float" office:value="8669.2416993" calcext:value-type="float">
            <text:p>8669.2416993</text:p>
          </table:table-cell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float" office:value="54.9632" calcext:value-type="float">
            <text:p>54.9632</text:p>
          </table:table-cell>
          <table:table-cell table:formula="of:=POWER([.A161]; 2)*[.$B$2]/POWER([.$A$2]; 2)" office:value-type="float" office:value="55.21152" calcext:value-type="float">
            <text:p>55.21152</text:p>
          </table:table-cell>
          <table:table-cell table:formula="of:=POWER([.A161]; 2)*LOG([.A161]; 2) / (POWER([.$A$2]; 2) * LOG([.$A$2]; 2)) * [.$B$2]" office:value-type="float" office:value="116.057927252404" calcext:value-type="float">
            <text:p>116.057927252404</text:p>
          </table:table-cell>
          <table:table-cell table:formula="of:=POWER([.A161]; 3)*[.$B$2]/POWER([.$A$2]; 3)" office:value-type="float" office:value="8833.8432" calcext:value-type="float">
            <text:p>8833.8432</text:p>
          </table:table-cell>
        </table:table-row>
        <table:table-row table:style-name="ro1">
          <table:table-cell office:value-type="float" office:value="16100" calcext:value-type="float">
            <text:p>16100</text:p>
          </table:table-cell>
          <table:table-cell office:value-type="float" office:value="56.8818" calcext:value-type="float">
            <text:p>56.8818</text:p>
          </table:table-cell>
          <table:table-cell table:formula="of:=POWER([.A162]; 2)*[.$B$2]/POWER([.$A$2]; 2)" office:value-type="float" office:value="55.9038207" calcext:value-type="float">
            <text:p>55.9038207</text:p>
          </table:table-cell>
          <table:table-cell table:formula="of:=POWER([.A162]; 2)*LOG([.A162]; 2) / (POWER([.$A$2]; 2) * LOG([.$A$2]; 2)) * [.$B$2]" office:value-type="float" office:value="117.588819744902" calcext:value-type="float">
            <text:p>117.588819744902</text:p>
          </table:table-cell>
          <table:table-cell table:formula="of:=POWER([.A162]; 3)*[.$B$2]/POWER([.$A$2]; 3)" office:value-type="float" office:value="9000.5151327" calcext:value-type="float">
            <text:p>9000.5151327</text:p>
          </table:table-cell>
        </table:table-row>
        <table:table-row table:style-name="ro1">
          <table:table-cell office:value-type="float" office:value="16200" calcext:value-type="float">
            <text:p>16200</text:p>
          </table:table-cell>
          <table:table-cell office:value-type="float" office:value="55.7076" calcext:value-type="float">
            <text:p>55.7076</text:p>
          </table:table-cell>
          <table:table-cell table:formula="of:=POWER([.A163]; 2)*[.$B$2]/POWER([.$A$2]; 2)" office:value-type="float" office:value="56.6004348" calcext:value-type="float">
            <text:p>56.6004348</text:p>
          </table:table-cell>
          <table:table-cell table:formula="of:=POWER([.A163]; 2)*LOG([.A163]; 2) / (POWER([.$A$2]; 2) * LOG([.$A$2]; 2)) * [.$B$2]" office:value-type="float" office:value="119.130190060121" calcext:value-type="float">
            <text:p>119.130190060121</text:p>
          </table:table-cell>
          <table:table-cell table:formula="of:=POWER([.A163]; 3)*[.$B$2]/POWER([.$A$2]; 3)" office:value-type="float" office:value="9169.2704376" calcext:value-type="float">
            <text:p>9169.2704376</text:p>
          </table:table-cell>
        </table:table-row>
        <table:table-row table:style-name="ro1">
          <table:table-cell office:value-type="float" office:value="16300" calcext:value-type="float">
            <text:p>16300</text:p>
          </table:table-cell>
          <table:table-cell office:value-type="float" office:value="61.001" calcext:value-type="float">
            <text:p>61.001</text:p>
          </table:table-cell>
          <table:table-cell table:formula="of:=POWER([.A164]; 2)*[.$B$2]/POWER([.$A$2]; 2)" office:value-type="float" office:value="57.3013623" calcext:value-type="float">
            <text:p>57.3013623</text:p>
          </table:table-cell>
          <table:table-cell table:formula="of:=POWER([.A164]; 2)*LOG([.A164]; 2) / (POWER([.$A$2]; 2) * LOG([.$A$2]; 2)) * [.$B$2]" office:value-type="float" office:value="120.68204399776" calcext:value-type="float">
            <text:p>120.68204399776</text:p>
          </table:table-cell>
          <table:table-cell table:formula="of:=POWER([.A164]; 3)*[.$B$2]/POWER([.$A$2]; 3)" office:value-type="float" office:value="9340.1220549" calcext:value-type="float">
            <text:p>9340.1220549</text:p>
          </table:table-cell>
        </table:table-row>
        <table:table-row table:style-name="ro1">
          <table:table-cell office:value-type="float" office:value="16400" calcext:value-type="float">
            <text:p>16400</text:p>
          </table:table-cell>
          <table:table-cell office:value-type="float" office:value="61.9449" calcext:value-type="float">
            <text:p>61.9449</text:p>
          </table:table-cell>
          <table:table-cell table:formula="of:=POWER([.A165]; 2)*[.$B$2]/POWER([.$A$2]; 2)" office:value-type="float" office:value="58.0066032" calcext:value-type="float">
            <text:p>58.0066032</text:p>
          </table:table-cell>
          <table:table-cell table:formula="of:=POWER([.A165]; 2)*LOG([.A165]; 2) / (POWER([.$A$2]; 2) * LOG([.$A$2]; 2)) * [.$B$2]" office:value-type="float" office:value="122.244387321832" calcext:value-type="float">
            <text:p>122.244387321832</text:p>
          </table:table-cell>
          <table:table-cell table:formula="of:=POWER([.A165]; 3)*[.$B$2]/POWER([.$A$2]; 3)" office:value-type="float" office:value="9513.0829248" calcext:value-type="float">
            <text:p>9513.0829248</text:p>
          </table:table-cell>
        </table:table-row>
        <table:table-row table:style-name="ro1">
          <table:table-cell office:value-type="float" office:value="16500" calcext:value-type="float">
            <text:p>16500</text:p>
          </table:table-cell>
          <table:table-cell office:value-type="float" office:value="63.8308" calcext:value-type="float">
            <text:p>63.8308</text:p>
          </table:table-cell>
          <table:table-cell table:formula="of:=POWER([.A166]; 2)*[.$B$2]/POWER([.$A$2]; 2)" office:value-type="float" office:value="58.7161575" calcext:value-type="float">
            <text:p>58.7161575</text:p>
          </table:table-cell>
          <table:table-cell table:formula="of:=POWER([.A166]; 2)*LOG([.A166]; 2) / (POWER([.$A$2]; 2) * LOG([.$A$2]; 2)) * [.$B$2]" office:value-type="float" office:value="123.817225761092" calcext:value-type="float">
            <text:p>123.817225761092</text:p>
          </table:table-cell>
          <table:table-cell table:formula="of:=POWER([.A166]; 3)*[.$B$2]/POWER([.$A$2]; 3)" office:value-type="float" office:value="9688.1659875" calcext:value-type="float">
            <text:p>9688.1659875</text:p>
          </table:table-cell>
        </table:table-row>
        <table:table-row table:style-name="ro1">
          <table:table-cell office:value-type="float" office:value="16600" calcext:value-type="float">
            <text:p>16600</text:p>
          </table:table-cell>
          <table:table-cell office:value-type="float" office:value="66.0554" calcext:value-type="float">
            <text:p>66.0554</text:p>
          </table:table-cell>
          <table:table-cell table:formula="of:=POWER([.A167]; 2)*[.$B$2]/POWER([.$A$2]; 2)" office:value-type="float" office:value="59.4300252" calcext:value-type="float">
            <text:p>59.4300252</text:p>
          </table:table-cell>
          <table:table-cell table:formula="of:=POWER([.A167]; 2)*LOG([.A167]; 2) / (POWER([.$A$2]; 2) * LOG([.$A$2]; 2)) * [.$B$2]" office:value-type="float" office:value="125.400565009472" calcext:value-type="float">
            <text:p>125.400565009472</text:p>
          </table:table-cell>
          <table:table-cell table:formula="of:=POWER([.A167]; 3)*[.$B$2]/POWER([.$A$2]; 3)" office:value-type="float" office:value="9865.3841832" calcext:value-type="float">
            <text:p>9865.3841832</text:p>
          </table:table-cell>
        </table:table-row>
        <table:table-row table:style-name="ro1">
          <table:table-cell office:value-type="float" office:value="16700" calcext:value-type="float">
            <text:p>16700</text:p>
          </table:table-cell>
          <table:table-cell office:value-type="float" office:value="66.1926" calcext:value-type="float">
            <text:p>66.1926</text:p>
          </table:table-cell>
          <table:table-cell table:formula="of:=POWER([.A168]; 2)*[.$B$2]/POWER([.$A$2]; 2)" office:value-type="float" office:value="60.1482063" calcext:value-type="float">
            <text:p>60.1482063</text:p>
          </table:table-cell>
          <table:table-cell table:formula="of:=POWER([.A168]; 2)*LOG([.A168]; 2) / (POWER([.$A$2]; 2) * LOG([.$A$2]; 2)) * [.$B$2]" office:value-type="float" office:value="126.994410726496" calcext:value-type="float">
            <text:p>126.994410726496</text:p>
          </table:table-cell>
          <table:table-cell table:formula="of:=POWER([.A168]; 3)*[.$B$2]/POWER([.$A$2]; 3)" office:value-type="float" office:value="10044.7504521" calcext:value-type="float">
            <text:p>10044.7504521</text:p>
          </table:table-cell>
        </table:table-row>
        <table:table-row table:style-name="ro1">
          <table:table-cell office:value-type="float" office:value="16800" calcext:value-type="float">
            <text:p>16800</text:p>
          </table:table-cell>
          <table:table-cell office:value-type="float" office:value="65.7937" calcext:value-type="float">
            <text:p>65.7937</text:p>
          </table:table-cell>
          <table:table-cell table:formula="of:=POWER([.A169]; 2)*[.$B$2]/POWER([.$A$2]; 2)" office:value-type="float" office:value="60.8707008" calcext:value-type="float">
            <text:p>60.8707008</text:p>
          </table:table-cell>
          <table:table-cell table:formula="of:=POWER([.A169]; 2)*LOG([.A169]; 2) / (POWER([.$A$2]; 2) * LOG([.$A$2]; 2)) * [.$B$2]" office:value-type="float" office:value="128.598768537699" calcext:value-type="float">
            <text:p>128.598768537699</text:p>
          </table:table-cell>
          <table:table-cell table:formula="of:=POWER([.A169]; 3)*[.$B$2]/POWER([.$A$2]; 3)" office:value-type="float" office:value="10226.2777344" calcext:value-type="float">
            <text:p>10226.2777344</text:p>
          </table:table-cell>
        </table:table-row>
        <table:table-row table:style-name="ro1">
          <table:table-cell office:value-type="float" office:value="16900" calcext:value-type="float">
            <text:p>16900</text:p>
          </table:table-cell>
          <table:table-cell office:value-type="float" office:value="64.1275" calcext:value-type="float">
            <text:p>64.1275</text:p>
          </table:table-cell>
          <table:table-cell table:formula="of:=POWER([.A170]; 2)*[.$B$2]/POWER([.$A$2]; 2)" office:value-type="float" office:value="61.5975087" calcext:value-type="float">
            <text:p>61.5975087</text:p>
          </table:table-cell>
          <table:table-cell table:formula="of:=POWER([.A170]; 2)*LOG([.A170]; 2) / (POWER([.$A$2]; 2) * LOG([.$A$2]; 2)) * [.$B$2]" office:value-type="float" office:value="130.213644035028" calcext:value-type="float">
            <text:p>130.213644035028</text:p>
          </table:table-cell>
          <table:table-cell table:formula="of:=POWER([.A170]; 3)*[.$B$2]/POWER([.$A$2]; 3)" office:value-type="float" office:value="10409.9789703" calcext:value-type="float">
            <text:p>10409.9789703</text:p>
          </table:table-cell>
        </table:table-row>
        <table:table-row table:style-name="ro1">
          <table:table-cell office:value-type="float" office:value="17000" calcext:value-type="float">
            <text:p>17000</text:p>
          </table:table-cell>
          <table:table-cell office:value-type="float" office:value="71.5255" calcext:value-type="float">
            <text:p>71.5255</text:p>
          </table:table-cell>
          <table:table-cell table:formula="of:=POWER([.A171]; 2)*[.$B$2]/POWER([.$A$2]; 2)" office:value-type="float" office:value="62.32863" calcext:value-type="float">
            <text:p>62.32863</text:p>
          </table:table-cell>
          <table:table-cell table:formula="of:=POWER([.A171]; 2)*LOG([.A171]; 2) / (POWER([.$A$2]; 2) * LOG([.$A$2]; 2)) * [.$B$2]" office:value-type="float" office:value="131.839042777243" calcext:value-type="float">
            <text:p>131.839042777243</text:p>
          </table:table-cell>
          <table:table-cell table:formula="of:=POWER([.A171]; 3)*[.$B$2]/POWER([.$A$2]; 3)" office:value-type="float" office:value="10595.8671" calcext:value-type="float">
            <text:p>10595.8671</text:p>
          </table:table-cell>
        </table:table-row>
        <table:table-row table:style-name="ro1">
          <table:table-cell office:value-type="float" office:value="17100" calcext:value-type="float">
            <text:p>17100</text:p>
          </table:table-cell>
          <table:table-cell office:value-type="float" office:value="72.1721" calcext:value-type="float">
            <text:p>72.1721</text:p>
          </table:table-cell>
          <table:table-cell table:formula="of:=POWER([.A172]; 2)*[.$B$2]/POWER([.$A$2]; 2)" office:value-type="float" office:value="63.0640647" calcext:value-type="float">
            <text:p>63.0640647</text:p>
          </table:table-cell>
          <table:table-cell table:formula="of:=POWER([.A172]; 2)*LOG([.A172]; 2) / (POWER([.$A$2]; 2) * LOG([.$A$2]; 2)) * [.$B$2]" office:value-type="float" office:value="133.47497029031" calcext:value-type="float">
            <text:p>133.47497029031</text:p>
          </table:table-cell>
          <table:table-cell table:formula="of:=POWER([.A172]; 3)*[.$B$2]/POWER([.$A$2]; 3)" office:value-type="float" office:value="10783.9550637" calcext:value-type="float">
            <text:p>10783.9550637</text:p>
          </table:table-cell>
        </table:table-row>
        <table:table-row table:style-name="ro1">
          <table:table-cell office:value-type="float" office:value="17200" calcext:value-type="float">
            <text:p>17200</text:p>
          </table:table-cell>
          <table:table-cell office:value-type="float" office:value="69.2812" calcext:value-type="float">
            <text:p>69.2812</text:p>
          </table:table-cell>
          <table:table-cell table:formula="of:=POWER([.A173]; 2)*[.$B$2]/POWER([.$A$2]; 2)" office:value-type="float" office:value="63.8038128" calcext:value-type="float">
            <text:p>63.8038128</text:p>
          </table:table-cell>
          <table:table-cell table:formula="of:=POWER([.A173]; 2)*LOG([.A173]; 2) / (POWER([.$A$2]; 2) * LOG([.$A$2]; 2)) * [.$B$2]" office:value-type="float" office:value="135.121432067782" calcext:value-type="float">
            <text:p>135.121432067782</text:p>
          </table:table-cell>
          <table:table-cell table:formula="of:=POWER([.A173]; 3)*[.$B$2]/POWER([.$A$2]; 3)" office:value-type="float" office:value="10974.2558016" calcext:value-type="float">
            <text:p>10974.2558016</text:p>
          </table:table-cell>
        </table:table-row>
        <table:table-row table:style-name="ro1">
          <table:table-cell office:value-type="float" office:value="17300" calcext:value-type="float">
            <text:p>17300</text:p>
          </table:table-cell>
          <table:table-cell office:value-type="float" office:value="70.6334" calcext:value-type="float">
            <text:p>70.6334</text:p>
          </table:table-cell>
          <table:table-cell table:formula="of:=POWER([.A174]; 2)*[.$B$2]/POWER([.$A$2]; 2)" office:value-type="float" office:value="64.5478743" calcext:value-type="float">
            <text:p>64.5478743</text:p>
          </table:table-cell>
          <table:table-cell table:formula="of:=POWER([.A174]; 2)*LOG([.A174]; 2) / (POWER([.$A$2]; 2) * LOG([.$A$2]; 2)) * [.$B$2]" office:value-type="float" office:value="136.778433571181" calcext:value-type="float">
            <text:p>136.778433571181</text:p>
          </table:table-cell>
          <table:table-cell table:formula="of:=POWER([.A174]; 3)*[.$B$2]/POWER([.$A$2]; 3)" office:value-type="float" office:value="11166.7822539" calcext:value-type="float">
            <text:p>11166.7822539</text:p>
          </table:table-cell>
        </table:table-row>
        <table:table-row table:style-name="ro1">
          <table:table-cell office:value-type="float" office:value="17400" calcext:value-type="float">
            <text:p>17400</text:p>
          </table:table-cell>
          <table:table-cell office:value-type="float" office:value="71.4821" calcext:value-type="float">
            <text:p>71.4821</text:p>
          </table:table-cell>
          <table:table-cell table:formula="of:=POWER([.A175]; 2)*[.$B$2]/POWER([.$A$2]; 2)" office:value-type="float" office:value="65.2962492" calcext:value-type="float">
            <text:p>65.2962492</text:p>
          </table:table-cell>
          <table:table-cell table:formula="of:=POWER([.A175]; 2)*LOG([.A175]; 2) / (POWER([.$A$2]; 2) * LOG([.$A$2]; 2)) * [.$B$2]" office:value-type="float" office:value="138.445980230367" calcext:value-type="float">
            <text:p>138.445980230367</text:p>
          </table:table-cell>
          <table:table-cell table:formula="of:=POWER([.A175]; 3)*[.$B$2]/POWER([.$A$2]; 3)" office:value-type="float" office:value="11361.5473608" calcext:value-type="float">
            <text:p>11361.5473608</text:p>
          </table:table-cell>
        </table:table-row>
        <table:table-row table:style-name="ro1">
          <table:table-cell office:value-type="float" office:value="17500" calcext:value-type="float">
            <text:p>17500</text:p>
          </table:table-cell>
          <table:table-cell office:value-type="float" office:value="72.1726" calcext:value-type="float">
            <text:p>72.1726</text:p>
          </table:table-cell>
          <table:table-cell table:formula="of:=POWER([.A176]; 2)*[.$B$2]/POWER([.$A$2]; 2)" office:value-type="float" office:value="66.0489375" calcext:value-type="float">
            <text:p>66.0489375</text:p>
          </table:table-cell>
          <table:table-cell table:formula="of:=POWER([.A176]; 2)*LOG([.A176]; 2) / (POWER([.$A$2]; 2) * LOG([.$A$2]; 2)) * [.$B$2]" office:value-type="float" office:value="140.124077443902" calcext:value-type="float">
            <text:p>140.124077443902</text:p>
          </table:table-cell>
          <table:table-cell table:formula="of:=POWER([.A176]; 3)*[.$B$2]/POWER([.$A$2]; 3)" office:value-type="float" office:value="11558.5640625" calcext:value-type="float">
            <text:p>11558.5640625</text:p>
          </table:table-cell>
        </table:table-row>
        <table:table-row table:style-name="ro1">
          <table:table-cell office:value-type="float" office:value="17600" calcext:value-type="float">
            <text:p>17600</text:p>
          </table:table-cell>
          <table:table-cell office:value-type="float" office:value="74.2612" calcext:value-type="float">
            <text:p>74.2612</text:p>
          </table:table-cell>
          <table:table-cell table:formula="of:=POWER([.A177]; 2)*[.$B$2]/POWER([.$A$2]; 2)" office:value-type="float" office:value="66.8059392" calcext:value-type="float">
            <text:p>66.8059392</text:p>
          </table:table-cell>
          <table:table-cell table:formula="of:=POWER([.A177]; 2)*LOG([.A177]; 2) / (POWER([.$A$2]; 2) * LOG([.$A$2]; 2)) * [.$B$2]" office:value-type="float" office:value="141.812730579411" calcext:value-type="float">
            <text:p>141.812730579411</text:p>
          </table:table-cell>
          <table:table-cell table:formula="of:=POWER([.A177]; 3)*[.$B$2]/POWER([.$A$2]; 3)" office:value-type="float" office:value="11757.8452992" calcext:value-type="float">
            <text:p>11757.8452992</text:p>
          </table:table-cell>
        </table:table-row>
        <table:table-row table:style-name="ro1">
          <table:table-cell office:value-type="float" office:value="17700" calcext:value-type="float">
            <text:p>17700</text:p>
          </table:table-cell>
          <table:table-cell office:value-type="float" office:value="76.227" calcext:value-type="float">
            <text:p>76.227</text:p>
          </table:table-cell>
          <table:table-cell table:formula="of:=POWER([.A178]; 2)*[.$B$2]/POWER([.$A$2]; 2)" office:value-type="float" office:value="67.5672543" calcext:value-type="float">
            <text:p>67.5672543</text:p>
          </table:table-cell>
          <table:table-cell table:formula="of:=POWER([.A178]; 2)*LOG([.A178]; 2) / (POWER([.$A$2]; 2) * LOG([.$A$2]; 2)) * [.$B$2]" office:value-type="float" office:value="143.511944973935" calcext:value-type="float">
            <text:p>143.511944973935</text:p>
          </table:table-cell>
          <table:table-cell table:formula="of:=POWER([.A178]; 3)*[.$B$2]/POWER([.$A$2]; 3)" office:value-type="float" office:value="11959.4040111" calcext:value-type="float">
            <text:p>11959.4040111</text:p>
          </table:table-cell>
        </table:table-row>
        <table:table-row table:style-name="ro1">
          <table:table-cell office:value-type="float" office:value="17800" calcext:value-type="float">
            <text:p>17800</text:p>
          </table:table-cell>
          <table:table-cell office:value-type="float" office:value="76.6636" calcext:value-type="float">
            <text:p>76.6636</text:p>
          </table:table-cell>
          <table:table-cell table:formula="of:=POWER([.A179]; 2)*[.$B$2]/POWER([.$A$2]; 2)" office:value-type="float" office:value="68.3328828" calcext:value-type="float">
            <text:p>68.3328828</text:p>
          </table:table-cell>
          <table:table-cell table:formula="of:=POWER([.A179]; 2)*LOG([.A179]; 2) / (POWER([.$A$2]; 2) * LOG([.$A$2]; 2)) * [.$B$2]" office:value-type="float" office:value="145.221725934275" calcext:value-type="float">
            <text:p>145.221725934275</text:p>
          </table:table-cell>
          <table:table-cell table:formula="of:=POWER([.A179]; 3)*[.$B$2]/POWER([.$A$2]; 3)" office:value-type="float" office:value="12163.2531384" calcext:value-type="float">
            <text:p>12163.2531384</text:p>
          </table:table-cell>
        </table:table-row>
        <table:table-row table:style-name="ro1">
          <table:table-cell office:value-type="float" office:value="17900" calcext:value-type="float">
            <text:p>17900</text:p>
          </table:table-cell>
          <table:table-cell office:value-type="float" office:value="77.9778" calcext:value-type="float">
            <text:p>77.9778</text:p>
          </table:table-cell>
          <table:table-cell table:formula="of:=POWER([.A180]; 2)*[.$B$2]/POWER([.$A$2]; 2)" office:value-type="float" office:value="69.1028247" calcext:value-type="float">
            <text:p>69.1028247</text:p>
          </table:table-cell>
          <table:table-cell table:formula="of:=POWER([.A180]; 2)*LOG([.A180]; 2) / (POWER([.$A$2]; 2) * LOG([.$A$2]; 2)) * [.$B$2]" office:value-type="float" office:value="146.942078737334" calcext:value-type="float">
            <text:p>146.942078737334</text:p>
          </table:table-cell>
          <table:table-cell table:formula="of:=POWER([.A180]; 3)*[.$B$2]/POWER([.$A$2]; 3)" office:value-type="float" office:value="12369.4056213" calcext:value-type="float">
            <text:p>12369.4056213</text:p>
          </table:table-cell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79.441" calcext:value-type="float">
            <text:p>79.441</text:p>
          </table:table-cell>
          <table:table-cell table:formula="of:=POWER([.A181]; 2)*[.$B$2]/POWER([.$A$2]; 2)" office:value-type="float" office:value="69.87708" calcext:value-type="float">
            <text:p>69.87708</text:p>
          </table:table-cell>
          <table:table-cell table:formula="of:=POWER([.A181]; 2)*LOG([.A181]; 2) / (POWER([.$A$2]; 2) * LOG([.$A$2]; 2)) * [.$B$2]" office:value-type="float" office:value="148.673008630452" calcext:value-type="float">
            <text:p>148.673008630452</text:p>
          </table:table-cell>
          <table:table-cell table:formula="of:=POWER([.A181]; 3)*[.$B$2]/POWER([.$A$2]; 3)" office:value-type="float" office:value="12577.8744" calcext:value-type="float">
            <text:p>12577.8744</text:p>
          </table:table-cell>
        </table:table-row>
        <table:table-row table:style-name="ro1">
          <table:table-cell office:value-type="float" office:value="18100" calcext:value-type="float">
            <text:p>18100</text:p>
          </table:table-cell>
          <table:table-cell office:value-type="float" office:value="79.8316" calcext:value-type="float">
            <text:p>79.8316</text:p>
          </table:table-cell>
          <table:table-cell table:formula="of:=POWER([.A182]; 2)*[.$B$2]/POWER([.$A$2]; 2)" office:value-type="float" office:value="70.6556487" calcext:value-type="float">
            <text:p>70.6556487</text:p>
          </table:table-cell>
          <table:table-cell table:formula="of:=POWER([.A182]; 2)*LOG([.A182]; 2) / (POWER([.$A$2]; 2) * LOG([.$A$2]; 2)) * [.$B$2]" office:value-type="float" office:value="150.414520831737" calcext:value-type="float">
            <text:p>150.414520831737</text:p>
          </table:table-cell>
          <table:table-cell table:formula="of:=POWER([.A182]; 3)*[.$B$2]/POWER([.$A$2]; 3)" office:value-type="float" office:value="12788.6724147" calcext:value-type="float">
            <text:p>12788.6724147</text:p>
          </table:table-cell>
        </table:table-row>
        <table:table-row table:style-name="ro1">
          <table:table-cell office:value-type="float" office:value="18200" calcext:value-type="float">
            <text:p>18200</text:p>
          </table:table-cell>
          <table:table-cell office:value-type="float" office:value="81.1877" calcext:value-type="float">
            <text:p>81.1877</text:p>
          </table:table-cell>
          <table:table-cell table:formula="of:=POWER([.A183]; 2)*[.$B$2]/POWER([.$A$2]; 2)" office:value-type="float" office:value="71.4385308" calcext:value-type="float">
            <text:p>71.4385308</text:p>
          </table:table-cell>
          <table:table-cell table:formula="of:=POWER([.A183]; 2)*LOG([.A183]; 2) / (POWER([.$A$2]; 2) * LOG([.$A$2]; 2)) * [.$B$2]" office:value-type="float" office:value="152.166620530385" calcext:value-type="float">
            <text:p>152.166620530385</text:p>
          </table:table-cell>
          <table:table-cell table:formula="of:=POWER([.A183]; 3)*[.$B$2]/POWER([.$A$2]; 3)" office:value-type="float" office:value="13001.8126056" calcext:value-type="float">
            <text:p>13001.8126056</text:p>
          </table:table-cell>
        </table:table-row>
        <table:table-row table:style-name="ro1">
          <table:table-cell office:value-type="float" office:value="18300" calcext:value-type="float">
            <text:p>18300</text:p>
          </table:table-cell>
          <table:table-cell office:value-type="float" office:value="83.6588" calcext:value-type="float">
            <text:p>83.6588</text:p>
          </table:table-cell>
          <table:table-cell table:formula="of:=POWER([.A184]; 2)*[.$B$2]/POWER([.$A$2]; 2)" office:value-type="float" office:value="72.2257263" calcext:value-type="float">
            <text:p>72.2257263</text:p>
          </table:table-cell>
          <table:table-cell table:formula="of:=POWER([.A184]; 2)*LOG([.A184]; 2) / (POWER([.$A$2]; 2) * LOG([.$A$2]; 2)) * [.$B$2]" office:value-type="float" office:value="153.929312887003" calcext:value-type="float">
            <text:p>153.929312887003</text:p>
          </table:table-cell>
          <table:table-cell table:formula="of:=POWER([.A184]; 3)*[.$B$2]/POWER([.$A$2]; 3)" office:value-type="float" office:value="13217.3079129" calcext:value-type="float">
            <text:p>13217.3079129</text:p>
          </table:table-cell>
        </table:table-row>
        <table:table-row table:style-name="ro1">
          <table:table-cell office:value-type="float" office:value="18400" calcext:value-type="float">
            <text:p>18400</text:p>
          </table:table-cell>
          <table:table-cell office:value-type="float" office:value="85.6316" calcext:value-type="float">
            <text:p>85.6316</text:p>
          </table:table-cell>
          <table:table-cell table:formula="of:=POWER([.A185]; 2)*[.$B$2]/POWER([.$A$2]; 2)" office:value-type="float" office:value="73.0172352" calcext:value-type="float">
            <text:p>73.0172352</text:p>
          </table:table-cell>
          <table:table-cell table:formula="of:=POWER([.A185]; 2)*LOG([.A185]; 2) / (POWER([.$A$2]; 2) * LOG([.$A$2]; 2)) * [.$B$2]" office:value-type="float" office:value="155.70260303392" calcext:value-type="float">
            <text:p>155.70260303392</text:p>
          </table:table-cell>
          <table:table-cell table:formula="of:=POWER([.A185]; 3)*[.$B$2]/POWER([.$A$2]; 3)" office:value-type="float" office:value="13435.1712768" calcext:value-type="float">
            <text:p>13435.1712768</text:p>
          </table:table-cell>
        </table:table-row>
        <table:table-row table:style-name="ro1">
          <table:table-cell office:value-type="float" office:value="18500" calcext:value-type="float">
            <text:p>18500</text:p>
          </table:table-cell>
          <table:table-cell office:value-type="float" office:value="87.2339" calcext:value-type="float">
            <text:p>87.2339</text:p>
          </table:table-cell>
          <table:table-cell table:formula="of:=POWER([.A186]; 2)*[.$B$2]/POWER([.$A$2]; 2)" office:value-type="float" office:value="73.8130575" calcext:value-type="float">
            <text:p>73.8130575</text:p>
          </table:table-cell>
          <table:table-cell table:formula="of:=POWER([.A186]; 2)*LOG([.A186]; 2) / (POWER([.$A$2]; 2) * LOG([.$A$2]; 2)) * [.$B$2]" office:value-type="float" office:value="157.486496075493" calcext:value-type="float">
            <text:p>157.486496075493</text:p>
          </table:table-cell>
          <table:table-cell table:formula="of:=POWER([.A186]; 3)*[.$B$2]/POWER([.$A$2]; 3)" office:value-type="float" office:value="13655.4156375" calcext:value-type="float">
            <text:p>13655.4156375</text:p>
          </table:table-cell>
        </table:table-row>
        <table:table-row table:style-name="ro1">
          <table:table-cell office:value-type="float" office:value="18600" calcext:value-type="float">
            <text:p>18600</text:p>
          </table:table-cell>
          <table:table-cell office:value-type="float" office:value="87.8123" calcext:value-type="float">
            <text:p>87.8123</text:p>
          </table:table-cell>
          <table:table-cell table:formula="of:=POWER([.A187]; 2)*[.$B$2]/POWER([.$A$2]; 2)" office:value-type="float" office:value="74.6131932" calcext:value-type="float">
            <text:p>74.6131932</text:p>
          </table:table-cell>
          <table:table-cell table:formula="of:=POWER([.A187]; 2)*LOG([.A187]; 2) / (POWER([.$A$2]; 2) * LOG([.$A$2]; 2)) * [.$B$2]" office:value-type="float" office:value="159.280997088416" calcext:value-type="float">
            <text:p>159.280997088416</text:p>
          </table:table-cell>
          <table:table-cell table:formula="of:=POWER([.A187]; 3)*[.$B$2]/POWER([.$A$2]; 3)" office:value-type="float" office:value="13878.0539352" calcext:value-type="float">
            <text:p>13878.0539352</text:p>
          </table:table-cell>
        </table:table-row>
        <table:table-row table:style-name="ro1">
          <table:table-cell office:value-type="float" office:value="18700" calcext:value-type="float">
            <text:p>18700</text:p>
          </table:table-cell>
          <table:table-cell office:value-type="float" office:value="88.7372" calcext:value-type="float">
            <text:p>88.7372</text:p>
          </table:table-cell>
          <table:table-cell table:formula="of:=POWER([.A188]; 2)*[.$B$2]/POWER([.$A$2]; 2)" office:value-type="float" office:value="75.4176423" calcext:value-type="float">
            <text:p>75.4176423</text:p>
          </table:table-cell>
          <table:table-cell table:formula="of:=POWER([.A188]; 2)*LOG([.A188]; 2) / (POWER([.$A$2]; 2) * LOG([.$A$2]; 2)) * [.$B$2]" office:value-type="float" office:value="161.086111122014" calcext:value-type="float">
            <text:p>161.086111122014</text:p>
          </table:table-cell>
          <table:table-cell table:formula="of:=POWER([.A188]; 3)*[.$B$2]/POWER([.$A$2]; 3)" office:value-type="float" office:value="14103.0991101" calcext:value-type="float">
            <text:p>14103.0991101</text:p>
          </table:table-cell>
        </table:table-row>
        <table:table-row table:style-name="ro1">
          <table:table-cell office:value-type="float" office:value="18800" calcext:value-type="float">
            <text:p>18800</text:p>
          </table:table-cell>
          <table:table-cell office:value-type="float" office:value="92.5638" calcext:value-type="float">
            <text:p>92.5638</text:p>
          </table:table-cell>
          <table:table-cell table:formula="of:=POWER([.A189]; 2)*[.$B$2]/POWER([.$A$2]; 2)" office:value-type="float" office:value="76.2264048" calcext:value-type="float">
            <text:p>76.2264048</text:p>
          </table:table-cell>
          <table:table-cell table:formula="of:=POWER([.A189]; 2)*LOG([.A189]; 2) / (POWER([.$A$2]; 2) * LOG([.$A$2]; 2)) * [.$B$2]" office:value-type="float" office:value="162.901843198535" calcext:value-type="float">
            <text:p>162.901843198535</text:p>
          </table:table-cell>
          <table:table-cell table:formula="of:=POWER([.A189]; 3)*[.$B$2]/POWER([.$A$2]; 3)" office:value-type="float" office:value="14330.5641024" calcext:value-type="float">
            <text:p>14330.5641024</text:p>
          </table:table-cell>
        </table:table-row>
        <table:table-row table:style-name="ro1">
          <table:table-cell office:value-type="float" office:value="18900" calcext:value-type="float">
            <text:p>18900</text:p>
          </table:table-cell>
          <table:table-cell office:value-type="float" office:value="91.7052" calcext:value-type="float">
            <text:p>91.7052</text:p>
          </table:table-cell>
          <table:table-cell table:formula="of:=POWER([.A190]; 2)*[.$B$2]/POWER([.$A$2]; 2)" office:value-type="float" office:value="77.0394807" calcext:value-type="float">
            <text:p>77.0394807</text:p>
          </table:table-cell>
          <table:table-cell table:formula="of:=POWER([.A190]; 2)*LOG([.A190]; 2) / (POWER([.$A$2]; 2) * LOG([.$A$2]; 2)) * [.$B$2]" office:value-type="float" office:value="164.728198313446" calcext:value-type="float">
            <text:p>164.728198313446</text:p>
          </table:table-cell>
          <table:table-cell table:formula="of:=POWER([.A190]; 3)*[.$B$2]/POWER([.$A$2]; 3)" office:value-type="float" office:value="14560.4618523" calcext:value-type="float">
            <text:p>14560.4618523</text:p>
          </table:table-cell>
        </table:table-row>
        <table:table-row table:style-name="ro1">
          <table:table-cell office:value-type="float" office:value="19000" calcext:value-type="float">
            <text:p>19000</text:p>
          </table:table-cell>
          <table:table-cell office:value-type="float" office:value="94.3472" calcext:value-type="float">
            <text:p>94.3472</text:p>
          </table:table-cell>
          <table:table-cell table:formula="of:=POWER([.A191]; 2)*[.$B$2]/POWER([.$A$2]; 2)" office:value-type="float" office:value="77.85687" calcext:value-type="float">
            <text:p>77.85687</text:p>
          </table:table-cell>
          <table:table-cell table:formula="of:=POWER([.A191]; 2)*LOG([.A191]; 2) / (POWER([.$A$2]; 2) * LOG([.$A$2]; 2)) * [.$B$2]" office:value-type="float" office:value="166.565181435708" calcext:value-type="float">
            <text:p>166.565181435708</text:p>
          </table:table-cell>
          <table:table-cell table:formula="of:=POWER([.A191]; 3)*[.$B$2]/POWER([.$A$2]; 3)" office:value-type="float" office:value="14792.8053" calcext:value-type="float">
            <text:p>14792.8053</text:p>
          </table:table-cell>
        </table:table-row>
        <table:table-row table:style-name="ro1">
          <table:table-cell office:value-type="float" office:value="19100" calcext:value-type="float">
            <text:p>19100</text:p>
          </table:table-cell>
          <table:table-cell office:value-type="float" office:value="95.3011" calcext:value-type="float">
            <text:p>95.3011</text:p>
          </table:table-cell>
          <table:table-cell table:formula="of:=POWER([.A192]; 2)*[.$B$2]/POWER([.$A$2]; 2)" office:value-type="float" office:value="78.6785727" calcext:value-type="float">
            <text:p>78.6785727</text:p>
          </table:table-cell>
          <table:table-cell table:formula="of:=POWER([.A192]; 2)*LOG([.A192]; 2) / (POWER([.$A$2]; 2) * LOG([.$A$2]; 2)) * [.$B$2]" office:value-type="float" office:value="168.412797508063" calcext:value-type="float">
            <text:p>168.412797508063</text:p>
          </table:table-cell>
          <table:table-cell table:formula="of:=POWER([.A192]; 3)*[.$B$2]/POWER([.$A$2]; 3)" office:value-type="float" office:value="15027.6073857" calcext:value-type="float">
            <text:p>15027.6073857</text:p>
          </table:table-cell>
        </table:table-row>
        <table:table-row table:style-name="ro1">
          <table:table-cell office:value-type="float" office:value="19200" calcext:value-type="float">
            <text:p>19200</text:p>
          </table:table-cell>
          <table:table-cell office:value-type="float" office:value="96.4369" calcext:value-type="float">
            <text:p>96.4369</text:p>
          </table:table-cell>
          <table:table-cell table:formula="of:=POWER([.A193]; 2)*[.$B$2]/POWER([.$A$2]; 2)" office:value-type="float" office:value="79.5045888" calcext:value-type="float">
            <text:p>79.5045888</text:p>
          </table:table-cell>
          <table:table-cell table:formula="of:=POWER([.A193]; 2)*LOG([.A193]; 2) / (POWER([.$A$2]; 2) * LOG([.$A$2]; 2)) * [.$B$2]" office:value-type="float" office:value="170.271051447305" calcext:value-type="float">
            <text:p>170.271051447305</text:p>
          </table:table-cell>
          <table:table-cell table:formula="of:=POWER([.A193]; 3)*[.$B$2]/POWER([.$A$2]; 3)" office:value-type="float" office:value="15264.8810496" calcext:value-type="float">
            <text:p>15264.8810496</text:p>
          </table:table-cell>
        </table:table-row>
        <table:table-row table:style-name="ro1">
          <table:table-cell office:value-type="float" office:value="19300" calcext:value-type="float">
            <text:p>19300</text:p>
          </table:table-cell>
          <table:table-cell office:value-type="float" office:value="105.281" calcext:value-type="float">
            <text:p>105.281</text:p>
          </table:table-cell>
          <table:table-cell table:formula="of:=POWER([.A194]; 2)*[.$B$2]/POWER([.$A$2]; 2)" office:value-type="float" office:value="80.3349183" calcext:value-type="float">
            <text:p>80.3349183</text:p>
          </table:table-cell>
          <table:table-cell table:formula="of:=POWER([.A194]; 2)*LOG([.A194]; 2) / (POWER([.$A$2]; 2) * LOG([.$A$2]; 2)) * [.$B$2]" office:value-type="float" office:value="172.139948144554" calcext:value-type="float">
            <text:p>172.139948144554</text:p>
          </table:table-cell>
          <table:table-cell table:formula="of:=POWER([.A194]; 3)*[.$B$2]/POWER([.$A$2]; 3)" office:value-type="float" office:value="15504.6392319" calcext:value-type="float">
            <text:p>15504.6392319</text:p>
          </table:table-cell>
        </table:table-row>
        <table:table-row table:style-name="ro1">
          <table:table-cell office:value-type="float" office:value="19400" calcext:value-type="float">
            <text:p>19400</text:p>
          </table:table-cell>
          <table:table-cell office:value-type="float" office:value="105.604" calcext:value-type="float">
            <text:p>105.604</text:p>
          </table:table-cell>
          <table:table-cell table:formula="of:=POWER([.A195]; 2)*[.$B$2]/POWER([.$A$2]; 2)" office:value-type="float" office:value="81.1695612" calcext:value-type="float">
            <text:p>81.1695612</text:p>
          </table:table-cell>
          <table:table-cell table:formula="of:=POWER([.A195]; 2)*LOG([.A195]; 2) / (POWER([.$A$2]; 2) * LOG([.$A$2]; 2)) * [.$B$2]" office:value-type="float" office:value="174.019492465519" calcext:value-type="float">
            <text:p>174.019492465519</text:p>
          </table:table-cell>
          <table:table-cell table:formula="of:=POWER([.A195]; 3)*[.$B$2]/POWER([.$A$2]; 3)" office:value-type="float" office:value="15746.8948728" calcext:value-type="float">
            <text:p>15746.8948728</text:p>
          </table:table-cell>
        </table:table-row>
        <table:table-row table:style-name="ro1">
          <table:table-cell office:value-type="float" office:value="19500" calcext:value-type="float">
            <text:p>19500</text:p>
          </table:table-cell>
          <table:table-cell office:value-type="float" office:value="106.108" calcext:value-type="float">
            <text:p>106.108</text:p>
          </table:table-cell>
          <table:table-cell table:formula="of:=POWER([.A196]; 2)*[.$B$2]/POWER([.$A$2]; 2)" office:value-type="float" office:value="82.0085175" calcext:value-type="float">
            <text:p>82.0085175</text:p>
          </table:table-cell>
          <table:table-cell table:formula="of:=POWER([.A196]; 2)*LOG([.A196]; 2) / (POWER([.$A$2]; 2) * LOG([.$A$2]; 2)) * [.$B$2]" office:value-type="float" office:value="175.909689250764" calcext:value-type="float">
            <text:p>175.909689250764</text:p>
          </table:table-cell>
          <table:table-cell table:formula="of:=POWER([.A196]; 3)*[.$B$2]/POWER([.$A$2]; 3)" office:value-type="float" office:value="15991.6609125" calcext:value-type="float">
            <text:p>15991.6609125</text:p>
          </table:table-cell>
        </table:table-row>
        <table:table-row table:style-name="ro1">
          <table:table-cell office:value-type="float" office:value="19600" calcext:value-type="float">
            <text:p>19600</text:p>
          </table:table-cell>
          <table:table-cell office:value-type="float" office:value="109.194" calcext:value-type="float">
            <text:p>109.194</text:p>
          </table:table-cell>
          <table:table-cell table:formula="of:=POWER([.A197]; 2)*[.$B$2]/POWER([.$A$2]; 2)" office:value-type="float" office:value="82.8517872" calcext:value-type="float">
            <text:p>82.8517872</text:p>
          </table:table-cell>
          <table:table-cell table:formula="of:=POWER([.A197]; 2)*LOG([.A197]; 2) / (POWER([.$A$2]; 2) * LOG([.$A$2]; 2)) * [.$B$2]" office:value-type="float" office:value="177.810543315967" calcext:value-type="float">
            <text:p>177.810543315967</text:p>
          </table:table-cell>
          <table:table-cell table:formula="of:=POWER([.A197]; 3)*[.$B$2]/POWER([.$A$2]; 3)" office:value-type="float" office:value="16238.9502912" calcext:value-type="float">
            <text:p>16238.9502912</text:p>
          </table:table-cell>
        </table:table-row>
        <table:table-row table:style-name="ro1">
          <table:table-cell office:value-type="float" office:value="19700" calcext:value-type="float">
            <text:p>19700</text:p>
          </table:table-cell>
          <table:table-cell office:value-type="float" office:value="104.669" calcext:value-type="float">
            <text:p>104.669</text:p>
          </table:table-cell>
          <table:table-cell table:formula="of:=POWER([.A198]; 2)*[.$B$2]/POWER([.$A$2]; 2)" office:value-type="float" office:value="83.6993703" calcext:value-type="float">
            <text:p>83.6993703</text:p>
          </table:table-cell>
          <table:table-cell table:formula="of:=POWER([.A198]; 2)*LOG([.A198]; 2) / (POWER([.$A$2]; 2) * LOG([.$A$2]; 2)) * [.$B$2]" office:value-type="float" office:value="179.722059452171" calcext:value-type="float">
            <text:p>179.722059452171</text:p>
          </table:table-cell>
          <table:table-cell table:formula="of:=POWER([.A198]; 3)*[.$B$2]/POWER([.$A$2]; 3)" office:value-type="float" office:value="16488.7759491" calcext:value-type="float">
            <text:p>16488.7759491</text:p>
          </table:table-cell>
        </table:table-row>
        <table:table-row table:style-name="ro1">
          <table:table-cell office:value-type="float" office:value="19800" calcext:value-type="float">
            <text:p>19800</text:p>
          </table:table-cell>
          <table:table-cell office:value-type="float" office:value="107.215" calcext:value-type="float">
            <text:p>107.215</text:p>
          </table:table-cell>
          <table:table-cell table:formula="of:=POWER([.A199]; 2)*[.$B$2]/POWER([.$A$2]; 2)" office:value-type="float" office:value="84.5512668" calcext:value-type="float">
            <text:p>84.5512668</text:p>
          </table:table-cell>
          <table:table-cell table:formula="of:=POWER([.A199]; 2)*LOG([.A199]; 2) / (POWER([.$A$2]; 2) * LOG([.$A$2]; 2)) * [.$B$2]" office:value-type="float" office:value="181.644242426038" calcext:value-type="float">
            <text:p>181.644242426038</text:p>
          </table:table-cell>
          <table:table-cell table:formula="of:=POWER([.A199]; 3)*[.$B$2]/POWER([.$A$2]; 3)" office:value-type="float" office:value="16741.1508264" calcext:value-type="float">
            <text:p>16741.1508264</text:p>
          </table:table-cell>
        </table:table-row>
        <table:table-row table:style-name="ro1">
          <table:table-cell office:value-type="float" office:value="19900" calcext:value-type="float">
            <text:p>19900</text:p>
          </table:table-cell>
          <table:table-cell office:value-type="float" office:value="110.5" calcext:value-type="float">
            <text:p>110.5</text:p>
          </table:table-cell>
          <table:table-cell table:formula="of:=POWER([.A200]; 2)*[.$B$2]/POWER([.$A$2]; 2)" office:value-type="float" office:value="85.4074767" calcext:value-type="float">
            <text:p>85.4074767</text:p>
          </table:table-cell>
          <table:table-cell table:formula="of:=POWER([.A200]; 2)*LOG([.A200]; 2) / (POWER([.$A$2]; 2) * LOG([.$A$2]; 2)) * [.$B$2]" office:value-type="float" office:value="183.577096980093" calcext:value-type="float">
            <text:p>183.577096980093</text:p>
          </table:table-cell>
          <table:table-cell table:formula="of:=POWER([.A200]; 3)*[.$B$2]/POWER([.$A$2]; 3)" office:value-type="float" office:value="16996.0878633" calcext:value-type="float">
            <text:p>16996.0878633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115.575" calcext:value-type="float">
            <text:p>115.575</text:p>
          </table:table-cell>
          <table:table-cell table:formula="of:=POWER([.A201]; 2)*[.$B$2]/POWER([.$A$2]; 2)" office:value-type="float" office:value="86.268" calcext:value-type="float">
            <text:p>86.268</text:p>
          </table:table-cell>
          <table:table-cell table:formula="of:=POWER([.A201]; 2)*LOG([.A201]; 2) / (POWER([.$A$2]; 2) * LOG([.$A$2]; 2)) * [.$B$2]" office:value-type="float" office:value="185.52062783297" calcext:value-type="float">
            <text:p>185.52062783297</text:p>
          </table:table-cell>
          <table:table-cell table:formula="of:=POWER([.A201]; 3)*[.$B$2]/POWER([.$A$2]; 3)" office:value-type="float" office:value="17253.6" calcext:value-type="float">
            <text:p>17253.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11-06T12:49:22.777166090</dc:date>
    <meta:editing-duration>PT9M18S</meta:editing-duration>
    <meta:editing-cycles>1</meta:editing-cycles>
    <meta:document-statistic meta:table-count="1" meta:cell-count="1005" meta:object-count="1"/>
    <meta:generator>LibreOffice/6.0.7.3$Linux_X86_64 LibreOffice_project/0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5.016cm" svg:height="18.488cm" xlink:href=".." xlink:type="simple" chart:class="chart:line" chart:style-name="ch1">
        <chart:legend chart:legend-position="end" svg:x="29.465cm" svg:y="8.447cm" style:legend-expansion="high" chart:style-name="ch2"/>
        <chart:plot-area chart:style-name="ch3" table:cell-range-address="dp.A1:dp.D201" chart:data-source-has-labels="both" svg:x="0.7cm" svg:y="0.369cm" svg:width="28.065cm" svg:height="17.75cm">
          <chartooo:coordinate-region svg:x="1.507cm" svg:y="0.369cm" svg:width="27.258cm" svg:height="16.366cm"/>
          <chart:axis chart:dimension="x" chart:name="primary-x" chart:style-name="ch4" chartooo:axis-type="auto">
            <chartooo:date-scale/>
            <chart:categories table:cell-range-address="dp.A2:dp.A20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dp.B2:dp.B201" chart:label-cell-address="dp.B1:dp.B1" chart:class="chart:line">
            <chart:data-point chart:repeated="200"/>
          </chart:series>
          <chart:series chart:style-name="ch7" chart:values-cell-range-address="dp.C2:dp.C201" chart:label-cell-address="dp.C1:dp.C1" chart:class="chart:line">
            <chart:data-point chart:repeated="200"/>
          </chart:series>
          <chart:series chart:style-name="ch8" chart:values-cell-range-address="dp.D2:dp.D201" chart:label-cell-address="dp.D1:dp.D1" chart:class="chart:line">
            <chart:data-point chart:repeated="2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 duration (seconds)</text:p>
                <draw:g>
                  <svg:desc>dp.B1:dp.B1</svg:desc>
                </draw:g>
              </table:table-cell>
              <table:table-cell office:value-type="string">
                <text:p>N^2</text:p>
                <draw:g>
                  <svg:desc>dp.C1:dp.C1</svg:desc>
                </draw:g>
              </table:table-cell>
              <table:table-cell office:value-type="string">
                <text:p>N^2 * logN</text:p>
                <draw:g>
                  <svg:desc>dp.D1:dp.D1</svg:desc>
                </draw:g>
              </table:table-cell>
            </table:table-row>
          </table:table-header-rows>
          <table:table-rows>
            <table:table-row>
              <table:table-cell office:value-type="float" office:value="100">
                <text:p>100</text:p>
                <draw:g>
                  <svg:desc>dp.A2:dp.A201</svg:desc>
                </draw:g>
              </table:table-cell>
              <table:table-cell office:value-type="float" office:value="0.0021567">
                <text:p>0.0021567</text:p>
                <draw:g>
                  <svg:desc>dp.B2:dp.B201</svg:desc>
                </draw:g>
              </table:table-cell>
              <table:table-cell office:value-type="float" office:value="0.0021567">
                <text:p>0.0021567</text:p>
                <draw:g>
                  <svg:desc>dp.C2:dp.C201</svg:desc>
                </draw:g>
              </table:table-cell>
              <table:table-cell office:value-type="float" office:value="0.0021567">
                <text:p>0.0021567</text:p>
                <draw:g>
                  <svg:desc>dp.D2:dp.D201</svg:desc>
                </draw:g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00486805">
                <text:p>0.00486805</text:p>
              </table:table-cell>
              <table:table-cell office:value-type="float" office:value="0.0086268">
                <text:p>0.0086268</text:p>
              </table:table-cell>
              <table:table-cell office:value-type="float" office:value="0.00992526278329702">
                <text:p>0.00992526278329702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0136966">
                <text:p>0.0136966</text:p>
              </table:table-cell>
              <table:table-cell office:value-type="float" office:value="0.0194103">
                <text:p>0.0194103</text:p>
              </table:table-cell>
              <table:table-cell office:value-type="float" office:value="0.0240408333452425">
                <text:p>0.0240408333452425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0183857">
                <text:p>0.0183857</text:p>
              </table:table-cell>
              <table:table-cell office:value-type="float" office:value="0.0345072">
                <text:p>0.0345072</text:p>
              </table:table-cell>
              <table:table-cell office:value-type="float" office:value="0.0448949022663761">
                <text:p>0.0448949022663761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0277569">
                <text:p>0.0277569</text:p>
              </table:table-cell>
              <table:table-cell office:value-type="float" office:value="0.0539175">
                <text:p>0.0539175</text:p>
              </table:table-cell>
              <table:table-cell office:value-type="float" office:value="0.0727608576043936">
                <text:p>0.0727608576043936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0.0460809">
                <text:p>0.0460809</text:p>
              </table:table-cell>
              <table:table-cell office:value-type="float" office:value="0.0776412">
                <text:p>0.0776412</text:p>
              </table:table-cell>
              <table:table-cell office:value-type="float" office:value="0.107849498430643">
                <text:p>0.107849498430643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0.0541295">
                <text:p>0.0541295</text:p>
              </table:table-cell>
              <table:table-cell office:value-type="float" office:value="0.1056783">
                <text:p>0.1056783</text:p>
              </table:table-cell>
              <table:table-cell office:value-type="float" office:value="0.150332562101019">
                <text:p>0.150332562101019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0.0618264">
                <text:p>0.0618264</text:p>
              </table:table-cell>
              <table:table-cell office:value-type="float" office:value="0.1380288">
                <text:p>0.1380288</text:p>
              </table:table-cell>
              <table:table-cell office:value-type="float" office:value="0.200355013598257">
                <text:p>0.200355013598257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0.0937576">
                <text:p>0.0937576</text:p>
              </table:table-cell>
              <table:table-cell office:value-type="float" office:value="0.1746927">
                <text:p>0.1746927</text:p>
              </table:table-cell>
              <table:table-cell office:value-type="float" office:value="0.258042300214366">
                <text:p>0.258042300214366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945724">
                <text:p>0.0945724</text:p>
              </table:table-cell>
              <table:table-cell office:value-type="float" office:value="0.21567">
                <text:p>0.21567</text:p>
              </table:table-cell>
              <table:table-cell office:value-type="float" office:value="0.323505">
                <text:p>0.323505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0.111319">
                <text:p>0.111319</text:p>
              </table:table-cell>
              <table:table-cell office:value-type="float" office:value="0.2609607">
                <text:p>0.2609607</text:p>
              </table:table-cell>
              <table:table-cell office:value-type="float" office:value="0.396841982046885">
                <text:p>0.396841982046885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0.130556">
                <text:p>0.130556</text:p>
              </table:table-cell>
              <table:table-cell office:value-type="float" office:value="0.3105648">
                <text:p>0.3105648</text:p>
              </table:table-cell>
              <table:table-cell office:value-type="float" office:value="0.478142653921266">
                <text:p>0.478142653921266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0.155429">
                <text:p>0.155429</text:p>
              </table:table-cell>
              <table:table-cell office:value-type="float" office:value="0.3644823">
                <text:p>0.3644823</text:p>
              </table:table-cell>
              <table:table-cell office:value-type="float" office:value="0.567488617559253">
                <text:p>0.567488617559253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0.225596">
                <text:p>0.225596</text:p>
              </table:table-cell>
              <table:table-cell office:value-type="float" office:value="0.4227132">
                <text:p>0.4227132</text:p>
              </table:table-cell>
              <table:table-cell office:value-type="float" office:value="0.664954924785631">
                <text:p>0.664954924785631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0.313568">
                <text:p>0.313568</text:p>
              </table:table-cell>
              <table:table-cell office:value-type="float" office:value="0.4852575">
                <text:p>0.4852575</text:p>
              </table:table-cell>
              <table:table-cell office:value-type="float" office:value="0.770611052070606">
                <text:p>0.770611052070606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0.269592">
                <text:p>0.269592</text:p>
              </table:table-cell>
              <table:table-cell office:value-type="float" office:value="0.5521152">
                <text:p>0.5521152</text:p>
              </table:table-cell>
              <table:table-cell office:value-type="float" office:value="0.884521672524036">
                <text:p>0.884521672524036</text:p>
              </table:table-cell>
            </table:table-row>
            <table:table-row>
              <table:table-cell office:value-type="float" office:value="1700">
                <text:p>1700</text:p>
              </table:table-cell>
              <table:table-cell office:value-type="float" office:value="0.441452">
                <text:p>0.441452</text:p>
              </table:table-cell>
              <table:table-cell office:value-type="float" office:value="0.6232863">
                <text:p>0.6232863</text:p>
              </table:table-cell>
              <table:table-cell office:value-type="float" office:value="1.00674727777243">
                <text:p>1.00674727777243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0.33624">
                <text:p>0.33624</text:p>
              </table:table-cell>
              <table:table-cell office:value-type="float" office:value="0.6987708">
                <text:p>0.6987708</text:p>
              </table:table-cell>
              <table:table-cell office:value-type="float" office:value="1.13734468630452">
                <text:p>1.13734468630452</text:p>
              </table:table-cell>
            </table:table-row>
            <table:table-row>
              <table:table-cell office:value-type="float" office:value="1900">
                <text:p>1900</text:p>
              </table:table-cell>
              <table:table-cell office:value-type="float" office:value="0.487454">
                <text:p>0.487454</text:p>
              </table:table-cell>
              <table:table-cell office:value-type="float" office:value="0.7785687">
                <text:p>0.7785687</text:p>
              </table:table-cell>
              <table:table-cell office:value-type="float" office:value="1.27636746435708">
                <text:p>1.27636746435708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.368109">
                <text:p>0.368109</text:p>
              </table:table-cell>
              <table:table-cell office:value-type="float" office:value="0.86268">
                <text:p>0.86268</text:p>
              </table:table-cell>
              <table:table-cell office:value-type="float" office:value="1.4238662783297">
                <text:p>1.4238662783297</text:p>
              </table:table-cell>
            </table:table-row>
            <table:table-row>
              <table:table-cell office:value-type="float" office:value="2100">
                <text:p>2100</text:p>
              </table:table-cell>
              <table:table-cell office:value-type="float" office:value="0.55437">
                <text:p>0.55437</text:p>
              </table:table-cell>
              <table:table-cell office:value-type="float" office:value="0.9511047">
                <text:p>0.9511047</text:p>
              </table:table-cell>
              <table:table-cell office:value-type="float" office:value="1.57988919282606">
                <text:p>1.57988919282606</text:p>
              </table:table-cell>
            </table:table-row>
            <table:table-row>
              <table:table-cell office:value-type="float" office:value="2200">
                <text:p>2200</text:p>
              </table:table-cell>
              <table:table-cell office:value-type="float" office:value="0.440244">
                <text:p>0.440244</text:p>
              </table:table-cell>
              <table:table-cell office:value-type="float" office:value="1.0438428">
                <text:p>1.0438428</text:p>
              </table:table-cell>
              <table:table-cell office:value-type="float" office:value="1.74448192496648">
                <text:p>1.74448192496648</text:p>
              </table:table-cell>
            </table:table-row>
            <table:table-row>
              <table:table-cell office:value-type="float" office:value="2300">
                <text:p>2300</text:p>
              </table:table-cell>
              <table:table-cell office:value-type="float" office:value="0.550114">
                <text:p>0.550114</text:p>
              </table:table-cell>
              <table:table-cell office:value-type="float" office:value="1.1408943">
                <text:p>1.1408943</text:p>
              </table:table-cell>
              <table:table-cell office:value-type="float" office:value="1.9176880631319">
                <text:p>1.9176880631319</text:p>
              </table:table-cell>
            </table:table-row>
            <table:table-row>
              <table:table-cell office:value-type="float" office:value="2400">
                <text:p>2400</text:p>
              </table:table-cell>
              <table:table-cell office:value-type="float" office:value="0.626517">
                <text:p>0.626517</text:p>
              </table:table-cell>
              <table:table-cell office:value-type="float" office:value="1.2422592">
                <text:p>1.2422592</text:p>
              </table:table-cell>
              <table:table-cell office:value-type="float" office:value="2.09954925647983">
                <text:p>2.09954925647983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0.582318">
                <text:p>0.582318</text:p>
              </table:table-cell>
              <table:table-cell office:value-type="float" office:value="1.3479375">
                <text:p>1.3479375</text:p>
              </table:table-cell>
              <table:table-cell office:value-type="float" office:value="2.29010538021968">
                <text:p>2.29010538021968</text:p>
              </table:table-cell>
            </table:table-row>
            <table:table-row>
              <table:table-cell office:value-type="float" office:value="2600">
                <text:p>2600</text:p>
              </table:table-cell>
              <table:table-cell office:value-type="float" office:value="0.679835">
                <text:p>0.679835</text:p>
              </table:table-cell>
              <table:table-cell office:value-type="float" office:value="1.4579292">
                <text:p>1.4579292</text:p>
              </table:table-cell>
              <table:table-cell office:value-type="float" office:value="2.48939468061421">
                <text:p>2.48939468061421</text:p>
              </table:table-cell>
            </table:table-row>
            <table:table-row>
              <table:table-cell office:value-type="float" office:value="2700">
                <text:p>2700</text:p>
              </table:table-cell>
              <table:table-cell office:value-type="float" office:value="0.843874">
                <text:p>0.843874</text:p>
              </table:table-cell>
              <table:table-cell office:value-type="float" office:value="1.5722343">
                <text:p>1.5722343</text:p>
              </table:table-cell>
              <table:table-cell office:value-type="float" office:value="2.69745390289394">
                <text:p>2.69745390289394</text:p>
              </table:table-cell>
            </table:table-row>
            <table:table-row>
              <table:table-cell office:value-type="float" office:value="2800">
                <text:p>2800</text:p>
              </table:table-cell>
              <table:table-cell office:value-type="float" office:value="0.726819">
                <text:p>0.726819</text:p>
              </table:table-cell>
              <table:table-cell office:value-type="float" office:value="1.6908528">
                <text:p>1.6908528</text:p>
              </table:table-cell>
              <table:table-cell office:value-type="float" office:value="2.91431840466874">
                <text:p>2.91431840466874</text:p>
              </table:table-cell>
            </table:table-row>
            <table:table-row>
              <table:table-cell office:value-type="float" office:value="2900">
                <text:p>2900</text:p>
              </table:table-cell>
              <table:table-cell office:value-type="float" office:value="1.02964">
                <text:p>1.02964</text:p>
              </table:table-cell>
              <table:table-cell office:value-type="float" office:value="1.8137847">
                <text:p>1.8137847</text:p>
              </table:table-cell>
              <table:table-cell office:value-type="float" office:value="3.14002225694988">
                <text:p>3.14002225694988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0.999222">
                <text:p>0.999222</text:p>
              </table:table-cell>
              <table:table-cell office:value-type="float" office:value="1.94103">
                <text:p>1.94103</text:p>
              </table:table-cell>
              <table:table-cell office:value-type="float" office:value="3.37459833452425">
                <text:p>3.37459833452425</text:p>
              </table:table-cell>
            </table:table-row>
            <table:table-row>
              <table:table-cell office:value-type="float" office:value="3100">
                <text:p>3100</text:p>
              </table:table-cell>
              <table:table-cell office:value-type="float" office:value="0.956683">
                <text:p>0.956683</text:p>
              </table:table-cell>
              <table:table-cell office:value-type="float" office:value="2.0725887">
                <text:p>2.0725887</text:p>
              </table:table-cell>
              <table:table-cell office:value-type="float" office:value="3.61807839712689">
                <text:p>3.61807839712689</text:p>
              </table:table-cell>
            </table:table-row>
            <table:table-row>
              <table:table-cell office:value-type="float" office:value="3200">
                <text:p>3200</text:p>
              </table:table-cell>
              <table:table-cell office:value-type="float" office:value="1.02492">
                <text:p>1.02492</text:p>
              </table:table-cell>
              <table:table-cell office:value-type="float" office:value="2.2084608">
                <text:p>2.2084608</text:p>
              </table:table-cell>
              <table:table-cell office:value-type="float" office:value="3.87049316262018">
                <text:p>3.87049316262018</text:p>
              </table:table-cell>
            </table:table-row>
            <table:table-row>
              <table:table-cell office:value-type="float" office:value="3300">
                <text:p>3300</text:p>
              </table:table-cell>
              <table:table-cell office:value-type="float" office:value="1.14181">
                <text:p>1.14181</text:p>
              </table:table-cell>
              <table:table-cell office:value-type="float" office:value="2.3486463">
                <text:p>2.3486463</text:p>
              </table:table-cell>
              <table:table-cell office:value-type="float" office:value="4.13187237319631">
                <text:p>4.13187237319631</text:p>
              </table:table-cell>
            </table:table-row>
            <table:table-row>
              <table:table-cell office:value-type="float" office:value="3400">
                <text:p>3400</text:p>
              </table:table-cell>
              <table:table-cell office:value-type="float" office:value="1.08454">
                <text:p>1.08454</text:p>
              </table:table-cell>
              <table:table-cell office:value-type="float" office:value="2.4931452">
                <text:p>2.4931452</text:p>
              </table:table-cell>
              <table:table-cell office:value-type="float" office:value="4.40224485546255">
                <text:p>4.40224485546255</text:p>
              </table:table-cell>
            </table:table-row>
            <table:table-row>
              <table:table-cell office:value-type="float" office:value="3500">
                <text:p>3500</text:p>
              </table:table-cell>
              <table:table-cell office:value-type="float" office:value="1.19193">
                <text:p>1.19193</text:p>
              </table:table-cell>
              <table:table-cell office:value-type="float" office:value="2.6419575">
                <text:p>2.6419575</text:p>
              </table:table-cell>
              <table:table-cell office:value-type="float" office:value="4.68163857514077">
                <text:p>4.68163857514077</text:p>
              </table:table-cell>
            </table:table-row>
            <table:table-row>
              <table:table-cell office:value-type="float" office:value="3600">
                <text:p>3600</text:p>
              </table:table-cell>
              <table:table-cell office:value-type="float" office:value="1.3679">
                <text:p>1.3679</text:p>
              </table:table-cell>
              <table:table-cell office:value-type="float" office:value="2.7950832">
                <text:p>2.7950832</text:p>
              </table:table-cell>
              <table:table-cell office:value-type="float" office:value="4.97008068700632">
                <text:p>4.97008068700632</text:p>
              </table:table-cell>
            </table:table-row>
            <table:table-row>
              <table:table-cell office:value-type="float" office:value="3700">
                <text:p>3700</text:p>
              </table:table-cell>
              <table:table-cell office:value-type="float" office:value="1.36309">
                <text:p>1.36309</text:p>
              </table:table-cell>
              <table:table-cell office:value-type="float" office:value="2.9525223">
                <text:p>2.9525223</text:p>
              </table:table-cell>
              <table:table-cell office:value-type="float" office:value="5.26759758060312">
                <text:p>5.26759758060312</text:p>
              </table:table-cell>
            </table:table-row>
            <table:table-row>
              <table:table-cell office:value-type="float" office:value="3800">
                <text:p>3800</text:p>
              </table:table-cell>
              <table:table-cell office:value-type="float" office:value="1.57162">
                <text:p>1.57162</text:p>
              </table:table-cell>
              <table:table-cell office:value-type="float" office:value="3.1142748">
                <text:p>3.1142748</text:p>
              </table:table-cell>
              <table:table-cell office:value-type="float" office:value="5.57421492219855">
                <text:p>5.57421492219855</text:p>
              </table:table-cell>
            </table:table-row>
            <table:table-row>
              <table:table-cell office:value-type="float" office:value="3900">
                <text:p>3900</text:p>
              </table:table-cell>
              <table:table-cell office:value-type="float" office:value="1.62021">
                <text:p>1.62021</text:p>
              </table:table-cell>
              <table:table-cell office:value-type="float" office:value="3.2803407">
                <text:p>3.2803407</text:p>
              </table:table-cell>
              <table:table-cell office:value-type="float" office:value="5.88995769337927">
                <text:p>5.88995769337927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1.5483">
                <text:p>1.5483</text:p>
              </table:table-cell>
              <table:table-cell office:value-type="float" office:value="3.45072">
                <text:p>3.45072</text:p>
              </table:table-cell>
              <table:table-cell office:value-type="float" office:value="6.21485022663761">
                <text:p>6.21485022663761</text:p>
              </table:table-cell>
            </table:table-row>
            <table:table-row>
              <table:table-cell office:value-type="float" office:value="4100">
                <text:p>4100</text:p>
              </table:table-cell>
              <table:table-cell office:value-type="float" office:value="1.64253">
                <text:p>1.64253</text:p>
              </table:table-cell>
              <table:table-cell office:value-type="float" office:value="3.6254127">
                <text:p>3.6254127</text:p>
              </table:table-cell>
              <table:table-cell office:value-type="float" office:value="6.54891623825336">
                <text:p>6.54891623825336</text:p>
              </table:table-cell>
            </table:table-row>
            <table:table-row>
              <table:table-cell office:value-type="float" office:value="4200">
                <text:p>4200</text:p>
              </table:table-cell>
              <table:table-cell office:value-type="float" office:value="1.80762">
                <text:p>1.80762</text:p>
              </table:table-cell>
              <table:table-cell office:value-type="float" office:value="3.8044188">
                <text:p>3.8044188</text:p>
              </table:table-cell>
              <table:table-cell office:value-type="float" office:value="6.89217885873822">
                <text:p>6.89217885873822</text:p>
              </table:table-cell>
            </table:table-row>
            <table:table-row>
              <table:table-cell office:value-type="float" office:value="4300">
                <text:p>4300</text:p>
              </table:table-cell>
              <table:table-cell office:value-type="float" office:value="1.85926">
                <text:p>1.85926</text:p>
              </table:table-cell>
              <table:table-cell office:value-type="float" office:value="3.9877383">
                <text:p>3.9877383</text:p>
              </table:table-cell>
              <table:table-cell office:value-type="float" office:value="7.24466066107828">
                <text:p>7.24466066107828</text:p>
              </table:table-cell>
            </table:table-row>
            <table:table-row>
              <table:table-cell office:value-type="float" office:value="4400">
                <text:p>4400</text:p>
              </table:table-cell>
              <table:table-cell office:value-type="float" office:value="2.00629">
                <text:p>2.00629</text:p>
              </table:table-cell>
              <table:table-cell office:value-type="float" office:value="4.1753712">
                <text:p>4.1753712</text:p>
              </table:table-cell>
              <table:table-cell office:value-type="float" office:value="7.60638368698167">
                <text:p>7.60638368698167</text:p>
              </table:table-cell>
            </table:table-row>
            <table:table-row>
              <table:table-cell office:value-type="float" office:value="4500">
                <text:p>4500</text:p>
              </table:table-cell>
              <table:table-cell office:value-type="float" office:value="2.05436">
                <text:p>2.05436</text:p>
              </table:table-cell>
              <table:table-cell office:value-type="float" office:value="4.3673175">
                <text:p>4.3673175</text:p>
              </table:table-cell>
              <table:table-cell office:value-type="float" office:value="7.97736947131503">
                <text:p>7.97736947131503</text:p>
              </table:table-cell>
            </table:table-row>
            <table:table-row>
              <table:table-cell office:value-type="float" office:value="4600">
                <text:p>4600</text:p>
              </table:table-cell>
              <table:table-cell office:value-type="float" office:value="2.20907">
                <text:p>2.20907</text:p>
              </table:table-cell>
              <table:table-cell office:value-type="float" office:value="4.5635772">
                <text:p>4.5635772</text:p>
              </table:table-cell>
              <table:table-cell office:value-type="float" office:value="8.35763906489174">
                <text:p>8.35763906489174</text:p>
              </table:table-cell>
            </table:table-row>
            <table:table-row>
              <table:table-cell office:value-type="float" office:value="4700">
                <text:p>4700</text:p>
              </table:table-cell>
              <table:table-cell office:value-type="float" office:value="2.25404">
                <text:p>2.25404</text:p>
              </table:table-cell>
              <table:table-cell office:value-type="float" office:value="4.7641503">
                <text:p>4.7641503</text:p>
              </table:table-cell>
              <table:table-cell office:value-type="float" office:value="8.7472130557569">
                <text:p>8.7472130557569</text:p>
              </table:table-cell>
            </table:table-row>
            <table:table-row>
              <table:table-cell office:value-type="float" office:value="4800">
                <text:p>4800</text:p>
              </table:table-cell>
              <table:table-cell office:value-type="float" office:value="2.35532">
                <text:p>2.35532</text:p>
              </table:table-cell>
              <table:table-cell office:value-type="float" office:value="4.9690368">
                <text:p>4.9690368</text:p>
              </table:table-cell>
              <table:table-cell office:value-type="float" office:value="9.14611158909842">
                <text:p>9.14611158909842</text:p>
              </table:table-cell>
            </table:table-row>
            <table:table-row>
              <table:table-cell office:value-type="float" office:value="4900">
                <text:p>4900</text:p>
              </table:table-cell>
              <table:table-cell office:value-type="float" office:value="2.54715">
                <text:p>2.54715</text:p>
              </table:table-cell>
              <table:table-cell office:value-type="float" office:value="5.1782367">
                <text:p>5.1782367</text:p>
              </table:table-cell>
              <table:table-cell office:value-type="float" office:value="9.55435438589989">
                <text:p>9.55435438589989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2.51882">
                <text:p>2.51882</text:p>
              </table:table-cell>
              <table:table-cell office:value-type="float" office:value="5.39175">
                <text:p>5.39175</text:p>
              </table:table-cell>
              <table:table-cell office:value-type="float" office:value="9.97196076043937">
                <text:p>9.97196076043937</text:p>
              </table:table-cell>
            </table:table-row>
            <table:table-row>
              <table:table-cell office:value-type="float" office:value="5100">
                <text:p>5100</text:p>
              </table:table-cell>
              <table:table-cell office:value-type="float" office:value="2.77596">
                <text:p>2.77596</text:p>
              </table:table-cell>
              <table:table-cell office:value-type="float" office:value="5.6095767">
                <text:p>5.6095767</text:p>
              </table:table-cell>
              <table:table-cell office:value-type="float" office:value="10.3989496367269">
                <text:p>10.3989496367269</text:p>
              </table:table-cell>
            </table:table-row>
            <table:table-row>
              <table:table-cell office:value-type="float" office:value="5200">
                <text:p>5200</text:p>
              </table:table-cell>
              <table:table-cell office:value-type="float" office:value="2.78102">
                <text:p>2.78102</text:p>
              </table:table-cell>
              <table:table-cell office:value-type="float" office:value="5.8317168">
                <text:p>5.8317168</text:p>
              </table:table-cell>
              <table:table-cell office:value-type="float" office:value="10.8353395639656">
                <text:p>10.8353395639656</text:p>
              </table:table-cell>
            </table:table-row>
            <table:table-row>
              <table:table-cell office:value-type="float" office:value="5300">
                <text:p>5300</text:p>
              </table:table-cell>
              <table:table-cell office:value-type="float" office:value="2.95059">
                <text:p>2.95059</text:p>
              </table:table-cell>
              <table:table-cell office:value-type="float" office:value="6.0581703">
                <text:p>6.0581703</text:p>
              </table:table-cell>
              <table:table-cell office:value-type="float" office:value="11.2811487311111">
                <text:p>11.2811487311111</text:p>
              </table:table-cell>
            </table:table-row>
            <table:table-row>
              <table:table-cell office:value-type="float" office:value="5400">
                <text:p>5400</text:p>
              </table:table-cell>
              <table:table-cell office:value-type="float" office:value="3.01498">
                <text:p>3.01498</text:p>
              </table:table-cell>
              <table:table-cell office:value-type="float" office:value="6.2889372">
                <text:p>6.2889372</text:p>
              </table:table-cell>
              <table:table-cell office:value-type="float" office:value="11.7363949805993">
                <text:p>11.7363949805993</text:p>
              </table:table-cell>
            </table:table-row>
            <table:table-row>
              <table:table-cell office:value-type="float" office:value="5500">
                <text:p>5500</text:p>
              </table:table-cell>
              <table:table-cell office:value-type="float" office:value="3.26081">
                <text:p>3.26081</text:p>
              </table:table-cell>
              <table:table-cell office:value-type="float" office:value="6.5240175">
                <text:p>6.5240175</text:p>
              </table:table-cell>
              <table:table-cell office:value-type="float" office:value="12.2010958213038">
                <text:p>12.2010958213038</text:p>
              </table:table-cell>
            </table:table-row>
            <table:table-row>
              <table:table-cell office:value-type="float" office:value="5600">
                <text:p>5600</text:p>
              </table:table-cell>
              <table:table-cell office:value-type="float" office:value="3.23325">
                <text:p>3.23325</text:p>
              </table:table-cell>
              <table:table-cell office:value-type="float" office:value="6.7634112">
                <text:p>6.7634112</text:p>
              </table:table-cell>
              <table:table-cell office:value-type="float" office:value="12.6752684407798">
                <text:p>12.6752684407798</text:p>
              </table:table-cell>
            </table:table-row>
            <table:table-row>
              <table:table-cell office:value-type="float" office:value="5700">
                <text:p>5700</text:p>
              </table:table-cell>
              <table:table-cell office:value-type="float" office:value="3.39553">
                <text:p>3.39553</text:p>
              </table:table-cell>
              <table:table-cell office:value-type="float" office:value="7.0071183">
                <text:p>7.0071183</text:p>
              </table:table-cell>
              <table:table-cell office:value-type="float" office:value="13.1589297168463">
                <text:p>13.1589297168463</text:p>
              </table:table-cell>
            </table:table-row>
            <table:table-row>
              <table:table-cell office:value-type="float" office:value="5800">
                <text:p>5800</text:p>
              </table:table-cell>
              <table:table-cell office:value-type="float" office:value="3.61266">
                <text:p>3.61266</text:p>
              </table:table-cell>
              <table:table-cell office:value-type="float" office:value="7.2551388">
                <text:p>7.2551388</text:p>
              </table:table-cell>
              <table:table-cell office:value-type="float" office:value="13.6520962285523">
                <text:p>13.6520962285523</text:p>
              </table:table-cell>
            </table:table-row>
            <table:table-row>
              <table:table-cell office:value-type="float" office:value="5900">
                <text:p>5900</text:p>
              </table:table-cell>
              <table:table-cell office:value-type="float" office:value="3.67481">
                <text:p>3.67481</text:p>
              </table:table-cell>
              <table:table-cell office:value-type="float" office:value="7.5074727">
                <text:p>7.5074727</text:p>
              </table:table-cell>
              <table:table-cell office:value-type="float" office:value="14.1547842665717">
                <text:p>14.1547842665717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3.8051">
                <text:p>3.8051</text:p>
              </table:table-cell>
              <table:table-cell office:value-type="float" office:value="7.76412">
                <text:p>7.76412</text:p>
              </table:table-cell>
              <table:table-cell office:value-type="float" office:value="14.6670098430643">
                <text:p>14.6670098430643</text:p>
              </table:table-cell>
            </table:table-row>
            <table:table-row>
              <table:table-cell office:value-type="float" office:value="6100">
                <text:p>6100</text:p>
              </table:table-cell>
              <table:table-cell office:value-type="float" office:value="4.27925">
                <text:p>4.27925</text:p>
              </table:table-cell>
              <table:table-cell office:value-type="float" office:value="8.0250807">
                <text:p>8.0250807</text:p>
              </table:table-cell>
              <table:table-cell office:value-type="float" office:value="15.1887887010395">
                <text:p>15.1887887010395</text:p>
              </table:table-cell>
            </table:table-row>
            <table:table-row>
              <table:table-cell office:value-type="float" office:value="6200">
                <text:p>6200</text:p>
              </table:table-cell>
              <table:table-cell office:value-type="float" office:value="4.17661">
                <text:p>4.17661</text:p>
              </table:table-cell>
              <table:table-cell office:value-type="float" office:value="8.2903548">
                <text:p>8.2903548</text:p>
              </table:table-cell>
              <table:table-cell office:value-type="float" office:value="15.720136323256">
                <text:p>15.720136323256</text:p>
              </table:table-cell>
            </table:table-row>
            <table:table-row>
              <table:table-cell office:value-type="float" office:value="6300">
                <text:p>6300</text:p>
              </table:table-cell>
              <table:table-cell office:value-type="float" office:value="4.25355">
                <text:p>4.25355</text:p>
              </table:table-cell>
              <table:table-cell office:value-type="float" office:value="8.5599423">
                <text:p>8.5599423</text:p>
              </table:table-cell>
              <table:table-cell office:value-type="float" office:value="16.2610679406865">
                <text:p>16.2610679406865</text:p>
              </table:table-cell>
            </table:table-row>
            <table:table-row>
              <table:table-cell office:value-type="float" office:value="6400">
                <text:p>6400</text:p>
              </table:table-cell>
              <table:table-cell office:value-type="float" office:value="4.43509">
                <text:p>4.43509</text:p>
              </table:table-cell>
              <table:table-cell office:value-type="float" office:value="8.8338432">
                <text:p>8.8338432</text:p>
              </table:table-cell>
              <table:table-cell office:value-type="float" office:value="16.8115985405769">
                <text:p>16.8115985405769</text:p>
              </table:table-cell>
            </table:table-row>
            <table:table-row>
              <table:table-cell office:value-type="float" office:value="6500">
                <text:p>6500</text:p>
              </table:table-cell>
              <table:table-cell office:value-type="float" office:value="5.13163">
                <text:p>5.13163</text:p>
              </table:table-cell>
              <table:table-cell office:value-type="float" office:value="9.1120575">
                <text:p>9.1120575</text:p>
              </table:table-cell>
              <table:table-cell office:value-type="float" office:value="17.3717428741239">
                <text:p>17.3717428741239</text:p>
              </table:table-cell>
            </table:table-row>
            <table:table-row>
              <table:table-cell office:value-type="float" office:value="6600">
                <text:p>6600</text:p>
              </table:table-cell>
              <table:table-cell office:value-type="float" office:value="4.94076">
                <text:p>4.94076</text:p>
              </table:table-cell>
              <table:table-cell office:value-type="float" office:value="9.3945852">
                <text:p>9.3945852</text:p>
              </table:table-cell>
              <table:table-cell office:value-type="float" office:value="17.9415154637957">
                <text:p>17.9415154637957</text:p>
              </table:table-cell>
            </table:table-row>
            <table:table-row>
              <table:table-cell office:value-type="float" office:value="6700">
                <text:p>6700</text:p>
              </table:table-cell>
              <table:table-cell office:value-type="float" office:value="5.04757">
                <text:p>5.04757</text:p>
              </table:table-cell>
              <table:table-cell office:value-type="float" office:value="9.6814263">
                <text:p>9.6814263</text:p>
              </table:table-cell>
              <table:table-cell office:value-type="float" office:value="18.5209306103175">
                <text:p>18.5209306103175</text:p>
              </table:table-cell>
            </table:table-row>
            <table:table-row>
              <table:table-cell office:value-type="float" office:value="6800">
                <text:p>6800</text:p>
              </table:table-cell>
              <table:table-cell office:value-type="float" office:value="5.10518">
                <text:p>5.10518</text:p>
              </table:table-cell>
              <table:table-cell office:value-type="float" office:value="9.9725808">
                <text:p>9.9725808</text:p>
              </table:table-cell>
              <table:table-cell office:value-type="float" office:value="19.1100023993415">
                <text:p>19.1100023993415</text:p>
              </table:table-cell>
            </table:table-row>
            <table:table-row>
              <table:table-cell office:value-type="float" office:value="6900">
                <text:p>6900</text:p>
              </table:table-cell>
              <table:table-cell office:value-type="float" office:value="5.36194">
                <text:p>5.36194</text:p>
              </table:table-cell>
              <table:table-cell office:value-type="float" office:value="10.2680487">
                <text:p>10.2680487</text:p>
              </table:table-cell>
              <table:table-cell office:value-type="float" office:value="19.7087447078204">
                <text:p>19.7087447078204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5.49312">
                <text:p>5.49312</text:p>
              </table:table-cell>
              <table:table-cell office:value-type="float" office:value="10.56783">
                <text:p>10.56783</text:p>
              </table:table-cell>
              <table:table-cell office:value-type="float" office:value="20.3171712101019">
                <text:p>20.3171712101019</text:p>
              </table:table-cell>
            </table:table-row>
            <table:table-row>
              <table:table-cell office:value-type="float" office:value="7100">
                <text:p>7100</text:p>
              </table:table-cell>
              <table:table-cell office:value-type="float" office:value="5.88617">
                <text:p>5.88617</text:p>
              </table:table-cell>
              <table:table-cell office:value-type="float" office:value="10.8719247">
                <text:p>10.8719247</text:p>
              </table:table-cell>
              <table:table-cell office:value-type="float" office:value="20.9352953837601">
                <text:p>20.9352953837601</text:p>
              </table:table-cell>
            </table:table-row>
            <table:table-row>
              <table:table-cell office:value-type="float" office:value="7200">
                <text:p>7200</text:p>
              </table:table-cell>
              <table:table-cell office:value-type="float" office:value="5.88326">
                <text:p>5.88326</text:p>
              </table:table-cell>
              <table:table-cell office:value-type="float" office:value="11.1803328">
                <text:p>11.1803328</text:p>
              </table:table-cell>
              <table:table-cell office:value-type="float" office:value="21.5631305151782">
                <text:p>21.5631305151782</text:p>
              </table:table-cell>
            </table:table-row>
            <table:table-row>
              <table:table-cell office:value-type="float" office:value="7300">
                <text:p>7300</text:p>
              </table:table-cell>
              <table:table-cell office:value-type="float" office:value="6.01449">
                <text:p>6.01449</text:p>
              </table:table-cell>
              <table:table-cell office:value-type="float" office:value="11.4930543">
                <text:p>11.4930543</text:p>
              </table:table-cell>
              <table:table-cell office:value-type="float" office:value="22.2006897048979">
                <text:p>22.2006897048979</text:p>
              </table:table-cell>
            </table:table-row>
            <table:table-row>
              <table:table-cell office:value-type="float" office:value="7400">
                <text:p>7400</text:p>
              </table:table-cell>
              <table:table-cell office:value-type="float" office:value="6.52859">
                <text:p>6.52859</text:p>
              </table:table-cell>
              <table:table-cell office:value-type="float" office:value="11.8100892">
                <text:p>11.8100892</text:p>
              </table:table-cell>
              <table:table-cell office:value-type="float" office:value="22.8479858727461">
                <text:p>22.8479858727461</text:p>
              </table:table-cell>
            </table:table-row>
            <table:table-row>
              <table:table-cell office:value-type="float" office:value="7500">
                <text:p>7500</text:p>
              </table:table-cell>
              <table:table-cell office:value-type="float" office:value="6.52327">
                <text:p>6.52327</text:p>
              </table:table-cell>
              <table:table-cell office:value-type="float" office:value="12.1314375">
                <text:p>12.1314375</text:p>
              </table:table-cell>
              <table:table-cell office:value-type="float" office:value="23.5050317627537">
                <text:p>23.5050317627537</text:p>
              </table:table-cell>
            </table:table-row>
            <table:table-row>
              <table:table-cell office:value-type="float" office:value="7600">
                <text:p>7600</text:p>
              </table:table-cell>
              <table:table-cell office:value-type="float" office:value="6.85277">
                <text:p>6.85277</text:p>
              </table:table-cell>
              <table:table-cell office:value-type="float" office:value="12.4570992">
                <text:p>12.4570992</text:p>
              </table:table-cell>
              <table:table-cell office:value-type="float" office:value="24.1718399478751">
                <text:p>24.1718399478751</text:p>
              </table:table-cell>
            </table:table-row>
            <table:table-row>
              <table:table-cell office:value-type="float" office:value="7700">
                <text:p>7700</text:p>
              </table:table-cell>
              <table:table-cell office:value-type="float" office:value="7.11671">
                <text:p>7.11671</text:p>
              </table:table-cell>
              <table:table-cell office:value-type="float" office:value="12.7870743">
                <text:p>12.7870743</text:p>
              </table:table-cell>
              <table:table-cell office:value-type="float" office:value="24.8484228345207">
                <text:p>24.8484228345207</text:p>
              </table:table-cell>
            </table:table-row>
            <table:table-row>
              <table:table-cell office:value-type="float" office:value="7800">
                <text:p>7800</text:p>
              </table:table-cell>
              <table:table-cell office:value-type="float" office:value="7.36317">
                <text:p>7.36317</text:p>
              </table:table-cell>
              <table:table-cell office:value-type="float" office:value="13.1213628">
                <text:p>13.1213628</text:p>
              </table:table-cell>
              <table:table-cell office:value-type="float" office:value="25.5347926669118">
                <text:p>25.5347926669118</text:p>
              </table:table-cell>
            </table:table-row>
            <table:table-row>
              <table:table-cell office:value-type="float" office:value="7900">
                <text:p>7900</text:p>
              </table:table-cell>
              <table:table-cell office:value-type="float" office:value="8.17341">
                <text:p>8.17341</text:p>
              </table:table-cell>
              <table:table-cell office:value-type="float" office:value="13.4599647">
                <text:p>13.4599647</text:p>
              </table:table-cell>
              <table:table-cell office:value-type="float" office:value="26.2309615312665">
                <text:p>26.2309615312665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7.93843">
                <text:p>7.93843</text:p>
              </table:table-cell>
              <table:table-cell office:value-type="float" office:value="13.80288">
                <text:p>13.80288</text:p>
              </table:table-cell>
              <table:table-cell office:value-type="float" office:value="26.9369413598257">
                <text:p>26.9369413598257</text:p>
              </table:table-cell>
            </table:table-row>
            <table:table-row>
              <table:table-cell office:value-type="float" office:value="8100">
                <text:p>8100</text:p>
              </table:table-cell>
              <table:table-cell office:value-type="float" office:value="7.92297">
                <text:p>7.92297</text:p>
              </table:table-cell>
              <table:table-cell office:value-type="float" office:value="14.1501087">
                <text:p>14.1501087</text:p>
              </table:table-cell>
              <table:table-cell office:value-type="float" office:value="27.6527439347272">
                <text:p>27.6527439347272</text:p>
              </table:table-cell>
            </table:table-row>
            <table:table-row>
              <table:table-cell office:value-type="float" office:value="8200">
                <text:p>8200</text:p>
              </table:table-cell>
              <table:table-cell office:value-type="float" office:value="8.32668">
                <text:p>8.32668</text:p>
              </table:table-cell>
              <table:table-cell office:value-type="float" office:value="14.5016508">
                <text:p>14.5016508</text:p>
              </table:table-cell>
              <table:table-cell office:value-type="float" office:value="28.3783808917357">
                <text:p>28.3783808917357</text:p>
              </table:table-cell>
            </table:table-row>
            <table:table-row>
              <table:table-cell office:value-type="float" office:value="8300">
                <text:p>8300</text:p>
              </table:table-cell>
              <table:table-cell office:value-type="float" office:value="8.44505">
                <text:p>8.44505</text:p>
              </table:table-cell>
              <table:table-cell office:value-type="float" office:value="14.8575063">
                <text:p>14.8575063</text:p>
              </table:table-cell>
              <table:table-cell office:value-type="float" office:value="29.1138637238348">
                <text:p>29.1138637238348</text:p>
              </table:table-cell>
            </table:table-row>
            <table:table-row>
              <table:table-cell office:value-type="float" office:value="8400">
                <text:p>8400</text:p>
              </table:table-cell>
              <table:table-cell office:value-type="float" office:value="9.008">
                <text:p>9.008</text:p>
              </table:table-cell>
              <table:table-cell office:value-type="float" office:value="15.2176752">
                <text:p>15.2176752</text:p>
              </table:table-cell>
              <table:table-cell office:value-type="float" office:value="29.8592037846888">
                <text:p>29.8592037846888</text:p>
              </table:table-cell>
            </table:table-row>
            <table:table-row>
              <table:table-cell office:value-type="float" office:value="8500">
                <text:p>8500</text:p>
              </table:table-cell>
              <table:table-cell office:value-type="float" office:value="9.3201">
                <text:p>9.3201</text:p>
              </table:table-cell>
              <table:table-cell office:value-type="float" office:value="15.5821575">
                <text:p>15.5821575</text:p>
              </table:table-cell>
              <table:table-cell office:value-type="float" office:value="30.6144122919805">
                <text:p>30.6144122919805</text:p>
              </table:table-cell>
            </table:table-row>
            <table:table-row>
              <table:table-cell office:value-type="float" office:value="8600">
                <text:p>8600</text:p>
              </table:table-cell>
              <table:table-cell office:value-type="float" office:value="9.9471">
                <text:p>9.9471</text:p>
              </table:table-cell>
              <table:table-cell office:value-type="float" office:value="15.9509532">
                <text:p>15.9509532</text:p>
              </table:table-cell>
              <table:table-cell office:value-type="float" office:value="31.3795003306293">
                <text:p>31.3795003306293</text:p>
              </table:table-cell>
            </table:table-row>
            <table:table-row>
              <table:table-cell office:value-type="float" office:value="8700">
                <text:p>8700</text:p>
              </table:table-cell>
              <table:table-cell office:value-type="float" office:value="9.41198">
                <text:p>9.41198</text:p>
              </table:table-cell>
              <table:table-cell office:value-type="float" office:value="16.3240623">
                <text:p>16.3240623</text:p>
              </table:table-cell>
              <table:table-cell office:value-type="float" office:value="32.1544788558979">
                <text:p>32.1544788558979</text:p>
              </table:table-cell>
            </table:table-row>
            <table:table-row>
              <table:table-cell office:value-type="float" office:value="8800">
                <text:p>8800</text:p>
              </table:table-cell>
              <table:table-cell office:value-type="float" office:value="9.88208">
                <text:p>9.88208</text:p>
              </table:table-cell>
              <table:table-cell office:value-type="float" office:value="16.7014848">
                <text:p>16.7014848</text:p>
              </table:table-cell>
              <table:table-cell office:value-type="float" office:value="32.9393586963897">
                <text:p>32.9393586963897</text:p>
              </table:table-cell>
            </table:table-row>
            <table:table-row>
              <table:table-cell office:value-type="float" office:value="8900">
                <text:p>8900</text:p>
              </table:table-cell>
              <table:table-cell office:value-type="float" office:value="10.0452">
                <text:p>10.0452</text:p>
              </table:table-cell>
              <table:table-cell office:value-type="float" office:value="17.0832207">
                <text:p>17.0832207</text:p>
              </table:table-cell>
              <table:table-cell office:value-type="float" office:value="33.7341505569448">
                <text:p>33.7341505569448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10.3107">
                <text:p>10.3107</text:p>
              </table:table-cell>
              <table:table-cell office:value-type="float" office:value="17.46927">
                <text:p>17.46927</text:p>
              </table:table-cell>
              <table:table-cell office:value-type="float" office:value="34.5388650214366">
                <text:p>34.5388650214366</text:p>
              </table:table-cell>
            </table:table-row>
            <table:table-row>
              <table:table-cell office:value-type="float" office:value="9100">
                <text:p>9100</text:p>
              </table:table-cell>
              <table:table-cell office:value-type="float" office:value="10.6196">
                <text:p>10.6196</text:p>
              </table:table-cell>
              <table:table-cell office:value-type="float" office:value="17.8596327">
                <text:p>17.8596327</text:p>
              </table:table-cell>
              <table:table-cell office:value-type="float" office:value="35.3535125554757">
                <text:p>35.3535125554757</text:p>
              </table:table-cell>
            </table:table-row>
            <table:table-row>
              <table:table-cell office:value-type="float" office:value="9200">
                <text:p>9200</text:p>
              </table:table-cell>
              <table:table-cell office:value-type="float" office:value="11.192">
                <text:p>11.192</text:p>
              </table:table-cell>
              <table:table-cell office:value-type="float" office:value="18.2543088">
                <text:p>18.2543088</text:p>
              </table:table-cell>
              <table:table-cell office:value-type="float" office:value="36.1781035090234">
                <text:p>36.1781035090234</text:p>
              </table:table-cell>
            </table:table-row>
            <table:table-row>
              <table:table-cell office:value-type="float" office:value="9300">
                <text:p>9300</text:p>
              </table:table-cell>
              <table:table-cell office:value-type="float" office:value="11.0464">
                <text:p>11.0464</text:p>
              </table:table-cell>
              <table:table-cell office:value-type="float" office:value="18.6532983">
                <text:p>18.6532983</text:p>
              </table:table-cell>
              <table:table-cell office:value-type="float" office:value="37.0126481189201">
                <text:p>37.0126481189201</text:p>
              </table:table-cell>
            </table:table-row>
            <table:table-row>
              <table:table-cell office:value-type="float" office:value="9400">
                <text:p>9400</text:p>
              </table:table-cell>
              <table:table-cell office:value-type="float" office:value="11.6176">
                <text:p>11.6176</text:p>
              </table:table-cell>
              <table:table-cell office:value-type="float" office:value="19.0566012">
                <text:p>19.0566012</text:p>
              </table:table-cell>
              <table:table-cell office:value-type="float" office:value="37.8571565113307">
                <text:p>37.8571565113307</text:p>
              </table:table-cell>
            </table:table-row>
            <table:table-row>
              <table:table-cell office:value-type="float" office:value="9500">
                <text:p>9500</text:p>
              </table:table-cell>
              <table:table-cell office:value-type="float" office:value="11.5881">
                <text:p>11.5881</text:p>
              </table:table-cell>
              <table:table-cell office:value-type="float" office:value="19.4642175">
                <text:p>19.4642175</text:p>
              </table:table-cell>
              <table:table-cell office:value-type="float" office:value="38.7116387041131">
                <text:p>38.7116387041131</text:p>
              </table:table-cell>
            </table:table-row>
            <table:table-row>
              <table:table-cell office:value-type="float" office:value="9600">
                <text:p>9600</text:p>
              </table:table-cell>
              <table:table-cell office:value-type="float" office:value="12.2544">
                <text:p>12.2544</text:p>
              </table:table-cell>
              <table:table-cell office:value-type="float" office:value="19.8761472">
                <text:p>19.8761472</text:p>
              </table:table-cell>
              <table:table-cell office:value-type="float" office:value="39.57610460911">
                <text:p>39.57610460911</text:p>
              </table:table-cell>
            </table:table-row>
            <table:table-row>
              <table:table-cell office:value-type="float" office:value="9700">
                <text:p>9700</text:p>
              </table:table-cell>
              <table:table-cell office:value-type="float" office:value="12.205">
                <text:p>12.205</text:p>
              </table:table-cell>
              <table:table-cell office:value-type="float" office:value="20.2923903">
                <text:p>20.2923903</text:p>
              </table:table-cell>
              <table:table-cell office:value-type="float" office:value="40.4505640343693">
                <text:p>40.4505640343693</text:p>
              </table:table-cell>
            </table:table-row>
            <table:table-row>
              <table:table-cell office:value-type="float" office:value="9800">
                <text:p>9800</text:p>
              </table:table-cell>
              <table:table-cell office:value-type="float" office:value="12.6981">
                <text:p>12.6981</text:p>
              </table:table-cell>
              <table:table-cell office:value-type="float" office:value="20.7129468">
                <text:p>20.7129468</text:p>
              </table:table-cell>
              <table:table-cell office:value-type="float" office:value="41.3350266862957">
                <text:p>41.3350266862957</text:p>
              </table:table-cell>
            </table:table-row>
            <table:table-row>
              <table:table-cell office:value-type="float" office:value="9900">
                <text:p>9900</text:p>
              </table:table-cell>
              <table:table-cell office:value-type="float" office:value="12.9805">
                <text:p>12.9805</text:p>
              </table:table-cell>
              <table:table-cell office:value-type="float" office:value="21.1378167">
                <text:p>21.1378167</text:p>
              </table:table-cell>
              <table:table-cell office:value-type="float" office:value="42.2295021717359">
                <text:p>42.2295021717359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13.4299">
                <text:p>13.4299</text:p>
              </table:table-cell>
              <table:table-cell office:value-type="float" office:value="21.567">
                <text:p>21.567</text:p>
              </table:table-cell>
              <table:table-cell office:value-type="float" office:value="43.134">
                <text:p>43.134</text:p>
              </table:table-cell>
            </table:table-row>
            <table:table-row>
              <table:table-cell office:value-type="float" office:value="10100">
                <text:p>10100</text:p>
              </table:table-cell>
              <table:table-cell office:value-type="float" office:value="13.5541">
                <text:p>13.5541</text:p>
              </table:table-cell>
              <table:table-cell office:value-type="float" office:value="22.0004967">
                <text:p>22.0004967</text:p>
              </table:table-cell>
              <table:table-cell office:value-type="float" office:value="44.0485295848223">
                <text:p>44.0485295848223</text:p>
              </table:table-cell>
            </table:table-row>
            <table:table-row>
              <table:table-cell office:value-type="float" office:value="10200">
                <text:p>10200</text:p>
              </table:table-cell>
              <table:table-cell office:value-type="float" office:value="14.0382">
                <text:p>14.0382</text:p>
              </table:table-cell>
              <table:table-cell office:value-type="float" office:value="22.4383068">
                <text:p>22.4383068</text:p>
              </table:table-cell>
              <table:table-cell office:value-type="float" office:value="44.9731002462633">
                <text:p>44.9731002462633</text:p>
              </table:table-cell>
            </table:table-row>
            <table:table-row>
              <table:table-cell office:value-type="float" office:value="10300">
                <text:p>10300</text:p>
              </table:table-cell>
              <table:table-cell office:value-type="float" office:value="14.5737">
                <text:p>14.5737</text:p>
              </table:table-cell>
              <table:table-cell office:value-type="float" office:value="22.8804303">
                <text:p>22.8804303</text:p>
              </table:table-cell>
              <table:table-cell office:value-type="float" office:value="45.9077212125561">
                <text:p>45.9077212125561</text:p>
              </table:table-cell>
            </table:table-row>
            <table:table-row>
              <table:table-cell office:value-type="float" office:value="10400">
                <text:p>10400</text:p>
              </table:table-cell>
              <table:table-cell office:value-type="float" office:value="14.7929">
                <text:p>14.7929</text:p>
              </table:table-cell>
              <table:table-cell office:value-type="float" office:value="23.3268672">
                <text:p>23.3268672</text:p>
              </table:table-cell>
              <table:table-cell office:value-type="float" office:value="46.8524016218976">
                <text:p>46.8524016218976</text:p>
              </table:table-cell>
            </table:table-row>
            <table:table-row>
              <table:table-cell office:value-type="float" office:value="10500">
                <text:p>10500</text:p>
              </table:table-cell>
              <table:table-cell office:value-type="float" office:value="15.2053">
                <text:p>15.2053</text:p>
              </table:table-cell>
              <table:table-cell office:value-type="float" office:value="23.7776175">
                <text:p>23.7776175</text:p>
              </table:table-cell>
              <table:table-cell office:value-type="float" office:value="47.807150524189">
                <text:p>47.807150524189</text:p>
              </table:table-cell>
            </table:table-row>
            <table:table-row>
              <table:table-cell office:value-type="float" office:value="10600">
                <text:p>10600</text:p>
              </table:table-cell>
              <table:table-cell office:value-type="float" office:value="15.6369">
                <text:p>15.6369</text:p>
              </table:table-cell>
              <table:table-cell office:value-type="float" office:value="24.2326812">
                <text:p>24.2326812</text:p>
              </table:table-cell>
              <table:table-cell office:value-type="float" office:value="48.7719768827257">
                <text:p>48.7719768827257</text:p>
              </table:table-cell>
            </table:table-row>
            <table:table-row>
              <table:table-cell office:value-type="float" office:value="10700">
                <text:p>10700</text:p>
              </table:table-cell>
              <table:table-cell office:value-type="float" office:value="16.2442">
                <text:p>16.2442</text:p>
              </table:table-cell>
              <table:table-cell office:value-type="float" office:value="24.6920583">
                <text:p>24.6920583</text:p>
              </table:table-cell>
              <table:table-cell office:value-type="float" office:value="49.7468895758387">
                <text:p>49.7468895758387</text:p>
              </table:table-cell>
            </table:table-row>
            <table:table-row>
              <table:table-cell office:value-type="float" office:value="10800">
                <text:p>10800</text:p>
              </table:table-cell>
              <table:table-cell office:value-type="float" office:value="16.5879">
                <text:p>16.5879</text:p>
              </table:table-cell>
              <table:table-cell office:value-type="float" office:value="25.1557488">
                <text:p>25.1557488</text:p>
              </table:table-cell>
              <table:table-cell office:value-type="float" office:value="50.7318973984912">
                <text:p>50.7318973984912</text:p>
              </table:table-cell>
            </table:table-row>
            <table:table-row>
              <table:table-cell office:value-type="float" office:value="10900">
                <text:p>10900</text:p>
              </table:table-cell>
              <table:table-cell office:value-type="float" office:value="16.4294">
                <text:p>16.4294</text:p>
              </table:table-cell>
              <table:table-cell office:value-type="float" office:value="25.6237527">
                <text:p>25.6237527</text:p>
              </table:table-cell>
              <table:table-cell office:value-type="float" office:value="51.7270090638288">
                <text:p>51.7270090638288</text:p>
              </table:table-cell>
            </table:table-row>
            <table:table-row>
              <table:table-cell office:value-type="float" office:value="11000">
                <text:p>11000</text:p>
              </table:table-cell>
              <table:table-cell office:value-type="float" office:value="17.2056">
                <text:p>17.2056</text:p>
              </table:table-cell>
              <table:table-cell office:value-type="float" office:value="26.09607">
                <text:p>26.09607</text:p>
              </table:table-cell>
              <table:table-cell office:value-type="float" office:value="52.7322332046885">
                <text:p>52.7322332046885</text:p>
              </table:table-cell>
            </table:table-row>
            <table:table-row>
              <table:table-cell office:value-type="float" office:value="11100">
                <text:p>11100</text:p>
              </table:table-cell>
              <table:table-cell office:value-type="float" office:value="17.9396">
                <text:p>17.9396</text:p>
              </table:table-cell>
              <table:table-cell office:value-type="float" office:value="26.5727007">
                <text:p>26.5727007</text:p>
              </table:table-cell>
              <table:table-cell office:value-type="float" office:value="53.7475783750651">
                <text:p>53.7475783750651</text:p>
              </table:table-cell>
            </table:table-row>
            <table:table-row>
              <table:table-cell office:value-type="float" office:value="11200">
                <text:p>11200</text:p>
              </table:table-cell>
              <table:table-cell office:value-type="float" office:value="18.2803">
                <text:p>18.2803</text:p>
              </table:table-cell>
              <table:table-cell office:value-type="float" office:value="27.0536448">
                <text:p>27.0536448</text:p>
              </table:table-cell>
              <table:table-cell office:value-type="float" office:value="54.7730530515387">
                <text:p>54.7730530515387</text:p>
              </table:table-cell>
            </table:table-row>
            <table:table-row>
              <table:table-cell office:value-type="float" office:value="11300">
                <text:p>11300</text:p>
              </table:table-cell>
              <table:table-cell office:value-type="float" office:value="18.4717">
                <text:p>18.4717</text:p>
              </table:table-cell>
              <table:table-cell office:value-type="float" office:value="27.5389023">
                <text:p>27.5389023</text:p>
              </table:table-cell>
              <table:table-cell office:value-type="float" office:value="55.808665634663">
                <text:p>55.808665634663</text:p>
              </table:table-cell>
            </table:table-row>
            <table:table-row>
              <table:table-cell office:value-type="float" office:value="11400">
                <text:p>11400</text:p>
              </table:table-cell>
              <table:table-cell office:value-type="float" office:value="19.5351">
                <text:p>19.5351</text:p>
              </table:table-cell>
              <table:table-cell office:value-type="float" office:value="28.0284732">
                <text:p>28.0284732</text:p>
              </table:table-cell>
              <table:table-cell office:value-type="float" office:value="56.8544244503172">
                <text:p>56.8544244503172</text:p>
              </table:table-cell>
            </table:table-row>
            <table:table-row>
              <table:table-cell office:value-type="float" office:value="11500">
                <text:p>11500</text:p>
              </table:table-cell>
              <table:table-cell office:value-type="float" office:value="19.9366">
                <text:p>19.9366</text:p>
              </table:table-cell>
              <table:table-cell office:value-type="float" office:value="28.5223575">
                <text:p>28.5223575</text:p>
              </table:table-cell>
              <table:table-cell office:value-type="float" office:value="57.9103377510218">
                <text:p>57.9103377510218</text:p>
              </table:table-cell>
            </table:table-row>
            <table:table-row>
              <table:table-cell office:value-type="float" office:value="11600">
                <text:p>11600</text:p>
              </table:table-cell>
              <table:table-cell office:value-type="float" office:value="20.075">
                <text:p>20.075</text:p>
              </table:table-cell>
              <table:table-cell office:value-type="float" office:value="29.0205552">
                <text:p>29.0205552</text:p>
              </table:table-cell>
              <table:table-cell office:value-type="float" office:value="58.9764137172204">
                <text:p>58.9764137172204</text:p>
              </table:table-cell>
            </table:table-row>
            <table:table-row>
              <table:table-cell office:value-type="float" office:value="11700">
                <text:p>11700</text:p>
              </table:table-cell>
              <table:table-cell office:value-type="float" office:value="20.6752">
                <text:p>20.6752</text:p>
              </table:table-cell>
              <table:table-cell office:value-type="float" office:value="29.5230663">
                <text:p>29.5230663</text:p>
              </table:table-cell>
              <table:table-cell office:value-type="float" office:value="60.0526604585273">
                <text:p>60.0526604585273</text:p>
              </table:table-cell>
            </table:table-row>
            <table:table-row>
              <table:table-cell office:value-type="float" office:value="11800">
                <text:p>11800</text:p>
              </table:table-cell>
              <table:table-cell office:value-type="float" office:value="21.2967">
                <text:p>21.2967</text:p>
              </table:table-cell>
              <table:table-cell office:value-type="float" office:value="30.0298908">
                <text:p>30.0298908</text:p>
              </table:table-cell>
              <table:table-cell office:value-type="float" office:value="61.1390860149439">
                <text:p>61.1390860149439</text:p>
              </table:table-cell>
            </table:table-row>
            <table:table-row>
              <table:table-cell office:value-type="float" office:value="11900">
                <text:p>11900</text:p>
              </table:table-cell>
              <table:table-cell office:value-type="float" office:value="21.7233">
                <text:p>21.7233</text:p>
              </table:table-cell>
              <table:table-cell office:value-type="float" office:value="30.5410287">
                <text:p>30.5410287</text:p>
              </table:table-cell>
              <table:table-cell office:value-type="float" office:value="62.2356983580435">
                <text:p>62.2356983580435</text:p>
              </table:table-cell>
            </table:table-row>
            <table:table-row>
              <table:table-cell office:value-type="float" office:value="12000">
                <text:p>12000</text:p>
              </table:table-cell>
              <table:table-cell office:value-type="float" office:value="22.2469">
                <text:p>22.2469</text:p>
              </table:table-cell>
              <table:table-cell office:value-type="float" office:value="31.05648">
                <text:p>31.05648</text:p>
              </table:table-cell>
              <table:table-cell office:value-type="float" office:value="63.3425053921266">
                <text:p>63.3425053921266</text:p>
              </table:table-cell>
            </table:table-row>
            <table:table-row>
              <table:table-cell office:value-type="float" office:value="12100">
                <text:p>12100</text:p>
              </table:table-cell>
              <table:table-cell office:value-type="float" office:value="22.8813">
                <text:p>22.8813</text:p>
              </table:table-cell>
              <table:table-cell office:value-type="float" office:value="31.5762447">
                <text:p>31.5762447</text:p>
              </table:table-cell>
              <table:table-cell office:value-type="float" office:value="64.4595149553462">
                <text:p>64.4595149553462</text:p>
              </table:table-cell>
            </table:table-row>
            <table:table-row>
              <table:table-cell office:value-type="float" office:value="12200">
                <text:p>12200</text:p>
              </table:table-cell>
              <table:table-cell office:value-type="float" office:value="23.2029">
                <text:p>23.2029</text:p>
              </table:table-cell>
              <table:table-cell office:value-type="float" office:value="32.1003228">
                <text:p>32.1003228</text:p>
              </table:table-cell>
              <table:table-cell office:value-type="float" office:value="65.5867348208064">
                <text:p>65.5867348208064</text:p>
              </table:table-cell>
            </table:table-row>
            <table:table-row>
              <table:table-cell office:value-type="float" office:value="12300">
                <text:p>12300</text:p>
              </table:table-cell>
              <table:table-cell office:value-type="float" office:value="23.6382">
                <text:p>23.6382</text:p>
              </table:table-cell>
              <table:table-cell office:value-type="float" office:value="32.6287143">
                <text:p>32.6287143</text:p>
              </table:table-cell>
              <table:table-cell office:value-type="float" office:value="66.7241726976329">
                <text:p>66.7241726976329</text:p>
              </table:table-cell>
            </table:table-row>
            <table:table-row>
              <table:table-cell office:value-type="float" office:value="12400">
                <text:p>12400</text:p>
              </table:table-cell>
              <table:table-cell office:value-type="float" office:value="24.9913">
                <text:p>24.9913</text:p>
              </table:table-cell>
              <table:table-cell office:value-type="float" office:value="33.1614192">
                <text:p>33.1614192</text:p>
              </table:table-cell>
              <table:table-cell office:value-type="float" office:value="67.8718362320177">
                <text:p>67.8718362320177</text:p>
              </table:table-cell>
            </table:table-row>
            <table:table-row>
              <table:table-cell office:value-type="float" office:value="12500">
                <text:p>12500</text:p>
              </table:table-cell>
              <table:table-cell office:value-type="float" office:value="25.4465">
                <text:p>25.4465</text:p>
              </table:table-cell>
              <table:table-cell office:value-type="float" office:value="33.6984375">
                <text:p>33.6984375</text:p>
              </table:table-cell>
              <table:table-cell office:value-type="float" office:value="69.0297330082381">
                <text:p>69.0297330082381</text:p>
              </table:table-cell>
            </table:table-row>
            <table:table-row>
              <table:table-cell office:value-type="float" office:value="12600">
                <text:p>12600</text:p>
              </table:table-cell>
              <table:table-cell office:value-type="float" office:value="25.756">
                <text:p>25.756</text:p>
              </table:table-cell>
              <table:table-cell office:value-type="float" office:value="34.2397692">
                <text:p>34.2397692</text:p>
              </table:table-cell>
              <table:table-cell office:value-type="float" office:value="70.1978705496518">
                <text:p>70.1978705496518</text:p>
              </table:table-cell>
            </table:table-row>
            <table:table-row>
              <table:table-cell office:value-type="float" office:value="12700">
                <text:p>12700</text:p>
              </table:table-cell>
              <table:table-cell office:value-type="float" office:value="26.3546">
                <text:p>26.3546</text:p>
              </table:table-cell>
              <table:table-cell office:value-type="float" office:value="34.7854143">
                <text:p>34.7854143</text:p>
              </table:table-cell>
              <table:table-cell office:value-type="float" office:value="71.3762563196673">
                <text:p>71.3762563196673</text:p>
              </table:table-cell>
            </table:table-row>
            <table:table-row>
              <table:table-cell office:value-type="float" office:value="12800">
                <text:p>12800</text:p>
              </table:table-cell>
              <table:table-cell office:value-type="float" office:value="27.223">
                <text:p>27.223</text:p>
              </table:table-cell>
              <table:table-cell office:value-type="float" office:value="35.3353728">
                <text:p>35.3353728</text:p>
              </table:table-cell>
              <table:table-cell office:value-type="float" office:value="72.5648977226921">
                <text:p>72.5648977226921</text:p>
              </table:table-cell>
            </table:table-row>
            <table:table-row>
              <table:table-cell office:value-type="float" office:value="12900">
                <text:p>12900</text:p>
              </table:table-cell>
              <table:table-cell office:value-type="float" office:value="27.8766">
                <text:p>27.8766</text:p>
              </table:table-cell>
              <table:table-cell office:value-type="float" office:value="35.8896447">
                <text:p>35.8896447</text:p>
              </table:table-cell>
              <table:table-cell office:value-type="float" office:value="73.763802105058">
                <text:p>73.763802105058</text:p>
              </table:table-cell>
            </table:table-row>
            <table:table-row>
              <table:table-cell office:value-type="float" office:value="13000">
                <text:p>13000</text:p>
              </table:table-cell>
              <table:table-cell office:value-type="float" office:value="31.2373">
                <text:p>31.2373</text:p>
              </table:table-cell>
              <table:table-cell office:value-type="float" office:value="36.44823">
                <text:p>36.44823</text:p>
              </table:table-cell>
              <table:table-cell office:value-type="float" office:value="74.9729767559253">
                <text:p>74.9729767559253</text:p>
              </table:table-cell>
            </table:table-row>
            <table:table-row>
              <table:table-cell office:value-type="float" office:value="13100">
                <text:p>13100</text:p>
              </table:table-cell>
              <table:table-cell office:value-type="float" office:value="28.1954">
                <text:p>28.1954</text:p>
              </table:table-cell>
              <table:table-cell office:value-type="float" office:value="37.0111287">
                <text:p>37.0111287</text:p>
              </table:table-cell>
              <table:table-cell office:value-type="float" office:value="76.1924289081656">
                <text:p>76.1924289081656</text:p>
              </table:table-cell>
            </table:table-row>
            <table:table-row>
              <table:table-cell office:value-type="float" office:value="13200">
                <text:p>13200</text:p>
              </table:table-cell>
              <table:table-cell office:value-type="float" office:value="30.7813">
                <text:p>30.7813</text:p>
              </table:table-cell>
              <table:table-cell office:value-type="float" office:value="37.5783408">
                <text:p>37.5783408</text:p>
              </table:table-cell>
              <table:table-cell office:value-type="float" office:value="77.4221657392246">
                <text:p>77.4221657392246</text:p>
              </table:table-cell>
            </table:table-row>
            <table:table-row>
              <table:table-cell office:value-type="float" office:value="13300">
                <text:p>13300</text:p>
              </table:table-cell>
              <table:table-cell office:value-type="float" office:value="31.5316">
                <text:p>31.5316</text:p>
              </table:table-cell>
              <table:table-cell office:value-type="float" office:value="38.1498663">
                <text:p>38.1498663</text:p>
              </table:table-cell>
              <table:table-cell office:value-type="float" office:value="78.662194371965">
                <text:p>78.662194371965</text:p>
              </table:table-cell>
            </table:table-row>
            <table:table-row>
              <table:table-cell office:value-type="float" office:value="13400">
                <text:p>13400</text:p>
              </table:table-cell>
              <table:table-cell office:value-type="float" office:value="32.3059">
                <text:p>32.3059</text:p>
              </table:table-cell>
              <table:table-cell office:value-type="float" office:value="38.7257052">
                <text:p>38.7257052</text:p>
              </table:table-cell>
              <table:table-cell office:value-type="float" office:value="79.9125218754905">
                <text:p>79.9125218754905</text:p>
              </table:table-cell>
            </table:table-row>
            <table:table-row>
              <table:table-cell office:value-type="float" office:value="13500">
                <text:p>13500</text:p>
              </table:table-cell>
              <table:table-cell office:value-type="float" office:value="32.0988">
                <text:p>32.0988</text:p>
              </table:table-cell>
              <table:table-cell office:value-type="float" office:value="39.3058575">
                <text:p>39.3058575</text:p>
              </table:table-cell>
              <table:table-cell office:value-type="float" office:value="81.1731552659513">
                <text:p>81.1731552659513</text:p>
              </table:table-cell>
            </table:table-row>
            <table:table-row>
              <table:table-cell office:value-type="float" office:value="13600">
                <text:p>13600</text:p>
              </table:table-cell>
              <table:table-cell office:value-type="float" office:value="32.9373">
                <text:p>32.9373</text:p>
              </table:table-cell>
              <table:table-cell office:value-type="float" office:value="39.8903232">
                <text:p>39.8903232</text:p>
              </table:table-cell>
              <table:table-cell office:value-type="float" office:value="82.4441015073316">
                <text:p>82.4441015073316</text:p>
              </table:table-cell>
            </table:table-row>
            <table:table-row>
              <table:table-cell office:value-type="float" office:value="13700">
                <text:p>13700</text:p>
              </table:table-cell>
              <table:table-cell office:value-type="float" office:value="33.0447">
                <text:p>33.0447</text:p>
              </table:table-cell>
              <table:table-cell office:value-type="float" office:value="40.4791023">
                <text:p>40.4791023</text:p>
              </table:table-cell>
              <table:table-cell office:value-type="float" office:value="83.7253675122191">
                <text:p>83.7253675122191</text:p>
              </table:table-cell>
            </table:table-row>
            <table:table-row>
              <table:table-cell office:value-type="float" office:value="13800">
                <text:p>13800</text:p>
              </table:table-cell>
              <table:table-cell office:value-type="float" office:value="34.2728">
                <text:p>34.2728</text:p>
              </table:table-cell>
              <table:table-cell office:value-type="float" office:value="41.0721948">
                <text:p>41.0721948</text:p>
              </table:table-cell>
              <table:table-cell office:value-type="float" office:value="85.0169601425588">
                <text:p>85.0169601425588</text:p>
              </table:table-cell>
            </table:table-row>
            <table:table-row>
              <table:table-cell office:value-type="float" office:value="13900">
                <text:p>13900</text:p>
              </table:table-cell>
              <table:table-cell office:value-type="float" office:value="34.3994">
                <text:p>34.3994</text:p>
              </table:table-cell>
              <table:table-cell office:value-type="float" office:value="41.6696007">
                <text:p>41.6696007</text:p>
              </table:table-cell>
              <table:table-cell office:value-type="float" office:value="86.3188862103892">
                <text:p>86.3188862103892</text:p>
              </table:table-cell>
            </table:table-row>
            <table:table-row>
              <table:table-cell office:value-type="float" office:value="14000">
                <text:p>14000</text:p>
              </table:table-cell>
              <table:table-cell office:value-type="float" office:value="36.8151">
                <text:p>36.8151</text:p>
              </table:table-cell>
              <table:table-cell office:value-type="float" office:value="42.27132">
                <text:p>42.27132</text:p>
              </table:table-cell>
              <table:table-cell office:value-type="float" office:value="87.6311524785631">
                <text:p>87.6311524785631</text:p>
              </table:table-cell>
            </table:table-row>
            <table:table-row>
              <table:table-cell office:value-type="float" office:value="14100">
                <text:p>14100</text:p>
              </table:table-cell>
              <table:table-cell office:value-type="float" office:value="37.6431">
                <text:p>37.6431</text:p>
              </table:table-cell>
              <table:table-cell office:value-type="float" office:value="42.8773527">
                <text:p>42.8773527</text:p>
              </table:table-cell>
              <table:table-cell office:value-type="float" office:value="88.9537656614529">
                <text:p>88.9537656614529</text:p>
              </table:table-cell>
            </table:table-row>
            <table:table-row>
              <table:table-cell office:value-type="float" office:value="14200">
                <text:p>14200</text:p>
              </table:table-cell>
              <table:table-cell office:value-type="float" office:value="37.9669">
                <text:p>37.9669</text:p>
              </table:table-cell>
              <table:table-cell office:value-type="float" office:value="43.4876988">
                <text:p>43.4876988</text:p>
              </table:table-cell>
              <table:table-cell office:value-type="float" office:value="90.2867324256405">
                <text:p>90.2867324256405</text:p>
              </table:table-cell>
            </table:table-row>
            <table:table-row>
              <table:table-cell office:value-type="float" office:value="14300">
                <text:p>14300</text:p>
              </table:table-cell>
              <table:table-cell office:value-type="float" office:value="39.3878">
                <text:p>39.3878</text:p>
              </table:table-cell>
              <table:table-cell office:value-type="float" office:value="44.1023583">
                <text:p>44.1023583</text:p>
              </table:table-cell>
              <table:table-cell office:value-type="float" office:value="91.6300593905932">
                <text:p>91.6300593905932</text:p>
              </table:table-cell>
            </table:table-row>
            <table:table-row>
              <table:table-cell office:value-type="float" office:value="14400">
                <text:p>14400</text:p>
              </table:table-cell>
              <table:table-cell office:value-type="float" office:value="41.735">
                <text:p>41.735</text:p>
              </table:table-cell>
              <table:table-cell office:value-type="float" office:value="44.7213312">
                <text:p>44.7213312</text:p>
              </table:table-cell>
              <table:table-cell office:value-type="float" office:value="92.9837531293245">
                <text:p>92.9837531293245</text:p>
              </table:table-cell>
            </table:table-row>
            <table:table-row>
              <table:table-cell office:value-type="float" office:value="14500">
                <text:p>14500</text:p>
              </table:table-cell>
              <table:table-cell office:value-type="float" office:value="40.1266">
                <text:p>40.1266</text:p>
              </table:table-cell>
              <table:table-cell office:value-type="float" office:value="45.3446175">
                <text:p>45.3446175</text:p>
              </table:table-cell>
              <table:table-cell office:value-type="float" office:value="94.347820169042">
                <text:p>94.347820169042</text:p>
              </table:table-cell>
            </table:table-row>
            <table:table-row>
              <table:table-cell office:value-type="float" office:value="14600">
                <text:p>14600</text:p>
              </table:table-cell>
              <table:table-cell office:value-type="float" office:value="39.3473">
                <text:p>39.3473</text:p>
              </table:table-cell>
              <table:table-cell office:value-type="float" office:value="45.9722172">
                <text:p>45.9722172</text:p>
              </table:table-cell>
              <table:table-cell office:value-type="float" office:value="95.7222669917812">
                <text:p>95.7222669917812</text:p>
              </table:table-cell>
            </table:table-row>
            <table:table-row>
              <table:table-cell office:value-type="float" office:value="14700">
                <text:p>14700</text:p>
              </table:table-cell>
              <table:table-cell office:value-type="float" office:value="40.1441">
                <text:p>40.1441</text:p>
              </table:table-cell>
              <table:table-cell office:value-type="float" office:value="46.6041303">
                <text:p>46.6041303</text:p>
              </table:table-cell>
              <table:table-cell office:value-type="float" office:value="97.1071000350264">
                <text:p>97.1071000350264</text:p>
              </table:table-cell>
            </table:table-row>
            <table:table-row>
              <table:table-cell office:value-type="float" office:value="14800">
                <text:p>14800</text:p>
              </table:table-cell>
              <table:table-cell office:value-type="float" office:value="41.3431">
                <text:p>41.3431</text:p>
              </table:table-cell>
              <table:table-cell office:value-type="float" office:value="47.2403568">
                <text:p>47.2403568</text:p>
              </table:table-cell>
              <table:table-cell office:value-type="float" office:value="98.5023256923189">
                <text:p>98.5023256923189</text:p>
              </table:table-cell>
            </table:table-row>
            <table:table-row>
              <table:table-cell office:value-type="float" office:value="14900">
                <text:p>14900</text:p>
              </table:table-cell>
              <table:table-cell office:value-type="float" office:value="42.4542">
                <text:p>42.4542</text:p>
              </table:table-cell>
              <table:table-cell office:value-type="float" office:value="47.8808967">
                <text:p>47.8808967</text:p>
              </table:table-cell>
              <table:table-cell office:value-type="float" office:value="99.9079503138533">
                <text:p>99.9079503138533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42.6058">
                <text:p>42.6058</text:p>
              </table:table-cell>
              <table:table-cell office:value-type="float" office:value="48.52575">
                <text:p>48.52575</text:p>
              </table:table-cell>
              <table:table-cell office:value-type="float" office:value="101.323980207061">
                <text:p>101.323980207061</text:p>
              </table:table-cell>
            </table:table-row>
            <table:table-row>
              <table:table-cell office:value-type="float" office:value="15100">
                <text:p>15100</text:p>
              </table:table-cell>
              <table:table-cell office:value-type="float" office:value="44.4109">
                <text:p>44.4109</text:p>
              </table:table-cell>
              <table:table-cell office:value-type="float" office:value="49.1749167">
                <text:p>49.1749167</text:p>
              </table:table-cell>
              <table:table-cell office:value-type="float" office:value="102.750421637181">
                <text:p>102.750421637181</text:p>
              </table:table-cell>
            </table:table-row>
            <table:table-row>
              <table:table-cell office:value-type="float" office:value="15200">
                <text:p>15200</text:p>
              </table:table-cell>
              <table:table-cell office:value-type="float" office:value="45.75">
                <text:p>45.75</text:p>
              </table:table-cell>
              <table:table-cell office:value-type="float" office:value="49.8283968">
                <text:p>49.8283968</text:p>
              </table:table-cell>
              <table:table-cell office:value-type="float" office:value="104.187280827824">
                <text:p>104.187280827824</text:p>
              </table:table-cell>
            </table:table-row>
            <table:table-row>
              <table:table-cell office:value-type="float" office:value="15300">
                <text:p>15300</text:p>
              </table:table-cell>
              <table:table-cell office:value-type="float" office:value="47.4551">
                <text:p>47.4551</text:p>
              </table:table-cell>
              <table:table-cell office:value-type="float" office:value="50.4861903">
                <text:p>50.4861903</text:p>
              </table:table-cell>
              <table:table-cell office:value-type="float" office:value="105.634563961518">
                <text:p>105.634563961518</text:p>
              </table:table-cell>
            </table:table-row>
            <table:table-row>
              <table:table-cell office:value-type="float" office:value="15400">
                <text:p>15400</text:p>
              </table:table-cell>
              <table:table-cell office:value-type="float" office:value="48.401">
                <text:p>48.401</text:p>
              </table:table-cell>
              <table:table-cell office:value-type="float" office:value="51.1482972">
                <text:p>51.1482972</text:p>
              </table:table-cell>
              <table:table-cell office:value-type="float" office:value="107.092277180251">
                <text:p>107.092277180251</text:p>
              </table:table-cell>
            </table:table-row>
            <table:table-row>
              <table:table-cell office:value-type="float" office:value="15500">
                <text:p>15500</text:p>
              </table:table-cell>
              <table:table-cell office:value-type="float" office:value="52.1667">
                <text:p>52.1667</text:p>
              </table:table-cell>
              <table:table-cell office:value-type="float" office:value="51.8147175">
                <text:p>51.8147175</text:p>
              </table:table-cell>
              <table:table-cell office:value-type="float" office:value="108.560426585994">
                <text:p>108.560426585994</text:p>
              </table:table-cell>
            </table:table-row>
            <table:table-row>
              <table:table-cell office:value-type="float" office:value="15600">
                <text:p>15600</text:p>
              </table:table-cell>
              <table:table-cell office:value-type="float" office:value="52.4182">
                <text:p>52.4182</text:p>
              </table:table-cell>
              <table:table-cell office:value-type="float" office:value="52.4854512">
                <text:p>52.4854512</text:p>
              </table:table-cell>
              <table:table-cell office:value-type="float" office:value="110.039018241226">
                <text:p>110.039018241226</text:p>
              </table:table-cell>
            </table:table-row>
            <table:table-row>
              <table:table-cell office:value-type="float" office:value="15700">
                <text:p>15700</text:p>
              </table:table-cell>
              <table:table-cell office:value-type="float" office:value="52.8579">
                <text:p>52.8579</text:p>
              </table:table-cell>
              <table:table-cell office:value-type="float" office:value="53.1604983">
                <text:p>53.1604983</text:p>
              </table:table-cell>
              <table:table-cell office:value-type="float" office:value="111.528058169436">
                <text:p>111.528058169436</text:p>
              </table:table-cell>
            </table:table-row>
            <table:table-row>
              <table:table-cell office:value-type="float" office:value="15800">
                <text:p>15800</text:p>
              </table:table-cell>
              <table:table-cell office:value-type="float" office:value="53.0612">
                <text:p>53.0612</text:p>
              </table:table-cell>
              <table:table-cell office:value-type="float" office:value="53.8398588">
                <text:p>53.8398588</text:p>
              </table:table-cell>
              <table:table-cell office:value-type="float" office:value="113.027552355623">
                <text:p>113.027552355623</text:p>
              </table:table-cell>
            </table:table-row>
            <table:table-row>
              <table:table-cell office:value-type="float" office:value="15900">
                <text:p>15900</text:p>
              </table:table-cell>
              <table:table-cell office:value-type="float" office:value="54.5777">
                <text:p>54.5777</text:p>
              </table:table-cell>
              <table:table-cell office:value-type="float" office:value="54.5235327">
                <text:p>54.5235327</text:p>
              </table:table-cell>
              <table:table-cell office:value-type="float" office:value="114.537506746786">
                <text:p>114.537506746786</text:p>
              </table:table-cell>
            </table:table-row>
            <table:table-row>
              <table:table-cell office:value-type="float" office:value="16000">
                <text:p>16000</text:p>
              </table:table-cell>
              <table:table-cell office:value-type="float" office:value="54.9632">
                <text:p>54.9632</text:p>
              </table:table-cell>
              <table:table-cell office:value-type="float" office:value="55.21152">
                <text:p>55.21152</text:p>
              </table:table-cell>
              <table:table-cell office:value-type="float" office:value="116.057927252404">
                <text:p>116.057927252404</text:p>
              </table:table-cell>
            </table:table-row>
            <table:table-row>
              <table:table-cell office:value-type="float" office:value="16100">
                <text:p>16100</text:p>
              </table:table-cell>
              <table:table-cell office:value-type="float" office:value="56.8818">
                <text:p>56.8818</text:p>
              </table:table-cell>
              <table:table-cell office:value-type="float" office:value="55.9038207">
                <text:p>55.9038207</text:p>
              </table:table-cell>
              <table:table-cell office:value-type="float" office:value="117.588819744902">
                <text:p>117.588819744902</text:p>
              </table:table-cell>
            </table:table-row>
            <table:table-row>
              <table:table-cell office:value-type="float" office:value="16200">
                <text:p>16200</text:p>
              </table:table-cell>
              <table:table-cell office:value-type="float" office:value="55.7076">
                <text:p>55.7076</text:p>
              </table:table-cell>
              <table:table-cell office:value-type="float" office:value="56.6004348">
                <text:p>56.6004348</text:p>
              </table:table-cell>
              <table:table-cell office:value-type="float" office:value="119.130190060121">
                <text:p>119.130190060121</text:p>
              </table:table-cell>
            </table:table-row>
            <table:table-row>
              <table:table-cell office:value-type="float" office:value="16300">
                <text:p>16300</text:p>
              </table:table-cell>
              <table:table-cell office:value-type="float" office:value="61.001">
                <text:p>61.001</text:p>
              </table:table-cell>
              <table:table-cell office:value-type="float" office:value="57.3013623">
                <text:p>57.3013623</text:p>
              </table:table-cell>
              <table:table-cell office:value-type="float" office:value="120.68204399776">
                <text:p>120.68204399776</text:p>
              </table:table-cell>
            </table:table-row>
            <table:table-row>
              <table:table-cell office:value-type="float" office:value="16400">
                <text:p>16400</text:p>
              </table:table-cell>
              <table:table-cell office:value-type="float" office:value="61.9449">
                <text:p>61.9449</text:p>
              </table:table-cell>
              <table:table-cell office:value-type="float" office:value="58.0066032">
                <text:p>58.0066032</text:p>
              </table:table-cell>
              <table:table-cell office:value-type="float" office:value="122.244387321832">
                <text:p>122.244387321832</text:p>
              </table:table-cell>
            </table:table-row>
            <table:table-row>
              <table:table-cell office:value-type="float" office:value="16500">
                <text:p>16500</text:p>
              </table:table-cell>
              <table:table-cell office:value-type="float" office:value="63.8308">
                <text:p>63.8308</text:p>
              </table:table-cell>
              <table:table-cell office:value-type="float" office:value="58.7161575">
                <text:p>58.7161575</text:p>
              </table:table-cell>
              <table:table-cell office:value-type="float" office:value="123.817225761092">
                <text:p>123.817225761092</text:p>
              </table:table-cell>
            </table:table-row>
            <table:table-row>
              <table:table-cell office:value-type="float" office:value="16600">
                <text:p>16600</text:p>
              </table:table-cell>
              <table:table-cell office:value-type="float" office:value="66.0554">
                <text:p>66.0554</text:p>
              </table:table-cell>
              <table:table-cell office:value-type="float" office:value="59.4300252">
                <text:p>59.4300252</text:p>
              </table:table-cell>
              <table:table-cell office:value-type="float" office:value="125.400565009472">
                <text:p>125.400565009472</text:p>
              </table:table-cell>
            </table:table-row>
            <table:table-row>
              <table:table-cell office:value-type="float" office:value="16700">
                <text:p>16700</text:p>
              </table:table-cell>
              <table:table-cell office:value-type="float" office:value="66.1926">
                <text:p>66.1926</text:p>
              </table:table-cell>
              <table:table-cell office:value-type="float" office:value="60.1482063">
                <text:p>60.1482063</text:p>
              </table:table-cell>
              <table:table-cell office:value-type="float" office:value="126.994410726496">
                <text:p>126.994410726496</text:p>
              </table:table-cell>
            </table:table-row>
            <table:table-row>
              <table:table-cell office:value-type="float" office:value="16800">
                <text:p>16800</text:p>
              </table:table-cell>
              <table:table-cell office:value-type="float" office:value="65.7937">
                <text:p>65.7937</text:p>
              </table:table-cell>
              <table:table-cell office:value-type="float" office:value="60.8707008">
                <text:p>60.8707008</text:p>
              </table:table-cell>
              <table:table-cell office:value-type="float" office:value="128.598768537699">
                <text:p>128.598768537699</text:p>
              </table:table-cell>
            </table:table-row>
            <table:table-row>
              <table:table-cell office:value-type="float" office:value="16900">
                <text:p>16900</text:p>
              </table:table-cell>
              <table:table-cell office:value-type="float" office:value="64.1275">
                <text:p>64.1275</text:p>
              </table:table-cell>
              <table:table-cell office:value-type="float" office:value="61.5975087">
                <text:p>61.5975087</text:p>
              </table:table-cell>
              <table:table-cell office:value-type="float" office:value="130.213644035028">
                <text:p>130.213644035028</text:p>
              </table:table-cell>
            </table:table-row>
            <table:table-row>
              <table:table-cell office:value-type="float" office:value="17000">
                <text:p>17000</text:p>
              </table:table-cell>
              <table:table-cell office:value-type="float" office:value="71.5255">
                <text:p>71.5255</text:p>
              </table:table-cell>
              <table:table-cell office:value-type="float" office:value="62.32863">
                <text:p>62.32863</text:p>
              </table:table-cell>
              <table:table-cell office:value-type="float" office:value="131.839042777243">
                <text:p>131.839042777243</text:p>
              </table:table-cell>
            </table:table-row>
            <table:table-row>
              <table:table-cell office:value-type="float" office:value="17100">
                <text:p>17100</text:p>
              </table:table-cell>
              <table:table-cell office:value-type="float" office:value="72.1721">
                <text:p>72.1721</text:p>
              </table:table-cell>
              <table:table-cell office:value-type="float" office:value="63.0640647">
                <text:p>63.0640647</text:p>
              </table:table-cell>
              <table:table-cell office:value-type="float" office:value="133.47497029031">
                <text:p>133.47497029031</text:p>
              </table:table-cell>
            </table:table-row>
            <table:table-row>
              <table:table-cell office:value-type="float" office:value="17200">
                <text:p>17200</text:p>
              </table:table-cell>
              <table:table-cell office:value-type="float" office:value="69.2812">
                <text:p>69.2812</text:p>
              </table:table-cell>
              <table:table-cell office:value-type="float" office:value="63.8038128">
                <text:p>63.8038128</text:p>
              </table:table-cell>
              <table:table-cell office:value-type="float" office:value="135.121432067782">
                <text:p>135.121432067782</text:p>
              </table:table-cell>
            </table:table-row>
            <table:table-row>
              <table:table-cell office:value-type="float" office:value="17300">
                <text:p>17300</text:p>
              </table:table-cell>
              <table:table-cell office:value-type="float" office:value="70.6334">
                <text:p>70.6334</text:p>
              </table:table-cell>
              <table:table-cell office:value-type="float" office:value="64.5478743">
                <text:p>64.5478743</text:p>
              </table:table-cell>
              <table:table-cell office:value-type="float" office:value="136.778433571181">
                <text:p>136.778433571181</text:p>
              </table:table-cell>
            </table:table-row>
            <table:table-row>
              <table:table-cell office:value-type="float" office:value="17400">
                <text:p>17400</text:p>
              </table:table-cell>
              <table:table-cell office:value-type="float" office:value="71.4821">
                <text:p>71.4821</text:p>
              </table:table-cell>
              <table:table-cell office:value-type="float" office:value="65.2962492">
                <text:p>65.2962492</text:p>
              </table:table-cell>
              <table:table-cell office:value-type="float" office:value="138.445980230367">
                <text:p>138.445980230367</text:p>
              </table:table-cell>
            </table:table-row>
            <table:table-row>
              <table:table-cell office:value-type="float" office:value="17500">
                <text:p>17500</text:p>
              </table:table-cell>
              <table:table-cell office:value-type="float" office:value="72.1726">
                <text:p>72.1726</text:p>
              </table:table-cell>
              <table:table-cell office:value-type="float" office:value="66.0489375">
                <text:p>66.0489375</text:p>
              </table:table-cell>
              <table:table-cell office:value-type="float" office:value="140.124077443902">
                <text:p>140.124077443902</text:p>
              </table:table-cell>
            </table:table-row>
            <table:table-row>
              <table:table-cell office:value-type="float" office:value="17600">
                <text:p>17600</text:p>
              </table:table-cell>
              <table:table-cell office:value-type="float" office:value="74.2612">
                <text:p>74.2612</text:p>
              </table:table-cell>
              <table:table-cell office:value-type="float" office:value="66.8059392">
                <text:p>66.8059392</text:p>
              </table:table-cell>
              <table:table-cell office:value-type="float" office:value="141.812730579411">
                <text:p>141.812730579411</text:p>
              </table:table-cell>
            </table:table-row>
            <table:table-row>
              <table:table-cell office:value-type="float" office:value="17700">
                <text:p>17700</text:p>
              </table:table-cell>
              <table:table-cell office:value-type="float" office:value="76.227">
                <text:p>76.227</text:p>
              </table:table-cell>
              <table:table-cell office:value-type="float" office:value="67.5672543">
                <text:p>67.5672543</text:p>
              </table:table-cell>
              <table:table-cell office:value-type="float" office:value="143.511944973935">
                <text:p>143.511944973935</text:p>
              </table:table-cell>
            </table:table-row>
            <table:table-row>
              <table:table-cell office:value-type="float" office:value="17800">
                <text:p>17800</text:p>
              </table:table-cell>
              <table:table-cell office:value-type="float" office:value="76.6636">
                <text:p>76.6636</text:p>
              </table:table-cell>
              <table:table-cell office:value-type="float" office:value="68.3328828">
                <text:p>68.3328828</text:p>
              </table:table-cell>
              <table:table-cell office:value-type="float" office:value="145.221725934275">
                <text:p>145.221725934275</text:p>
              </table:table-cell>
            </table:table-row>
            <table:table-row>
              <table:table-cell office:value-type="float" office:value="17900">
                <text:p>17900</text:p>
              </table:table-cell>
              <table:table-cell office:value-type="float" office:value="77.9778">
                <text:p>77.9778</text:p>
              </table:table-cell>
              <table:table-cell office:value-type="float" office:value="69.1028247">
                <text:p>69.1028247</text:p>
              </table:table-cell>
              <table:table-cell office:value-type="float" office:value="146.942078737334">
                <text:p>146.942078737334</text:p>
              </table:table-cell>
            </table:table-row>
            <table:table-row>
              <table:table-cell office:value-type="float" office:value="18000">
                <text:p>18000</text:p>
              </table:table-cell>
              <table:table-cell office:value-type="float" office:value="79.441">
                <text:p>79.441</text:p>
              </table:table-cell>
              <table:table-cell office:value-type="float" office:value="69.87708">
                <text:p>69.87708</text:p>
              </table:table-cell>
              <table:table-cell office:value-type="float" office:value="148.673008630452">
                <text:p>148.673008630452</text:p>
              </table:table-cell>
            </table:table-row>
            <table:table-row>
              <table:table-cell office:value-type="float" office:value="18100">
                <text:p>18100</text:p>
              </table:table-cell>
              <table:table-cell office:value-type="float" office:value="79.8316">
                <text:p>79.8316</text:p>
              </table:table-cell>
              <table:table-cell office:value-type="float" office:value="70.6556487">
                <text:p>70.6556487</text:p>
              </table:table-cell>
              <table:table-cell office:value-type="float" office:value="150.414520831737">
                <text:p>150.414520831737</text:p>
              </table:table-cell>
            </table:table-row>
            <table:table-row>
              <table:table-cell office:value-type="float" office:value="18200">
                <text:p>18200</text:p>
              </table:table-cell>
              <table:table-cell office:value-type="float" office:value="81.1877">
                <text:p>81.1877</text:p>
              </table:table-cell>
              <table:table-cell office:value-type="float" office:value="71.4385308">
                <text:p>71.4385308</text:p>
              </table:table-cell>
              <table:table-cell office:value-type="float" office:value="152.166620530385">
                <text:p>152.166620530385</text:p>
              </table:table-cell>
            </table:table-row>
            <table:table-row>
              <table:table-cell office:value-type="float" office:value="18300">
                <text:p>18300</text:p>
              </table:table-cell>
              <table:table-cell office:value-type="float" office:value="83.6588">
                <text:p>83.6588</text:p>
              </table:table-cell>
              <table:table-cell office:value-type="float" office:value="72.2257263">
                <text:p>72.2257263</text:p>
              </table:table-cell>
              <table:table-cell office:value-type="float" office:value="153.929312887003">
                <text:p>153.929312887003</text:p>
              </table:table-cell>
            </table:table-row>
            <table:table-row>
              <table:table-cell office:value-type="float" office:value="18400">
                <text:p>18400</text:p>
              </table:table-cell>
              <table:table-cell office:value-type="float" office:value="85.6316">
                <text:p>85.6316</text:p>
              </table:table-cell>
              <table:table-cell office:value-type="float" office:value="73.0172352">
                <text:p>73.0172352</text:p>
              </table:table-cell>
              <table:table-cell office:value-type="float" office:value="155.70260303392">
                <text:p>155.70260303392</text:p>
              </table:table-cell>
            </table:table-row>
            <table:table-row>
              <table:table-cell office:value-type="float" office:value="18500">
                <text:p>18500</text:p>
              </table:table-cell>
              <table:table-cell office:value-type="float" office:value="87.2339">
                <text:p>87.2339</text:p>
              </table:table-cell>
              <table:table-cell office:value-type="float" office:value="73.8130575">
                <text:p>73.8130575</text:p>
              </table:table-cell>
              <table:table-cell office:value-type="float" office:value="157.486496075493">
                <text:p>157.486496075493</text:p>
              </table:table-cell>
            </table:table-row>
            <table:table-row>
              <table:table-cell office:value-type="float" office:value="18600">
                <text:p>18600</text:p>
              </table:table-cell>
              <table:table-cell office:value-type="float" office:value="87.8123">
                <text:p>87.8123</text:p>
              </table:table-cell>
              <table:table-cell office:value-type="float" office:value="74.6131932">
                <text:p>74.6131932</text:p>
              </table:table-cell>
              <table:table-cell office:value-type="float" office:value="159.280997088416">
                <text:p>159.280997088416</text:p>
              </table:table-cell>
            </table:table-row>
            <table:table-row>
              <table:table-cell office:value-type="float" office:value="18700">
                <text:p>18700</text:p>
              </table:table-cell>
              <table:table-cell office:value-type="float" office:value="88.7372">
                <text:p>88.7372</text:p>
              </table:table-cell>
              <table:table-cell office:value-type="float" office:value="75.4176423">
                <text:p>75.4176423</text:p>
              </table:table-cell>
              <table:table-cell office:value-type="float" office:value="161.086111122014">
                <text:p>161.086111122014</text:p>
              </table:table-cell>
            </table:table-row>
            <table:table-row>
              <table:table-cell office:value-type="float" office:value="18800">
                <text:p>18800</text:p>
              </table:table-cell>
              <table:table-cell office:value-type="float" office:value="92.5638">
                <text:p>92.5638</text:p>
              </table:table-cell>
              <table:table-cell office:value-type="float" office:value="76.2264048">
                <text:p>76.2264048</text:p>
              </table:table-cell>
              <table:table-cell office:value-type="float" office:value="162.901843198535">
                <text:p>162.901843198535</text:p>
              </table:table-cell>
            </table:table-row>
            <table:table-row>
              <table:table-cell office:value-type="float" office:value="18900">
                <text:p>18900</text:p>
              </table:table-cell>
              <table:table-cell office:value-type="float" office:value="91.7052">
                <text:p>91.7052</text:p>
              </table:table-cell>
              <table:table-cell office:value-type="float" office:value="77.0394807">
                <text:p>77.0394807</text:p>
              </table:table-cell>
              <table:table-cell office:value-type="float" office:value="164.728198313446">
                <text:p>164.728198313446</text:p>
              </table:table-cell>
            </table:table-row>
            <table:table-row>
              <table:table-cell office:value-type="float" office:value="19000">
                <text:p>19000</text:p>
              </table:table-cell>
              <table:table-cell office:value-type="float" office:value="94.3472">
                <text:p>94.3472</text:p>
              </table:table-cell>
              <table:table-cell office:value-type="float" office:value="77.85687">
                <text:p>77.85687</text:p>
              </table:table-cell>
              <table:table-cell office:value-type="float" office:value="166.565181435708">
                <text:p>166.565181435708</text:p>
              </table:table-cell>
            </table:table-row>
            <table:table-row>
              <table:table-cell office:value-type="float" office:value="19100">
                <text:p>19100</text:p>
              </table:table-cell>
              <table:table-cell office:value-type="float" office:value="95.3011">
                <text:p>95.3011</text:p>
              </table:table-cell>
              <table:table-cell office:value-type="float" office:value="78.6785727">
                <text:p>78.6785727</text:p>
              </table:table-cell>
              <table:table-cell office:value-type="float" office:value="168.412797508063">
                <text:p>168.412797508063</text:p>
              </table:table-cell>
            </table:table-row>
            <table:table-row>
              <table:table-cell office:value-type="float" office:value="19200">
                <text:p>19200</text:p>
              </table:table-cell>
              <table:table-cell office:value-type="float" office:value="96.4369">
                <text:p>96.4369</text:p>
              </table:table-cell>
              <table:table-cell office:value-type="float" office:value="79.5045888">
                <text:p>79.5045888</text:p>
              </table:table-cell>
              <table:table-cell office:value-type="float" office:value="170.271051447305">
                <text:p>170.271051447305</text:p>
              </table:table-cell>
            </table:table-row>
            <table:table-row>
              <table:table-cell office:value-type="float" office:value="19300">
                <text:p>19300</text:p>
              </table:table-cell>
              <table:table-cell office:value-type="float" office:value="105.281">
                <text:p>105.281</text:p>
              </table:table-cell>
              <table:table-cell office:value-type="float" office:value="80.3349183">
                <text:p>80.3349183</text:p>
              </table:table-cell>
              <table:table-cell office:value-type="float" office:value="172.139948144554">
                <text:p>172.139948144554</text:p>
              </table:table-cell>
            </table:table-row>
            <table:table-row>
              <table:table-cell office:value-type="float" office:value="19400">
                <text:p>19400</text:p>
              </table:table-cell>
              <table:table-cell office:value-type="float" office:value="105.604">
                <text:p>105.604</text:p>
              </table:table-cell>
              <table:table-cell office:value-type="float" office:value="81.1695612">
                <text:p>81.1695612</text:p>
              </table:table-cell>
              <table:table-cell office:value-type="float" office:value="174.019492465519">
                <text:p>174.019492465519</text:p>
              </table:table-cell>
            </table:table-row>
            <table:table-row>
              <table:table-cell office:value-type="float" office:value="19500">
                <text:p>19500</text:p>
              </table:table-cell>
              <table:table-cell office:value-type="float" office:value="106.108">
                <text:p>106.108</text:p>
              </table:table-cell>
              <table:table-cell office:value-type="float" office:value="82.0085175">
                <text:p>82.0085175</text:p>
              </table:table-cell>
              <table:table-cell office:value-type="float" office:value="175.909689250764">
                <text:p>175.909689250764</text:p>
              </table:table-cell>
            </table:table-row>
            <table:table-row>
              <table:table-cell office:value-type="float" office:value="19600">
                <text:p>19600</text:p>
              </table:table-cell>
              <table:table-cell office:value-type="float" office:value="109.194">
                <text:p>109.194</text:p>
              </table:table-cell>
              <table:table-cell office:value-type="float" office:value="82.8517872">
                <text:p>82.8517872</text:p>
              </table:table-cell>
              <table:table-cell office:value-type="float" office:value="177.810543315967">
                <text:p>177.810543315967</text:p>
              </table:table-cell>
            </table:table-row>
            <table:table-row>
              <table:table-cell office:value-type="float" office:value="19700">
                <text:p>19700</text:p>
              </table:table-cell>
              <table:table-cell office:value-type="float" office:value="104.669">
                <text:p>104.669</text:p>
              </table:table-cell>
              <table:table-cell office:value-type="float" office:value="83.6993703">
                <text:p>83.6993703</text:p>
              </table:table-cell>
              <table:table-cell office:value-type="float" office:value="179.722059452171">
                <text:p>179.722059452171</text:p>
              </table:table-cell>
            </table:table-row>
            <table:table-row>
              <table:table-cell office:value-type="float" office:value="19800">
                <text:p>19800</text:p>
              </table:table-cell>
              <table:table-cell office:value-type="float" office:value="107.215">
                <text:p>107.215</text:p>
              </table:table-cell>
              <table:table-cell office:value-type="float" office:value="84.5512668">
                <text:p>84.5512668</text:p>
              </table:table-cell>
              <table:table-cell office:value-type="float" office:value="181.644242426038">
                <text:p>181.644242426038</text:p>
              </table:table-cell>
            </table:table-row>
            <table:table-row>
              <table:table-cell office:value-type="float" office:value="19900">
                <text:p>19900</text:p>
              </table:table-cell>
              <table:table-cell office:value-type="float" office:value="110.5">
                <text:p>110.5</text:p>
              </table:table-cell>
              <table:table-cell office:value-type="float" office:value="85.4074767">
                <text:p>85.4074767</text:p>
              </table:table-cell>
              <table:table-cell office:value-type="float" office:value="183.577096980093">
                <text:p>183.577096980093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115.575">
                <text:p>115.575</text:p>
              </table:table-cell>
              <table:table-cell office:value-type="float" office:value="86.268">
                <text:p>86.268</text:p>
              </table:table-cell>
              <table:table-cell office:value-type="float" office:value="185.52062783297">
                <text:p>185.5206278329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